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5.075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276cm"/>
    </style:style>
    <style:style style:name="co16" style:family="table-column">
      <style:table-column-properties fo:break-before="auto" style:column-width="2.787cm"/>
    </style:style>
    <style:style style:name="co17" style:family="table-column">
      <style:table-column-properties fo:break-before="auto" style:column-width="3.903cm"/>
    </style:style>
    <style:style style:name="co18" style:family="table-column">
      <style:table-column-properties fo:break-before="auto" style:column-width="4.094cm"/>
    </style:style>
    <style:style style:name="co19" style:family="table-column">
      <style:table-column-properties fo:break-before="auto" style:column-width="4.23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ackground-color="#81d41a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11">
      <style:table-cell-properties fo:border-bottom="none" fo:background-color="#ff4000" fo:border-left="0.99pt solid #000000" fo:border-right="none" fo:border-top="0.99pt solid #000000"/>
    </style:style>
    <style:style style:name="ce3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11">
      <style:table-cell-properties fo:border-bottom="none" fo:background-color="#81d41a" fo:border-left="0.99pt solid #000000" fo:border-right="none" fo:border-top="none"/>
    </style:style>
    <style:style style:name="ce39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11">
      <style:table-cell-properties fo:border-bottom="none" fo:background-color="#ff4000" fo:border-left="none" fo:border-right="none" fo:border-top="0.99pt solid #000000"/>
    </style:style>
    <style:style style:name="ce44" style:family="table-cell" style:parent-style-name="Pivot_20_Table_20_Value" style:data-style-name="N11"/>
    <style:style style:name="ce45" style:family="table-cell" style:parent-style-name="Pivot_20_Table_20_Value" style:data-style-name="N11">
      <style:table-cell-properties fo:background-color="#81d41a"/>
    </style:style>
    <style:style style:name="ce46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Default" style:data-style-name="N2"/>
    <style:style style:name="ce52" style:family="table-cell" style:parent-style-name="Pivot_20_Table_20_Value" style:data-style-name="N2">
      <style:table-cell-properties fo:border-bottom="none" fo:background-color="#ff4000" fo:border-left="none" fo:border-right="none" fo:border-top="0.99pt solid #000000"/>
    </style:style>
    <style:style style:name="ce53" style:family="table-cell" style:parent-style-name="Pivot_20_Table_20_Value" style:data-style-name="N2"/>
    <style:style style:name="ce57" style:family="table-cell" style:parent-style-name="Pivot_20_Table_20_Value" style:data-style-name="N2">
      <style:table-cell-properties fo:background-color="#81d41a"/>
    </style:style>
    <style:style style:name="ce58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59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Value" style:data-style-name="N11">
      <style:table-cell-properties fo:border-bottom="none" fo:background-color="#ff4000" fo:border-left="none" fo:border-right="0.99pt solid #000000" fo:border-top="0.99pt solid #000000"/>
    </style:style>
    <style:style style:name="ce61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62" style:family="table-cell" style:parent-style-name="Pivot_20_Table_20_Value" style:data-style-name="N11">
      <style:table-cell-properties fo:border-bottom="none" fo:background-color="#81d41a" fo:border-left="none" fo:border-right="0.99pt solid #000000" fo:border-top="none"/>
    </style:style>
    <style:style style:name="ce63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64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6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7" style:family="table-cell" style:parent-style-name="Pivot_20_Table_20_Result" style:data-style-name="N11">
      <style:table-cell-properties fo:border-bottom="none" fo:background-color="#ff4000" fo:border-left="0.99pt solid #000000" fo:border-right="2.01pt solid #000000" fo:border-top="0.99pt solid #000000"/>
    </style:style>
    <style:style style:name="ce79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80" style:family="table-cell" style:parent-style-name="Pivot_20_Table_20_Result" style:data-style-name="N11">
      <style:table-cell-properties fo:border-bottom="none" fo:background-color="#81d41a" fo:border-left="0.99pt solid #000000" fo:border-right="2.01pt solid #000000" fo:border-top="none"/>
    </style:style>
    <style:style style:name="ce81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0"/>
        <table:table-column table:style-name="co1" table:default-cell-style-name="Default"/>
        <table:table-column table:style-name="co1" table:default-cell-style-name="ce12"/>
        <table:table-row table:style-name="ro1">
          <table:table-cell table:style-name="Default" office:value-type="string" calcext:value-type="string">
            <text:p>Cluster</text:p>
          </table:table-cell>
          <table:table-cell office:value-type="string" calcext:value-type="string">
            <text:p>Colunas</text:p>
          </table:table-cell>
          <table:table-cell table:style-name="Default" office:value-type="string" calcext:value-type="string">
            <text:p>Da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366881" calcext:value-type="float">
            <text:p>366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56878" calcext:value-type="float">
            <text:p>456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336136" calcext:value-type="float">
            <text:p>336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605064" calcext:value-type="float">
            <text:p>605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579864" calcext:value-type="float">
            <text:p>57986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2344823" calcext:value-type="float">
            <text:p>2344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496.4734" calcext:value-type="float">
            <text:p>496,4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46.7251" calcext:value-type="float">
            <text:p>546,7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614.0185" calcext:value-type="float">
            <text:p>614,0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10.7163" calcext:value-type="float">
            <text:p>510,7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63.9811" calcext:value-type="float">
            <text:p>563,9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office:value-type="percentage" office:value="0.00148" calcext:value-type="percentage">
            <text:p>0,1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office:value-type="percentage" office:value="0.001325" calcext:value-type="percentage">
            <text:p>0,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office:value-type="percentage" office:value="0.034966" calcext:value-type="percentage">
            <text:p>3,5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office:value-type="percentage" office:value="0.023448" calcext:value-type="percentage">
            <text:p>2,3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office:value-type="percentage" office:value="0.044439" calcext:value-type="percentage">
            <text:p>4,4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office:value-type="percentage" office:value="0.055183" calcext:value-type="percentage">
            <text:p>5,5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office:value-type="percentage" office:value="0.08712" calcext:value-type="percentage">
            <text:p>8,7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office:value-type="percentage" office:value="0.050284" calcext:value-type="percentage">
            <text:p>5,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office:value-type="percentage" office:value="0.021466" calcext:value-type="percentage">
            <text:p>2,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office:value-type="percentage" office:value="0.031659" calcext:value-type="percentage">
            <text:p>3,1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office:value-type="percentage" office:value="0.073613" calcext:value-type="percentage">
            <text:p>7,3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office:value-type="percentage" office:value="0.091975" calcext:value-type="percentage">
            <text:p>9,2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office:value-type="percentage" office:value="0.031778" calcext:value-type="percentage">
            <text:p>3,1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office:value-type="percentage" office:value="0.02441" calcext:value-type="percentage">
            <text:p>2,4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office:value-type="percentage" office:value="0.031274" calcext:value-type="percentage">
            <text:p>3,1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office:value-type="percentage" office:value="0.015721" calcext:value-type="percentage">
            <text:p>1,5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office:value-type="percentage" office:value="0.010881" calcext:value-type="percentage">
            <text:p>1,0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office:value-type="percentage" office:value="0.011236" calcext:value-type="percentage">
            <text:p>1,1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office:value-type="percentage" office:value="0.03739" calcext:value-type="percentage">
            <text:p>3,7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office:value-type="percentage" office:value="0.039617" calcext:value-type="percentage">
            <text:p>3,9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office:value-type="percentage" office:value="0.004755" calcext:value-type="percentage">
            <text:p>0,4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office:value-type="percentage" office:value="0.002154" calcext:value-type="percentage">
            <text:p>0,2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office:value-type="percentage" office:value="0.005017" calcext:value-type="percentage">
            <text:p>0,5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office:value-type="percentage" office:value="0.028518" calcext:value-type="percentage">
            <text:p>2,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office:value-type="percentage" office:value="0.02417" calcext:value-type="percentage">
            <text:p>2,4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office:value-type="percentage" office:value="0.001588" calcext:value-type="percentage">
            <text:p>0,1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office:value-type="percentage" office:value="0.000517" calcext:value-type="percentage">
            <text:p>0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office:value-type="percentage" office:value="0.002637" calcext:value-type="percentage">
            <text:p>0,2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office:value-type="percentage" office:value="0.020863" calcext:value-type="percentage">
            <text:p>2,0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office:value-type="percentage" office:value="0.015248" calcext:value-type="percentage">
            <text:p>1,5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office:value-type="percentage" office:value="0.000731" calcext:value-type="percentage">
            <text:p>0,0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office:value-type="percentage" office:value="0.000193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office:value-type="percentage" office:value="0.001615" calcext:value-type="percentage">
            <text:p>0,1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office:value-type="percentage" office:value="0.015608" calcext:value-type="percentage">
            <text:p>1,5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office:value-type="percentage" office:value="0.010646" calcext:value-type="percentage">
            <text:p>1,0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office:value-type="percentage" office:value="0.000434" calcext:value-type="percentage">
            <text:p>0,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office:value-type="percentage" office:value="0.00009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office:value-type="percentage" office:value="0.001075" calcext:value-type="percentage">
            <text:p>0,1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office:value-type="percentage" office:value="0.012061" calcext:value-type="percentage">
            <text:p>1,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office:value-type="percentage" office:value="0.007592" calcext:value-type="percentage">
            <text:p>0,7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office:value-type="percentage" office:value="0.000299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office:value-type="percentage" office:value="0.000056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office:value-type="percentage" office:value="0.000698" calcext:value-type="percentage">
            <text:p>0,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office:value-type="percentage" office:value="0.009158" calcext:value-type="percentage">
            <text:p>0,9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office:value-type="percentage" office:value="0.005512" calcext:value-type="percentage">
            <text:p>0,5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239" calcext:value-type="percentage">
            <text:p>0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497" calcext:value-type="percentage">
            <text:p>0,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office:value-type="percentage" office:value="0.007745" calcext:value-type="percentage">
            <text:p>0,7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office:value-type="percentage" office:value="0.00435" calcext:value-type="percentage">
            <text:p>0,4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office:value-type="percentage" office:value="0.000829" calcext:value-type="percentage">
            <text:p>0,0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office:value-type="percentage" office:value="0.000115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office:value-type="percentage" office:value="0.001276" calcext:value-type="percentage">
            <text:p>0,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office:value-type="percentage" office:value="0.023233" calcext:value-type="percentage">
            <text:p>2,3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office:value-type="percentage" office:value="0.012145" calcext:value-type="percentage">
            <text:p>1,2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539" calcext:value-type="percentage">
            <text:p>0,0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081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626" calcext:value-type="percentage">
            <text:p>0,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office:value-type="percentage" office:value="0.0121" calcext:value-type="percentage">
            <text:p>1,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office:value-type="percentage" office:value="0.006734" calcext:value-type="percentage">
            <text:p>0,6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office:value-type="percentage" office:value="0.001054" calcext:value-type="percentage">
            <text:p>0,1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office:value-type="percentage" office:value="0.0003" calcext:value-type="percentage">
            <text:p>0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office:value-type="percentage" office:value="0.001647" calcext:value-type="percentage">
            <text:p>0,1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office:value-type="percentage" office:value="0.022042" calcext:value-type="percentage">
            <text:p>2,2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office:value-type="percentage" office:value="0.013912" calcext:value-type="percentage">
            <text:p>1,3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office:value-type="percentage" office:value="0.101437" calcext:value-type="percentage">
            <text:p>10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office:value-type="percentage" office:value="0.111555" calcext:value-type="percentage">
            <text:p>11,1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office:value-type="percentage" office:value="0.078471" calcext:value-type="percentage">
            <text:p>7,8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office:value-type="percentage" office:value="0.171771" calcext:value-type="percentage">
            <text:p>17,1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office:value-type="percentage" office:value="0.149465" calcext:value-type="percentage">
            <text:p>14,9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office:value-type="percentage" office:value="0.055028" calcext:value-type="percentage">
            <text:p>5,5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office:value-type="percentage" office:value="0.083291" calcext:value-type="percentage">
            <text:p>8,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office:value-type="percentage" office:value="0.064882" calcext:value-type="percentage">
            <text:p>6,4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office:value-type="percentage" office:value="0.086272" calcext:value-type="percentage">
            <text:p>8,6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office:value-type="percentage" office:value="0.09783" calcext:value-type="percentage">
            <text:p>9,7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office:value-type="percentage" office:value="0.004967" calcext:value-type="percentage">
            <text:p>0,5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office:value-type="percentage" office:value="0.004936" calcext:value-type="percentage">
            <text:p>0,4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office:value-type="percentage" office:value="0.004138" calcext:value-type="percentage">
            <text:p>0,4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office:value-type="percentage" office:value="0.00937" calcext:value-type="percentage">
            <text:p>0,9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office:value-type="percentage" office:value="0.007747" calcext:value-type="percentage">
            <text:p>0,7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office:value-type="percentage" office:value="0.148926" calcext:value-type="percentage">
            <text:p>14,8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office:value-type="percentage" office:value="0.187809" calcext:value-type="percentage">
            <text:p>18,7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office:value-type="percentage" office:value="0.1366" calcext:value-type="percentage">
            <text:p>13,6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office:value-type="percentage" office:value="0.226081" calcext:value-type="percentage">
            <text:p>22,6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office:value-type="percentage" office:value="0.223815" calcext:value-type="percentage">
            <text:p>22,3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office:value-type="percentage" office:value="0.001455" calcext:value-type="percentage">
            <text:p>0,1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office:value-type="percentage" office:value="0.000739" calcext:value-type="percentage">
            <text:p>0,0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office:value-type="percentage" office:value="0.001586" calcext:value-type="percentage">
            <text:p>0,1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office:value-type="percentage" office:value="0.017182" calcext:value-type="percentage">
            <text:p>1,7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office:value-type="percentage" office:value="0.012411" calcext:value-type="percentage">
            <text:p>1,2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office:value-type="percentage" office:value="0.001067" calcext:value-type="percentage">
            <text:p>0,1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office:value-type="percentage" office:value="0.001328" calcext:value-type="percentage">
            <text:p>0,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office:value-type="percentage" office:value="0.000997" calcext:value-type="percentage">
            <text:p>0,1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office:value-type="percentage" office:value="0.004998" calcext:value-type="percentage">
            <text:p>0,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office:value-type="percentage" office:value="0.003071" calcext:value-type="percentage">
            <text:p>0,3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4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2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office:value-type="percentage" office:value="0.000411" calcext:value-type="percentage">
            <text:p>0,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office:value-type="percentage" office:value="0.000252" calcext:value-type="percentage">
            <text:p>0,0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office:value-type="percentage" office:value="0.003579" calcext:value-type="percentage">
            <text:p>0,3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office:value-type="percentage" office:value="0.003158" calcext:value-type="percentage">
            <text:p>0,3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office:value-type="percentage" office:value="0.001895" calcext:value-type="percentage">
            <text:p>0,1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office:value-type="percentage" office:value="0.004425" calcext:value-type="percentage">
            <text:p>0,4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office:value-type="percentage" office:value="0.004374" calcext:value-type="percentage">
            <text:p>0,4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office:value-type="percentage" office:value="0.034645" calcext:value-type="percentage">
            <text:p>3,4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office:value-type="percentage" office:value="0.103292" calcext:value-type="percentage">
            <text:p>10,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office:value-type="percentage" office:value="0.112269" calcext:value-type="percentage">
            <text:p>11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office:value-type="percentage" office:value="0.059392" calcext:value-type="percentage">
            <text:p>5,9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office:value-type="percentage" office:value="0.12814" calcext:value-type="percentage">
            <text:p>12,8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office:value-type="percentage" office:value="0.021972" calcext:value-type="percentage">
            <text:p>2,2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office:value-type="percentage" office:value="0.01816" calcext:value-type="percentage">
            <text:p>1,8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office:value-type="percentage" office:value="0.004315" calcext:value-type="percentage">
            <text:p>0,4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office:value-type="percentage" office:value="0.041235" calcext:value-type="percentage">
            <text:p>4,1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office:value-type="percentage" office:value="0.023436" calcext:value-type="percentage">
            <text:p>2,3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office:value-type="percentage" office:value="0.09172" calcext:value-type="percentage">
            <text:p>9,1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office:value-type="percentage" office:value="0.066581" calcext:value-type="percentage">
            <text:p>6,6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office:value-type="percentage" office:value="0.0218" calcext:value-type="percentage">
            <text:p>2,1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office:value-type="percentage" office:value="0.145628" calcext:value-type="percentage">
            <text:p>14,5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office:value-type="percentage" office:value="0.08654" calcext:value-type="percentage">
            <text:p>8,65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office:value-type="percentage" office:value="0.003152" calcext:value-type="percentage">
            <text:p>0,3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office:value-type="percentage" office:value="0.00305" calcext:value-type="percentage">
            <text:p>0,3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office:value-type="percentage" office:value="0.002943" calcext:value-type="percentage">
            <text:p>0,2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office:value-type="percentage" office:value="0.005315" calcext:value-type="percentage">
            <text:p>0,5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office:value-type="percentage" office:value="0.004212" calcext:value-type="percentage">
            <text:p>0,4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office:value-type="percentage" office:value="0.001397" calcext:value-type="percentage">
            <text:p>0,1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office:value-type="percentage" office:value="0.000604" calcext:value-type="percentage">
            <text:p>0,0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office:value-type="percentage" office:value="0.00013" calcext:value-type="percentage">
            <text:p>0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office:value-type="percentage" office:value="0.002048" calcext:value-type="percentage">
            <text:p>0,2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office:value-type="percentage" office:value="0.000593" calcext:value-type="percentage">
            <text:p>0,0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119" calcext:value-type="percentage">
            <text:p>0,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77" calcext:value-type="percentage">
            <text:p>0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34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89" calcext:value-type="percentage">
            <text:p>0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58" calcext:value-type="percentage">
            <text:p>0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office:value-type="percentage" office:value="0.15189" calcext:value-type="percentage">
            <text:p>15,1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office:value-type="percentage" office:value="0.190141" calcext:value-type="percentage">
            <text:p>19,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office:value-type="percentage" office:value="0.141316" calcext:value-type="percentage">
            <text:p>14,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office:value-type="percentage" office:value="0.251127" calcext:value-type="percentage">
            <text:p>25,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office:value-type="percentage" office:value="0.242411" calcext:value-type="percentage">
            <text:p>24,2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office:value-type="percentage" office:value="0.004002" calcext:value-type="percentage">
            <text:p>0,4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office:value-type="percentage" office:value="0.003755" calcext:value-type="percentage">
            <text:p>0,3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office:value-type="percentage" office:value="0.001184" calcext:value-type="percentage">
            <text:p>0,1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office:value-type="percentage" office:value="0.006261" calcext:value-type="percentage">
            <text:p>0,6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office:value-type="percentage" office:value="0.003779" calcext:value-type="percentage">
            <text:p>0,3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58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59" calcext:value-type="percentage">
            <text:p>0,0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1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37" calcext:value-type="percentage">
            <text:p>0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97" calcext:value-type="percentage">
            <text:p>0,0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197" calcext:value-type="percentage">
            <text:p>0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513" calcext:value-type="percentage">
            <text:p>0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609" calcext:value-type="percentage">
            <text:p>0,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228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65" calcext:value-type="percentage">
            <text:p>0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office:value-type="percentage" office:value="0.033073" calcext:value-type="percentage">
            <text:p>3,3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office:value-type="percentage" office:value="0.209278" calcext:value-type="percentage">
            <text:p>20,9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office:value-type="percentage" office:value="0.168392" calcext:value-type="percentage">
            <text:p>16,8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office:value-type="percentage" office:value="0.156464" calcext:value-type="percentage">
            <text:p>15,6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office:value-type="percentage" office:value="0.194845" calcext:value-type="percentage">
            <text:p>19,4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office:value-type="percentage" office:value="0.057135" calcext:value-type="percentage">
            <text:p>5,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office:value-type="percentage" office:value="0.052299" calcext:value-type="percentage">
            <text:p>5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office:value-type="percentage" office:value="0.047793" calcext:value-type="percentage">
            <text:p>4,7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office:value-type="percentage" office:value="0.077776" calcext:value-type="percentage">
            <text:p>7,7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office:value-type="percentage" office:value="0.000845" calcext:value-type="percentage">
            <text:p>0,0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office:value-type="percentage" office:value="0.000972" calcext:value-type="percentage">
            <text:p>0,1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office:value-type="percentage" office:value="0.001127" calcext:value-type="percentage">
            <text:p>0,1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office:value-type="percentage" office:value="0.086217" calcext:value-type="percentage">
            <text:p>8,6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office:value-type="percentage" office:value="0.258043" calcext:value-type="percentage">
            <text:p>25,8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office:value-type="percentage" office:value="0.247295" calcext:value-type="percentage">
            <text:p>24,7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office:value-type="percentage" office:value="0.151564" calcext:value-type="percentage">
            <text:p>15,1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office:value-type="percentage" office:value="0.159894" calcext:value-type="percentage">
            <text:p>15,9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office:value-type="percentage" office:value="0.013024" calcext:value-type="percentage">
            <text:p>1,3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office:value-type="percentage" office:value="0.004901" calcext:value-type="percentage">
            <text:p>0,4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office:value-type="percentage" office:value="0.034951" calcext:value-type="percentage">
            <text:p>3,5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office:value-type="percentage" office:value="0.044111" calcext:value-type="percentage">
            <text:p>4,4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office:value-type="percentage" office:value="0.008323" calcext:value-type="percentage">
            <text:p>0,8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office:value-type="percentage" office:value="0.001359" calcext:value-type="percentage">
            <text:p>0,1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office:value-type="percentage" office:value="0.000157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office:value-type="percentage" office:value="0.019405" calcext:value-type="percentage">
            <text:p>1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office:value-type="percentage" office:value="0.003112" calcext:value-type="percentage">
            <text:p>0,3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office:value-type="percentage" office:value="0.035548" calcext:value-type="percentage">
            <text:p>3,5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office:value-type="percentage" office:value="0.015106" calcext:value-type="percentage">
            <text:p>1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office:value-type="percentage" office:value="0.001656" calcext:value-type="percentage">
            <text:p>0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office:value-type="percentage" office:value="0.072962" calcext:value-type="percentage">
            <text:p>7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office:value-type="percentage" office:value="0.024114" calcext:value-type="percentage">
            <text:p>2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office:value-type="percentage" office:value="0.025691" calcext:value-type="percentage">
            <text:p>2,5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office:value-type="percentage" office:value="0.023132" calcext:value-type="percentage">
            <text:p>2,3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office:value-type="percentage" office:value="0.003827" calcext:value-type="percentage">
            <text:p>0,3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office:value-type="percentage" office:value="0.041484" calcext:value-type="percentage">
            <text:p>4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office:value-type="percentage" office:value="0.030336" calcext:value-type="percentage">
            <text:p>3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office:value-type="percentage" office:value="0.021126" calcext:value-type="percentage">
            <text:p>2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office:value-type="percentage" office:value="0.025483" calcext:value-type="percentage">
            <text:p>2,5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office:value-type="percentage" office:value="0.006479" calcext:value-type="percentage">
            <text:p>0,6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office:value-type="percentage" office:value="0.02859" calcext:value-type="percentage">
            <text:p>2,8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office:value-type="percentage" office:value="0.029065" calcext:value-type="percentage">
            <text:p>2,9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office:value-type="percentage" office:value="0.03682" calcext:value-type="percentage">
            <text:p>3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office:value-type="percentage" office:value="0.081468" calcext:value-type="percentage">
            <text:p>8,1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office:value-type="percentage" office:value="0.032157" calcext:value-type="percentage">
            <text:p>3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office:value-type="percentage" office:value="0.057972" calcext:value-type="percentage">
            <text:p>5,8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office:value-type="percentage" office:value="0.099032" calcext:value-type="percentage">
            <text:p>9,9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office:value-type="percentage" office:value="0.004156" calcext:value-type="percentage">
            <text:p>0,4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office:value-type="percentage" office:value="0.021463" calcext:value-type="percentage">
            <text:p>2,1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office:value-type="percentage" office:value="0.043553" calcext:value-type="percentage">
            <text:p>4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office:value-type="percentage" office:value="0.007521" calcext:value-type="percentage">
            <text:p>0,7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office:value-type="percentage" office:value="0.030155" calcext:value-type="percentage">
            <text:p>3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office:value-type="percentage" office:value="0.001808" calcext:value-type="percentage">
            <text:p>0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office:value-type="percentage" office:value="0.010694" calcext:value-type="percentage">
            <text:p>1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office:value-type="percentage" office:value="0.051484" calcext:value-type="percentage">
            <text:p>5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office:value-type="percentage" office:value="0.00306" calcext:value-type="percentage">
            <text:p>0,3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office:value-type="percentage" office:value="0.015285" calcext:value-type="percentage">
            <text:p>1,5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office:value-type="percentage" office:value="0.022994" calcext:value-type="percentage">
            <text:p>2,3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office:value-type="percentage" office:value="0.01614" calcext:value-type="percentage">
            <text:p>1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office:value-type="percentage" office:value="0.004039" calcext:value-type="percentage">
            <text:p>0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office:value-type="percentage" office:value="0.027049" calcext:value-type="percentage">
            <text:p>2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office:value-type="percentage" office:value="0.016197" calcext:value-type="percentage">
            <text:p>1,6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office:value-type="percentage" office:value="0.004423" calcext:value-type="percentage">
            <text:p>0,4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office:value-type="percentage" office:value="0.000647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office:value-type="percentage" office:value="0.000087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office:value-type="percentage" office:value="0.012246" calcext:value-type="percentage">
            <text:p>1,2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office:value-type="percentage" office:value="0.002217" calcext:value-type="percentage">
            <text:p>0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office:value-type="percentage" office:value="0.023908" calcext:value-type="percentage">
            <text:p>2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office:value-type="percentage" office:value="0.0081" calcext:value-type="percentage">
            <text:p>0,8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office:value-type="percentage" office:value="0.000784" calcext:value-type="percentage">
            <text:p>0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office:value-type="percentage" office:value="0.05375" calcext:value-type="percentage">
            <text:p>5,3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office:value-type="percentage" office:value="0.015248" calcext:value-type="percentage">
            <text:p>1,5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office:value-type="percentage" office:value="0.023566" calcext:value-type="percentage">
            <text:p>2,3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office:value-type="percentage" office:value="0.014786" calcext:value-type="percentage">
            <text:p>1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office:value-type="percentage" office:value="0.001871" calcext:value-type="percentage">
            <text:p>0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office:value-type="percentage" office:value="0.038414" calcext:value-type="percentage">
            <text:p>3,8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office:value-type="percentage" office:value="0.020374" calcext:value-type="percentage">
            <text:p>2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office:value-type="percentage" office:value="0.025514" calcext:value-type="percentage">
            <text:p>2,5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office:value-type="percentage" office:value="0.022275" calcext:value-type="percentage">
            <text:p>2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office:value-type="percentage" office:value="0.003771" calcext:value-type="percentage">
            <text:p>0,3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office:value-type="percentage" office:value="0.035081" calcext:value-type="percentage">
            <text:p>3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office:value-type="percentage" office:value="0.025236" calcext:value-type="percentage">
            <text:p>2,5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office:value-type="percentage" office:value="0.056043" calcext:value-type="percentage">
            <text:p>5,6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office:value-type="percentage" office:value="0.088839" calcext:value-type="percentage">
            <text:p>8,8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office:value-type="percentage" office:value="0.02683" calcext:value-type="percentage">
            <text:p>2,6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office:value-type="percentage" office:value="0.086629" calcext:value-type="percentage">
            <text:p>8,6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office:value-type="percentage" office:value="0.104656" calcext:value-type="percentage">
            <text:p>10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office:value-type="percentage" office:value="0.008923" calcext:value-type="percentage">
            <text:p>0,8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office:value-type="percentage" office:value="0.030113" calcext:value-type="percentage">
            <text:p>3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office:value-type="percentage" office:value="0.045526" calcext:value-type="percentage">
            <text:p>4,5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office:value-type="percentage" office:value="0.015543" calcext:value-type="percentage">
            <text:p>1,5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office:value-type="percentage" office:value="0.040368" calcext:value-type="percentage">
            <text:p>4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office:value-type="percentage" office:value="0.005323" calcext:value-type="percentage">
            <text:p>0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office:value-type="percentage" office:value="0.024841" calcext:value-type="percentage">
            <text:p>2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office:value-type="percentage" office:value="0.062882" calcext:value-type="percentage">
            <text:p>6,2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office:value-type="percentage" office:value="0.009534" calcext:value-type="percentage">
            <text:p>0,9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office:value-type="percentage" office:value="0.035001" calcext:value-type="percentage">
            <text:p>3,5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office:value-type="percentage" office:value="0.008762" calcext:value-type="percentage">
            <text:p>0,8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office:value-type="percentage" office:value="0.005243" calcext:value-type="percentage">
            <text:p>0,5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office:value-type="percentage" office:value="0.001602" calcext:value-type="percentage">
            <text:p>0,1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office:value-type="percentage" office:value="0.006846" calcext:value-type="percentage">
            <text:p>0,6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office:value-type="percentage" office:value="0.004195" calcext:value-type="percentage">
            <text:p>0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office:value-type="percentage" office:value="0.046808" calcext:value-type="percentage">
            <text:p>4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office:value-type="percentage" office:value="0.013474" calcext:value-type="percentage">
            <text:p>1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office:value-type="percentage" office:value="0.002791" calcext:value-type="percentage">
            <text:p>0,2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office:value-type="percentage" office:value="0.083679" calcext:value-type="percentage">
            <text:p>8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office:value-type="percentage" office:value="0.018546" calcext:value-type="percentage">
            <text:p>1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office:value-type="percentage" office:value="0.037233" calcext:value-type="percentage">
            <text:p>3,7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office:value-type="percentage" office:value="0.035932" calcext:value-type="percentage">
            <text:p>3,5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office:value-type="percentage" office:value="0.005149" calcext:value-type="percentage">
            <text:p>0,5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office:value-type="percentage" office:value="0.06297" calcext:value-type="percentage">
            <text:p>6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office:value-type="percentage" office:value="0.045387" calcext:value-type="percentage">
            <text:p>4,5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office:value-type="percentage" office:value="0.033693" calcext:value-type="percentage">
            <text:p>3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office:value-type="percentage" office:value="0.059195" calcext:value-type="percentage">
            <text:p>5,9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office:value-type="percentage" office:value="0.008392" calcext:value-type="percentage">
            <text:p>0,8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office:value-type="percentage" office:value="0.055445" calcext:value-type="percentage">
            <text:p>5,5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office:value-type="percentage" office:value="0.069778" calcext:value-type="percentage">
            <text:p>6,9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office:value-type="percentage" office:value="0.011648" calcext:value-type="percentage">
            <text:p>1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office:value-type="percentage" office:value="0.054824" calcext:value-type="percentage">
            <text:p>5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office:value-type="percentage" office:value="0.060607" calcext:value-type="percentage">
            <text:p>6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office:value-type="percentage" office:value="0.020465" calcext:value-type="percentage">
            <text:p>2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office:value-type="percentage" office:value="0.076362" calcext:value-type="percentage">
            <text:p>7,6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office:value-type="percentage" office:value="0.001152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office:value-type="percentage" office:value="0.009204" calcext:value-type="percentage">
            <text:p>0,9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office:value-type="percentage" office:value="0.060395" calcext:value-type="percentage">
            <text:p>6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office:value-type="percentage" office:value="0.001949" calcext:value-type="percentage">
            <text:p>0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office:value-type="percentage" office:value="0.013698" calcext:value-type="percentage">
            <text:p>1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office:value-type="percentage" office:value="0.025931" calcext:value-type="percentage">
            <text:p>2,5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office:value-type="percentage" office:value="0.022216" calcext:value-type="percentage">
            <text:p>2,2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office:value-type="percentage" office:value="0.006019" calcext:value-type="percentage">
            <text:p>0,6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office:value-type="percentage" office:value="0.033535" calcext:value-type="percentage">
            <text:p>3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office:value-type="percentage" office:value="0.023524" calcext:value-type="percentage">
            <text:p>2,3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office:value-type="percentage" office:value="0.040227" calcext:value-type="percentage">
            <text:p>4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office:value-type="percentage" office:value="0.007343" calcext:value-type="percentage">
            <text:p>0,7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office:value-type="percentage" office:value="0.001024" calcext:value-type="percentage">
            <text:p>0,1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office:value-type="percentage" office:value="0.072405" calcext:value-type="percentage">
            <text:p>7,2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office:value-type="percentage" office:value="0.010858" calcext:value-type="percentage">
            <text:p>1,0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office:value-type="percentage" office:value="0.07252" calcext:value-type="percentage">
            <text:p>7,2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office:value-type="percentage" office:value="0.079491" calcext:value-type="percentage">
            <text:p>7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office:value-type="percentage" office:value="0.012097" calcext:value-type="percentage">
            <text:p>1,2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office:value-type="percentage" office:value="0.122411" calcext:value-type="percentage">
            <text:p>12,2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office:value-type="percentage" office:value="0.098415" calcext:value-type="percentage">
            <text:p>9,8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office:value-type="percentage" office:value="0.009333" calcext:value-type="percentage">
            <text:p>0,9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office:value-type="percentage" office:value="0.016121" calcext:value-type="percentage">
            <text:p>1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office:value-type="percentage" office:value="0.003027" calcext:value-type="percentage">
            <text:p>0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office:value-type="percentage" office:value="0.013606" calcext:value-type="percentage">
            <text:p>1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office:value-type="percentage" office:value="0.018723" calcext:value-type="percentage">
            <text:p>1,8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office:value-type="percentage" office:value="0.016797" calcext:value-type="percentage">
            <text:p>1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office:value-type="percentage" office:value="0.065967" calcext:value-type="percentage">
            <text:p>6,6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office:value-type="percentage" office:value="0.073413" calcext:value-type="percentage">
            <text:p>7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office:value-type="percentage" office:value="0.029434" calcext:value-type="percentage">
            <text:p>2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office:value-type="percentage" office:value="0.089591" calcext:value-type="percentage">
            <text:p>8,9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office:value-type="percentage" office:value="0.000852" calcext:value-type="percentage">
            <text:p>0,0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office:value-type="percentage" office:value="0.007013" calcext:value-type="percentage">
            <text:p>0,7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office:value-type="percentage" office:value="0.044671" calcext:value-type="percentage">
            <text:p>4,4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office:value-type="percentage" office:value="0.001315" calcext:value-type="percentage">
            <text:p>0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office:value-type="percentage" office:value="0.009741" calcext:value-type="percentage">
            <text:p>0,9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office:value-type="percentage" office:value="0.016736" calcext:value-type="percentage">
            <text:p>1,6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office:value-type="percentage" office:value="0.018911" calcext:value-type="percentage">
            <text:p>1,8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office:value-type="percentage" office:value="0.009121" calcext:value-type="percentage">
            <text:p>0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office:value-type="percentage" office:value="0.018871" calcext:value-type="percentage">
            <text:p>1,8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office:value-type="percentage" office:value="0.019968" calcext:value-type="percentage">
            <text:p>2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1</text:p>
          </table:table-cell>
          <table:table-cell office:value-type="percentage" office:value="0.000969" calcext:value-type="percentage">
            <text:p>0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1</text:p>
          </table:table-cell>
          <table:table-cell office:value-type="percentage" office:value="0.000324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1</text:p>
          </table:table-cell>
          <table:table-cell office:value-type="percentage" office:value="0.000259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1</text:p>
          </table:table-cell>
          <table:table-cell office:value-type="percentage" office:value="0.01419" calcext:value-type="percentage">
            <text:p>1,4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1</text:p>
          </table:table-cell>
          <table:table-cell office:value-type="percentage" office:value="0.004355" calcext:value-type="percentage">
            <text:p>0,4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2</text:p>
          </table:table-cell>
          <table:table-cell office:value-type="percentage" office:value="0.018691" calcext:value-type="percentage">
            <text:p>1,8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2</text:p>
          </table:table-cell>
          <table:table-cell office:value-type="percentage" office:value="0.018949" calcext:value-type="percentage">
            <text:p>1,8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2</text:p>
          </table:table-cell>
          <table:table-cell office:value-type="percentage" office:value="0.007616" calcext:value-type="percentage">
            <text:p>0,7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2</text:p>
          </table:table-cell>
          <table:table-cell office:value-type="percentage" office:value="0.04364" calcext:value-type="percentage">
            <text:p>4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2</text:p>
          </table:table-cell>
          <table:table-cell office:value-type="percentage" office:value="0.032321" calcext:value-type="percentage">
            <text:p>3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3</text:p>
          </table:table-cell>
          <table:table-cell office:value-type="percentage" office:value="0.039456" calcext:value-type="percentage">
            <text:p>3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3</text:p>
          </table:table-cell>
          <table:table-cell office:value-type="percentage" office:value="0.060777" calcext:value-type="percentage">
            <text:p>6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3</text:p>
          </table:table-cell>
          <table:table-cell office:value-type="percentage" office:value="0.037489" calcext:value-type="percentage">
            <text:p>3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3</text:p>
          </table:table-cell>
          <table:table-cell office:value-type="percentage" office:value="0.065255" calcext:value-type="percentage">
            <text:p>6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3</text:p>
          </table:table-cell>
          <table:table-cell office:value-type="percentage" office:value="0.078535" calcext:value-type="percentage">
            <text:p>7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4</text:p>
          </table:table-cell>
          <table:table-cell office:value-type="percentage" office:value="0.050465" calcext:value-type="percentage">
            <text:p>5,0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4</text:p>
          </table:table-cell>
          <table:table-cell office:value-type="percentage" office:value="0.073151" calcext:value-type="percentage">
            <text:p>7,3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4</text:p>
          </table:table-cell>
          <table:table-cell office:value-type="percentage" office:value="0.070133" calcext:value-type="percentage">
            <text:p>7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4</text:p>
          </table:table-cell>
          <table:table-cell office:value-type="percentage" office:value="0.071176" calcext:value-type="percentage">
            <text:p>7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4</text:p>
          </table:table-cell>
          <table:table-cell office:value-type="percentage" office:value="0.08575" calcext:value-type="percentage">
            <text:p>8,5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5</text:p>
          </table:table-cell>
          <table:table-cell office:value-type="percentage" office:value="0.046883" calcext:value-type="percentage">
            <text:p>4,6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5</text:p>
          </table:table-cell>
          <table:table-cell office:value-type="percentage" office:value="0.041646" calcext:value-type="percentage">
            <text:p>4,1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5</text:p>
          </table:table-cell>
          <table:table-cell office:value-type="percentage" office:value="0.027856" calcext:value-type="percentage">
            <text:p>2,7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5</text:p>
          </table:table-cell>
          <table:table-cell office:value-type="percentage" office:value="0.063782" calcext:value-type="percentage">
            <text:p>6,3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5</text:p>
          </table:table-cell>
          <table:table-cell office:value-type="percentage" office:value="0.046335" calcext:value-type="percentage">
            <text:p>4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office:value-type="percentage" office:value="0.018161" calcext:value-type="percentage">
            <text:p>1,8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office:value-type="percentage" office:value="0.002302" calcext:value-type="percentage">
            <text:p>0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office:value-type="percentage" office:value="0.00036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office:value-type="percentage" office:value="0.027625" calcext:value-type="percentage">
            <text:p>2,7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office:value-type="percentage" office:value="0.002416" calcext:value-type="percentage">
            <text:p>0,2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office:value-type="percentage" office:value="0.090122" calcext:value-type="percentage">
            <text:p>9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office:value-type="percentage" office:value="0.020699" calcext:value-type="percentage">
            <text:p>2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office:value-type="percentage" office:value="0.000594" calcext:value-type="percentage">
            <text:p>0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office:value-type="percentage" office:value="0.135404" calcext:value-type="percentage">
            <text:p>13,5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office:value-type="percentage" office:value="0.022069" calcext:value-type="percentage">
            <text:p>2,2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office:value-type="percentage" office:value="0.028069" calcext:value-type="percentage">
            <text:p>2,8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office:value-type="percentage" office:value="0.034701" calcext:value-type="percentage">
            <text:p>3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office:value-type="percentage" office:value="0.001428" calcext:value-type="percentage">
            <text:p>0,1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office:value-type="percentage" office:value="0.0528" calcext:value-type="percentage">
            <text:p>5,2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office:value-type="percentage" office:value="0.04067" calcext:value-type="percentage">
            <text:p>4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office:value-type="percentage" office:value="0.011586" calcext:value-type="percentage">
            <text:p>1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office:value-type="percentage" office:value="0.03561" calcext:value-type="percentage">
            <text:p>3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office:value-type="percentage" office:value="0.002959" calcext:value-type="percentage">
            <text:p>0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office:value-type="percentage" office:value="0.023665" calcext:value-type="percentage">
            <text:p>2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office:value-type="percentage" office:value="0.044228" calcext:value-type="percentage">
            <text:p>4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office:value-type="percentage" office:value="0.004452" calcext:value-type="percentage">
            <text:p>0,4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office:value-type="percentage" office:value="0.028442" calcext:value-type="percentage">
            <text:p>2,8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office:value-type="percentage" office:value="0.004823" calcext:value-type="percentage">
            <text:p>0,4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office:value-type="percentage" office:value="0.009199" calcext:value-type="percentage">
            <text:p>0,9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office:value-type="percentage" office:value="0.036044" calcext:value-type="percentage">
            <text:p>3,6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office:value-type="percentage" office:value="0.001723" calcext:value-type="percentage">
            <text:p>0,1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office:value-type="percentage" office:value="0.016898" calcext:value-type="percentage">
            <text:p>1,6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office:value-type="percentage" office:value="0.004831" calcext:value-type="percentage">
            <text:p>0,4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office:value-type="percentage" office:value="0.003741" calcext:value-type="percentage">
            <text:p>0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office:value-type="percentage" office:value="0.021938" calcext:value-type="percentage">
            <text:p>2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office:value-type="percentage" office:value="0.001287" calcext:value-type="percentage">
            <text:p>0,1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office:value-type="percentage" office:value="0.020767" calcext:value-type="percentage">
            <text:p>2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office:value-type="percentage" office:value="0.009244" calcext:value-type="percentage">
            <text:p>0,9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office:value-type="percentage" office:value="0.027887" calcext:value-type="percentage">
            <text:p>2,7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office:value-type="percentage" office:value="0.000664" calcext:value-type="percentage">
            <text:p>0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office:value-type="percentage" office:value="0.017667" calcext:value-type="percentage">
            <text:p>1,7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office:value-type="percentage" office:value="0.017796" calcext:value-type="percentage">
            <text:p>1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office:value-type="percentage" office:value="0.001555" calcext:value-type="percentage">
            <text:p>0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office:value-type="percentage" office:value="0.024525" calcext:value-type="percentage">
            <text:p>2,4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office:value-type="percentage" office:value="0.000168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office:value-type="percentage" office:value="0.006214" calcext:value-type="percentage">
            <text:p>0,6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office:value-type="percentage" office:value="0.010353" calcext:value-type="percentage">
            <text:p>1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office:value-type="percentage" office:value="0.00044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office:value-type="percentage" office:value="0.009414" calcext:value-type="percentage">
            <text:p>0,9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office:value-type="percentage" office:value="0.000087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office:value-type="percentage" office:value="0.003924" calcext:value-type="percentage">
            <text:p>0,3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office:value-type="percentage" office:value="0.008901" calcext:value-type="percentage">
            <text:p>0,8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office:value-type="percentage" office:value="0.000217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office:value-type="percentage" office:value="0.005685" calcext:value-type="percentage">
            <text:p>0,5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office:value-type="percentage" office:value="0.00004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office:value-type="percentage" office:value="0.002323" calcext:value-type="percentage">
            <text:p>0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office:value-type="percentage" office:value="0.007266" calcext:value-type="percentage">
            <text:p>0,7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office:value-type="percentage" office:value="0.000117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office:value-type="percentage" office:value="0.003663" calcext:value-type="percentage">
            <text:p>0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office:value-type="percentage" office:value="0.000102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office:value-type="percentage" office:value="0.0053" calcext:value-type="percentage">
            <text:p>0,5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office:value-type="percentage" office:value="0.074796" calcext:value-type="percentage">
            <text:p>7,4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office:value-type="percentage" office:value="0.000281" calcext:value-type="percentage">
            <text:p>0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office:value-type="percentage" office:value="0.008756" calcext:value-type="percentage">
            <text:p>0,8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office:value-type="percentage" office:value="0.151802" calcext:value-type="percentage">
            <text:p>15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office:value-type="percentage" office:value="0.186566" calcext:value-type="percentage">
            <text:p>18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office:value-type="percentage" office:value="0.076586" calcext:value-type="percentage">
            <text:p>7,6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office:value-type="percentage" office:value="0.251632" calcext:value-type="percentage">
            <text:p>25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office:value-type="percentage" office:value="0.23664" calcext:value-type="percentage">
            <text:p>23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office:value-type="percentage" office:value="0.002489" calcext:value-type="percentage">
            <text:p>0,2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office:value-type="percentage" office:value="0.004778" calcext:value-type="percentage">
            <text:p>0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office:value-type="percentage" office:value="0.035046" calcext:value-type="percentage">
            <text:p>3,5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office:value-type="percentage" office:value="0.003749" calcext:value-type="percentage">
            <text:p>0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office:value-type="percentage" office:value="0.006253" calcext:value-type="percentage">
            <text:p>0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office:value-type="percentage" office:value="0.000679" calcext:value-type="percentage">
            <text:p>0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office:value-type="percentage" office:value="0.001146" calcext:value-type="percentage">
            <text:p>0,1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office:value-type="percentage" office:value="0.007595" calcext:value-type="percentage">
            <text:p>0,7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office:value-type="percentage" office:value="0.000896" calcext:value-type="percentage">
            <text:p>0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office:value-type="percentage" office:value="0.001443" calcext:value-type="percentage">
            <text:p>0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office:value-type="percentage" office:value="0.001495" calcext:value-type="percentage">
            <text:p>0,1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office:value-type="percentage" office:value="0.002355" calcext:value-type="percentage">
            <text:p>0,2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office:value-type="percentage" office:value="0.024125" calcext:value-type="percentage">
            <text:p>2,4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office:value-type="percentage" office:value="0.001765" calcext:value-type="percentage">
            <text:p>0,1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office:value-type="percentage" office:value="0.002959" calcext:value-type="percentage">
            <text:p>0,3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office:value-type="percentage" office:value="0.002295" calcext:value-type="percentage">
            <text:p>0,2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office:value-type="percentage" office:value="0.000143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office:value-type="percentage" office:value="0.000031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office:value-type="percentage" office:value="0.003302" calcext:value-type="percentage">
            <text:p>0,3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office:value-type="percentage" office:value="0.000153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office:value-type="percentage" office:value="0.140037" calcext:value-type="percentage">
            <text:p>14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office:value-type="percentage" office:value="0.100045" calcext:value-type="percentage">
            <text:p>1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office:value-type="percentage" office:value="0.007388" calcext:value-type="percentage">
            <text:p>0,7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office:value-type="percentage" office:value="0.235492" calcext:value-type="percentage">
            <text:p>23,5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office:value-type="percentage" office:value="0.121435" calcext:value-type="percentage">
            <text:p>12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office:value-type="percentage" office:value="0.013104" calcext:value-type="percentage">
            <text:p>1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office:value-type="percentage" office:value="0.077871" calcext:value-type="percentage">
            <text:p>7,7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office:value-type="percentage" office:value="0.045706" calcext:value-type="percentage">
            <text:p>4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office:value-type="percentage" office:value="0.018073" calcext:value-type="percentage">
            <text:p>1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office:value-type="percentage" office:value="0.10393" calcext:value-type="percentage">
            <text:p>10,3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office:value-type="percentage" office:value="0.000905" calcext:value-type="percentage">
            <text:p>0,0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office:value-type="percentage" office:value="0.014198" calcext:value-type="percentage">
            <text:p>1,4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office:value-type="percentage" office:value="0.049685" calcext:value-type="percentage">
            <text:p>4,9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office:value-type="percentage" office:value="0.001054" calcext:value-type="percentage">
            <text:p>0,1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office:value-type="percentage" office:value="0.018364" calcext:value-type="percentage">
            <text:p>1,8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office:value-type="percentage" office:value="0.000124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office:value-type="percentage" office:value="0.002589" calcext:value-type="percentage">
            <text:p>0,2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office:value-type="percentage" office:value="0.040543" calcext:value-type="percentage">
            <text:p>4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office:value-type="percentage" office:value="0.000121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office:value-type="percentage" office:value="0.003414" calcext:value-type="percentage">
            <text:p>0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office:value-type="percentage" office:value="0.001773" calcext:value-type="percentage">
            <text:p>0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office:value-type="percentage" office:value="0.000212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office:value-type="percentage" office:value="0.000017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office:value-type="percentage" office:value="0.003315" calcext:value-type="percentage">
            <text:p>0,3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office:value-type="percentage" office:value="0.000345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office:value-type="percentage" office:value="0.025428" calcext:value-type="percentage">
            <text:p>2,5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office:value-type="percentage" office:value="0.006403" calcext:value-type="percentage">
            <text:p>0,6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office:value-type="percentage" office:value="0.000298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office:value-type="percentage" office:value="0.053855" calcext:value-type="percentage">
            <text:p>5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office:value-type="percentage" office:value="0.011121" calcext:value-type="percentage">
            <text:p>1,1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office:value-type="percentage" office:value="0.096824" calcext:value-type="percentage">
            <text:p>9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office:value-type="percentage" office:value="0.094346" calcext:value-type="percentage">
            <text:p>9,4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office:value-type="percentage" office:value="0.017726" calcext:value-type="percentage">
            <text:p>1,7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office:value-type="percentage" office:value="0.155387" calcext:value-type="percentage">
            <text:p>15,5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office:value-type="percentage" office:value="0.117945" calcext:value-type="percentage">
            <text:p>11,7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office:value-type="percentage" office:value="0.029236" calcext:value-type="percentage">
            <text:p>2,9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office:value-type="percentage" office:value="0.083531" calcext:value-type="percentage">
            <text:p>8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office:value-type="percentage" office:value="0.091051" calcext:value-type="percentage">
            <text:p>9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office:value-type="percentage" office:value="0.041933" calcext:value-type="percentage">
            <text:p>4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office:value-type="percentage" office:value="0.105623" calcext:value-type="percentage">
            <text:p>10,5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office:value-type="percentage" office:value="0.003203" calcext:value-type="percentage">
            <text:p>0,3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office:value-type="percentage" office:value="0.010353" calcext:value-type="percentage">
            <text:p>1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office:value-type="percentage" office:value="0.034261" calcext:value-type="percentage">
            <text:p>3,4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office:value-type="percentage" office:value="0.003553" calcext:value-type="percentage">
            <text:p>0,3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office:value-type="percentage" office:value="0.012261" calcext:value-type="percentage">
            <text:p>1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office:value-type="percentage" office:value="0.132586" calcext:value-type="percentage">
            <text:p>13,2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office:value-type="percentage" office:value="0.044817" calcext:value-type="percentage">
            <text:p>4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office:value-type="percentage" office:value="0.004521" calcext:value-type="percentage">
            <text:p>0,4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office:value-type="percentage" office:value="0.223681" calcext:value-type="percentage">
            <text:p>22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office:value-type="percentage" office:value="0.063839" calcext:value-type="percentage">
            <text:p>6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office:value-type="percentage" office:value="0.023097" calcext:value-type="percentage">
            <text:p>2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office:value-type="percentage" office:value="0.129872" calcext:value-type="percentage">
            <text:p>12,9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office:value-type="percentage" office:value="0.061071" calcext:value-type="percentage">
            <text:p>6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office:value-type="percentage" office:value="0.033375" calcext:value-type="percentage">
            <text:p>3,3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office:value-type="percentage" office:value="0.161645" calcext:value-type="percentage">
            <text:p>16,1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office:value-type="percentage" office:value="0.000701" calcext:value-type="percentage">
            <text:p>0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office:value-type="percentage" office:value="0.018363" calcext:value-type="percentage">
            <text:p>1,8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office:value-type="percentage" office:value="0.066192" calcext:value-type="percentage">
            <text:p>6,6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office:value-type="percentage" office:value="0.000917" calcext:value-type="percentage">
            <text:p>0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office:value-type="percentage" office:value="0.020068" calcext:value-type="percentage">
            <text:p>2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office:value-type="percentage" office:value="0.000064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office:value-type="percentage" office:value="0.0015" calcext:value-type="percentage">
            <text:p>0,1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office:value-type="percentage" office:value="0.009443" calcext:value-type="percentage">
            <text:p>0,9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office:value-type="percentage" office:value="0.0000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office:value-type="percentage" office:value="0.00151" calcext:value-type="percentage">
            <text:p>0,1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office:value-type="percentage" office:value="0.000016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office:value-type="percentage" office:value="0.000294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office:value-type="percentage" office:value="0.002126" calcext:value-type="percentage">
            <text:p>0,2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office:value-type="percentage" office:value="0.000233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office:value-type="percentage" office:value="0.11248" calcext:value-type="percentage">
            <text:p>11,2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office:value-type="percentage" office:value="0.140385" calcext:value-type="percentage">
            <text:p>14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office:value-type="percentage" office:value="0.119911" calcext:value-type="percentage">
            <text:p>11,9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office:value-type="percentage" office:value="0.192728" calcext:value-type="percentage">
            <text:p>19,2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office:value-type="percentage" office:value="0.181848" calcext:value-type="percentage">
            <text:p>18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office:value-type="percentage" office:value="0.040144" calcext:value-type="percentage">
            <text:p>4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office:value-type="percentage" office:value="0.046575" calcext:value-type="percentage">
            <text:p>4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office:value-type="percentage" office:value="0.019236" calcext:value-type="percentage">
            <text:p>1,9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office:value-type="percentage" office:value="0.060854" calcext:value-type="percentage">
            <text:p>6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office:value-type="percentage" office:value="0.056887" calcext:value-type="percentage">
            <text:p>5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office:value-type="percentage" office:value="0.003546" calcext:value-type="percentage">
            <text:p>0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office:value-type="percentage" office:value="0.007059" calcext:value-type="percentage">
            <text:p>0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office:value-type="percentage" office:value="0.003424" calcext:value-type="percentage">
            <text:p>0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office:value-type="percentage" office:value="0.004204" calcext:value-type="percentage">
            <text:p>0,4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office:value-type="percentage" office:value="0.007798" calcext:value-type="percentage">
            <text:p>0,7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office:value-type="percentage" office:value="0.000256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office:value-type="percentage" office:value="0.000715" calcext:value-type="percentage">
            <text:p>0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office:value-type="percentage" office:value="0.000566" calcext:value-type="percentage">
            <text:p>0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office:value-type="percentage" office:value="0.000237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office:value-type="percentage" office:value="0.000682" calcext:value-type="percentage">
            <text:p>0,0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office:value-type="percentage" office:value="0.000039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office:value-type="percentage" office:value="0.000111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office:value-type="percentage" office:value="0.000215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office:value-type="percentage" office:value="0.000081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office:value-type="percentage" office:value="0.003947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office:value-type="percentage" office:value="0.000327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office:value-type="percentage" office:value="0.000062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office:value-type="percentage" office:value="0.006994" calcext:value-type="percentage">
            <text:p>0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office:value-type="percentage" office:value="0.000502" calcext:value-type="percentage">
            <text:p>0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office:value-type="percentage" office:value="0.150765" calcext:value-type="percentage">
            <text:p>15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office:value-type="percentage" office:value="0.18321" calcext:value-type="percentage">
            <text:p>18,3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office:value-type="percentage" office:value="0.105696" calcext:value-type="percentage">
            <text:p>10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office:value-type="percentage" office:value="0.249545" calcext:value-type="percentage">
            <text:p>24,9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office:value-type="percentage" office:value="0.236564" calcext:value-type="percentage">
            <text:p>23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office:value-type="percentage" office:value="0.001683" calcext:value-type="percentage">
            <text:p>0,1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office:value-type="percentage" office:value="0.010737" calcext:value-type="percentage">
            <text:p>1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office:value-type="percentage" office:value="0.033577" calcext:value-type="percentage">
            <text:p>3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office:value-type="percentage" office:value="0.001454" calcext:value-type="percentage">
            <text:p>0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office:value-type="percentage" office:value="0.009804" calcext:value-type="percentage">
            <text:p>0,9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office:value-type="percentage" office:value="0.000058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office:value-type="percentage" office:value="0.00051" calcext:value-type="percentage">
            <text:p>0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office:value-type="percentage" office:value="0.003314" calcext:value-type="percentage">
            <text:p>0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office:value-type="percentage" office:value="0.00004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office:value-type="percentage" office:value="0.000383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office:value-type="percentage" office:value="0.000061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office:value-type="percentage" office:value="0.000704" calcext:value-type="percentage">
            <text:p>0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office:value-type="percentage" office:value="0.000043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office:value-type="percentage" office:value="0.120973" calcext:value-type="percentage">
            <text:p>12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office:value-type="percentage" office:value="0.059533" calcext:value-type="percentage">
            <text:p>5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office:value-type="percentage" office:value="0.021059" calcext:value-type="percentage">
            <text:p>2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office:value-type="percentage" office:value="0.208446" calcext:value-type="percentage">
            <text:p>20,8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office:value-type="percentage" office:value="0.090055" calcext:value-type="percentage">
            <text:p>9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office:value-type="percentage" office:value="0.034794" calcext:value-type="percentage">
            <text:p>3,4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office:value-type="percentage" office:value="0.127137" calcext:value-type="percentage">
            <text:p>12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office:value-type="percentage" office:value="0.094933" calcext:value-type="percentage">
            <text:p>9,4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office:value-type="percentage" office:value="0.049002" calcext:value-type="percentage">
            <text:p>4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office:value-type="percentage" office:value="0.150547" calcext:value-type="percentage">
            <text:p>15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office:value-type="percentage" office:value="0.000625" calcext:value-type="percentage">
            <text:p>0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office:value-type="percentage" office:value="0.007269" calcext:value-type="percentage">
            <text:p>0,7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office:value-type="percentage" office:value="0.023433" calcext:value-type="percentage">
            <text:p>2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office:value-type="percentage" office:value="0.000537" calcext:value-type="percentage">
            <text:p>0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office:value-type="percentage" office:value="0.006044" calcext:value-type="percentage">
            <text:p>0,6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office:value-type="percentage" office:value="0.000058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office:value-type="percentage" office:value="0.000716" calcext:value-type="percentage">
            <text:p>0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office:value-type="percentage" office:value="0.003257" calcext:value-type="percentage">
            <text:p>0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office:value-type="percentage" office:value="0.00004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office:value-type="percentage" office:value="0.000523" calcext:value-type="percentage">
            <text:p>0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office:value-type="percentage" office:value="0.00001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office:value-type="percentage" office:value="0.000191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office:value-type="percentage" office:value="0.00067" calcext:value-type="percentage">
            <text:p>0,0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office:value-type="percentage" office:value="0.000126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office:value-type="percentage" office:value="0.108951" calcext:value-type="percentage">
            <text:p>10,9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office:value-type="percentage" office:value="0.013919" calcext:value-type="percentage">
            <text:p>1,3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office:value-type="percentage" office:value="0.001761" calcext:value-type="percentage">
            <text:p>0,1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office:value-type="percentage" office:value="0.186449" calcext:value-type="percentage">
            <text:p>18,6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office:value-type="percentage" office:value="0.022814" calcext:value-type="percentage">
            <text:p>2,2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office:value-type="percentage" office:value="0.047155" calcext:value-type="percentage">
            <text:p>4,7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office:value-type="percentage" office:value="0.177685" calcext:value-type="percentage">
            <text:p>17,7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office:value-type="percentage" office:value="0.134486" calcext:value-type="percentage">
            <text:p>13,4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office:value-type="percentage" office:value="0.071376" calcext:value-type="percentage">
            <text:p>7,1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office:value-type="percentage" office:value="0.22216" calcext:value-type="percentage">
            <text:p>22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office:value-type="percentage" office:value="0.000344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office:value-type="percentage" office:value="0.003136" calcext:value-type="percentage">
            <text:p>0,3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office:value-type="percentage" office:value="0.006768" calcext:value-type="percentage">
            <text:p>0,6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office:value-type="percentage" office:value="0.000209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office:value-type="percentage" office:value="0.00226" calcext:value-type="percentage">
            <text:p>0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office:value-type="percentage" office:value="0.00009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office:value-type="percentage" office:value="0.000281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office:value-type="percentage" office:value="0.000049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office:value-type="percentage" office:value="0.00001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office:value-type="percentage" office:value="0.000057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office:value-type="percentage" office:value="0.150207" calcext:value-type="percentage">
            <text:p>15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office:value-type="percentage" office:value="0.158233" calcext:value-type="percentage">
            <text:p>15,8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office:value-type="percentage" office:value="0.088211" calcext:value-type="percentage">
            <text:p>8,8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office:value-type="percentage" office:value="0.250919" calcext:value-type="percentage">
            <text:p>25,0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office:value-type="percentage" office:value="0.209801" calcext:value-type="percentage">
            <text:p>20,9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office:value-type="percentage" office:value="0.006216" calcext:value-type="percentage">
            <text:p>0,6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office:value-type="percentage" office:value="0.036206" calcext:value-type="percentage">
            <text:p>3,6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office:value-type="percentage" office:value="0.054031" calcext:value-type="percentage">
            <text:p>5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office:value-type="percentage" office:value="0.007096" calcext:value-type="percentage">
            <text:p>0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office:value-type="percentage" office:value="0.037222" calcext:value-type="percentage">
            <text:p>3,7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office:value-type="percentage" office:value="0.000392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office:value-type="percentage" office:value="0.001016" calcext:value-type="percentage">
            <text:p>0,1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office:value-type="percentage" office:value="0.00001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office:value-type="percentage" office:value="0.00025" calcext:value-type="percentage">
            <text:p>0,0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office:value-type="percentage" office:value="0.000061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office:value-type="percentage" office:value="0.00001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office:value-type="percentage" office:value="0.000033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office:value-type="percentage" office:value="0.130116" calcext:value-type="percentage">
            <text:p>13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office:value-type="percentage" office:value="0.044872" calcext:value-type="percentage">
            <text:p>4,4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office:value-type="percentage" office:value="0.008899" calcext:value-type="percentage">
            <text:p>0,8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office:value-type="percentage" office:value="0.215486" calcext:value-type="percentage">
            <text:p>21,5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office:value-type="percentage" office:value="0.063645" calcext:value-type="percentage">
            <text:p>6,3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office:value-type="percentage" office:value="0.026254" calcext:value-type="percentage">
            <text:p>2,6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office:value-type="percentage" office:value="0.148573" calcext:value-type="percentage">
            <text:p>14,8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office:value-type="percentage" office:value="0.128423" calcext:value-type="percentage">
            <text:p>12,8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office:value-type="percentage" office:value="0.042499" calcext:value-type="percentage">
            <text:p>4,2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office:value-type="percentage" office:value="0.182717" calcext:value-type="percentage">
            <text:p>18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office:value-type="percentage" office:value="0.000086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office:value-type="percentage" office:value="0.001349" calcext:value-type="percentage">
            <text:p>0,1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office:value-type="percentage" office:value="0.005685" calcext:value-type="percentage">
            <text:p>0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office:value-type="percentage" office:value="0.000895" calcext:value-type="percentage">
            <text:p>0,0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office:value-type="percentage" office:value="0.00003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office:value-type="percentage" office:value="0.000272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office:value-type="percentage" office:value="0.00003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office:value-type="percentage" office:value="0.00001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office:value-type="percentage" office:value="0.000073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office:value-type="percentage" office:value="0.155573" calcext:value-type="percentage">
            <text:p>15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office:value-type="percentage" office:value="0.191236" calcext:value-type="percentage">
            <text:p>19,1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office:value-type="percentage" office:value="0.114563" calcext:value-type="percentage">
            <text:p>11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office:value-type="percentage" office:value="0.257066" calcext:value-type="percentage">
            <text:p>25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office:value-type="percentage" office:value="0.243153" calcext:value-type="percentage">
            <text:p>24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office:value-type="percentage" office:value="0.000874" calcext:value-type="percentage">
            <text:p>0,0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office:value-type="percentage" office:value="0.003551" calcext:value-type="percentage">
            <text:p>0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office:value-type="percentage" office:value="0.028233" calcext:value-type="percentage">
            <text:p>2,8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office:value-type="percentage" office:value="0.000963" calcext:value-type="percentage">
            <text:p>0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office:value-type="percentage" office:value="0.004093" calcext:value-type="percentage">
            <text:p>0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office:value-type="percentage" office:value="0.00001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office:value-type="percentage" office:value="0.000046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office:value-type="percentage" office:value="0.000488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office:value-type="percentage" office:value="0.000033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office:value-type="percentage" office:value="0.000037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office:value-type="percentage" office:value="0.000032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office:value-type="percentage" office:value="0.154235" calcext:value-type="percentage">
            <text:p>15,4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office:value-type="percentage" office:value="0.12404" calcext:value-type="percentage">
            <text:p>12,4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office:value-type="percentage" office:value="0.022287" calcext:value-type="percentage">
            <text:p>2,2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office:value-type="percentage" office:value="0.253933" calcext:value-type="percentage">
            <text:p>25,3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office:value-type="percentage" office:value="0.168414" calcext:value-type="percentage">
            <text:p>16,8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office:value-type="percentage" office:value="0.002229" calcext:value-type="percentage">
            <text:p>0,2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office:value-type="percentage" office:value="0.070805" calcext:value-type="percentage">
            <text:p>7,0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office:value-type="percentage" office:value="0.121065" calcext:value-type="percentage">
            <text:p>12,1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office:value-type="percentage" office:value="0.004109" calcext:value-type="percentage">
            <text:p>0,4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office:value-type="percentage" office:value="0.078881" calcext:value-type="percentage">
            <text:p>7,8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office:value-type="percentage" office:value="0.013986" calcext:value-type="percentage">
            <text:p>1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office:value-type="percentage" office:value="0.00417" calcext:value-type="percentage">
            <text:p>0,4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office:value-type="percentage" office:value="0.000415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office:value-type="percentage" office:value="0.027439" calcext:value-type="percentage">
            <text:p>2,7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office:value-type="percentage" office:value="0.006569" calcext:value-type="percentage">
            <text:p>0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office:value-type="percentage" office:value="0.133694" calcext:value-type="percentage">
            <text:p>13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office:value-type="percentage" office:value="0.108702" calcext:value-type="percentage">
            <text:p>10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office:value-type="percentage" office:value="0.017535" calcext:value-type="percentage">
            <text:p>1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office:value-type="percentage" office:value="0.219005" calcext:value-type="percentage">
            <text:p>21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office:value-type="percentage" office:value="0.14307" calcext:value-type="percentage">
            <text:p>14,3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office:value-type="percentage" office:value="0.008014" calcext:value-type="percentage">
            <text:p>0,8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office:value-type="percentage" office:value="0.061637" calcext:value-type="percentage">
            <text:p>6,1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office:value-type="percentage" office:value="0.04827" calcext:value-type="percentage">
            <text:p>4,8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office:value-type="percentage" office:value="0.010806" calcext:value-type="percentage">
            <text:p>1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office:value-type="percentage" office:value="0.076299" calcext:value-type="percentage">
            <text:p>7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office:value-type="percentage" office:value="0.000697" calcext:value-type="percentage">
            <text:p>0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office:value-type="percentage" office:value="0.016952" calcext:value-type="percentage">
            <text:p>1,7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office:value-type="percentage" office:value="0.04371" calcext:value-type="percentage">
            <text:p>4,3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office:value-type="percentage" office:value="0.000733" calcext:value-type="percentage">
            <text:p>0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office:value-type="percentage" office:value="0.01818" calcext:value-type="percentage">
            <text:p>1,8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office:value-type="percentage" office:value="0.000074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office:value-type="percentage" office:value="0.003385" calcext:value-type="percentage">
            <text:p>0,3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office:value-type="percentage" office:value="0.033422" calcext:value-type="percentage">
            <text:p>3,3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office:value-type="percentage" office:value="0.0000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office:value-type="percentage" office:value="0.003177" calcext:value-type="percentage">
            <text:p>0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office:value-type="percentage" office:value="0.139999" calcext:value-type="percentage">
            <text:p>14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office:value-type="percentage" office:value="0.157782" calcext:value-type="percentage">
            <text:p>15,7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office:value-type="percentage" office:value="0.074204" calcext:value-type="percentage">
            <text:p>7,4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office:value-type="percentage" office:value="0.236516" calcext:value-type="percentage">
            <text:p>23,6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office:value-type="percentage" office:value="0.206942" calcext:value-type="percentage">
            <text:p>20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office:value-type="percentage" office:value="0.016466" calcext:value-type="percentage">
            <text:p>1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office:value-type="percentage" office:value="0.037063" calcext:value-type="percentage">
            <text:p>3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office:value-type="percentage" office:value="0.069148" calcext:value-type="percentage">
            <text:p>6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office:value-type="percentage" office:value="0.021527" calcext:value-type="percentage">
            <text:p>2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office:value-type="percentage" office:value="0.040353" calcext:value-type="percentage">
            <text:p>4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office:value-type="percentage" office:value="0.145615" calcext:value-type="percentage">
            <text:p>14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office:value-type="percentage" office:value="0.138706" calcext:value-type="percentage">
            <text:p>13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office:value-type="percentage" office:value="0.034577" calcext:value-type="percentage">
            <text:p>3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office:value-type="percentage" office:value="0.245191" calcext:value-type="percentage">
            <text:p>24,5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office:value-type="percentage" office:value="0.185852" calcext:value-type="percentage">
            <text:p>18,5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office:value-type="percentage" office:value="0.010849" calcext:value-type="percentage">
            <text:p>1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office:value-type="percentage" office:value="0.056139" calcext:value-type="percentage">
            <text:p>5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office:value-type="percentage" office:value="0.108775" calcext:value-type="percentage">
            <text:p>10,8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office:value-type="percentage" office:value="0.012852" calcext:value-type="percentage">
            <text:p>1,2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office:value-type="percentage" office:value="0.061443" calcext:value-type="percentage">
            <text:p>6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office:value-type="percentage" office:value="0.005592" calcext:value-type="percentage">
            <text:p>0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office:value-type="percentage" office:value="0.003162" calcext:value-type="percentage">
            <text:p>0,3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office:value-type="percentage" office:value="0.001512" calcext:value-type="percentage">
            <text:p>0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office:value-type="percentage" office:value="0.006921" calcext:value-type="percentage">
            <text:p>0,6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office:value-type="percentage" office:value="0.003239" calcext:value-type="percentage">
            <text:p>0,3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office:value-type="percentage" office:value="0.040351" calcext:value-type="percentage">
            <text:p>4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office:value-type="percentage" office:value="0.008984" calcext:value-type="percentage">
            <text:p>0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office:value-type="percentage" office:value="0.002714" calcext:value-type="percentage">
            <text:p>0,2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office:value-type="percentage" office:value="0.077558" calcext:value-type="percentage">
            <text:p>7,7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office:value-type="percentage" office:value="0.014482" calcext:value-type="percentage">
            <text:p>1,4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office:value-type="percentage" office:value="0.058604" calcext:value-type="percentage">
            <text:p>5,8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office:value-type="percentage" office:value="0.033562" calcext:value-type="percentage">
            <text:p>3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office:value-type="percentage" office:value="0.00809" calcext:value-type="percentage">
            <text:p>0,8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office:value-type="percentage" office:value="0.101249" calcext:value-type="percentage">
            <text:p>10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office:value-type="percentage" office:value="0.054157" calcext:value-type="percentage">
            <text:p>5,4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office:value-type="percentage" office:value="0.036668" calcext:value-type="percentage">
            <text:p>3,6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office:value-type="percentage" office:value="0.085514" calcext:value-type="percentage">
            <text:p>8,5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office:value-type="percentage" office:value="0.043154" calcext:value-type="percentage">
            <text:p>4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office:value-type="percentage" office:value="0.053171" calcext:value-type="percentage">
            <text:p>5,3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office:value-type="percentage" office:value="0.104603" calcext:value-type="percentage">
            <text:p>10,4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office:value-type="percentage" office:value="0.015249" calcext:value-type="percentage">
            <text:p>1,5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office:value-type="percentage" office:value="0.063623" calcext:value-type="percentage">
            <text:p>6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office:value-type="percentage" office:value="0.087882" calcext:value-type="percentage">
            <text:p>8,7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office:value-type="percentage" office:value="0.019144" calcext:value-type="percentage">
            <text:p>1,9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office:value-type="percentage" office:value="0.070815" calcext:value-type="percentage">
            <text:p>7,0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office:value-type="percentage" office:value="0.151635" calcext:value-type="percentage">
            <text:p>15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office:value-type="percentage" office:value="0.164925" calcext:value-type="percentage">
            <text:p>16,4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office:value-type="percentage" office:value="0.088395" calcext:value-type="percentage">
            <text:p>8,8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office:value-type="percentage" office:value="0.249554" calcext:value-type="percentage">
            <text:p>24,9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office:value-type="percentage" office:value="0.208508" calcext:value-type="percentage">
            <text:p>20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office:value-type="percentage" office:value="0.004829" calcext:value-type="percentage">
            <text:p>0,4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office:value-type="percentage" office:value="0.029921" calcext:value-type="percentage">
            <text:p>2,9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office:value-type="percentage" office:value="0.054957" calcext:value-type="percentage">
            <text:p>5,5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office:value-type="percentage" office:value="0.008489" calcext:value-type="percentage">
            <text:p>0,8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office:value-type="percentage" office:value="0.038788" calcext:value-type="percentage">
            <text:p>3,8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office:value-type="percentage" office:value="0.130648" calcext:value-type="percentage">
            <text:p>13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office:value-type="percentage" office:value="0.049474" calcext:value-type="percentage">
            <text:p>4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office:value-type="percentage" office:value="0.004234" calcext:value-type="percentage">
            <text:p>0,4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office:value-type="percentage" office:value="0.189431" calcext:value-type="percentage">
            <text:p>18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office:value-type="percentage" office:value="0.047799" calcext:value-type="percentage">
            <text:p>4,7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office:value-type="percentage" office:value="0.024517" calcext:value-type="percentage">
            <text:p>2,4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office:value-type="percentage" office:value="0.117004" calcext:value-type="percentage">
            <text:p>11,7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office:value-type="percentage" office:value="0.033667" calcext:value-type="percentage">
            <text:p>3,3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office:value-type="percentage" office:value="0.065008" calcext:value-type="percentage">
            <text:p>6,5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office:value-type="percentage" office:value="0.1573" calcext:value-type="percentage">
            <text:p>15,7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office:value-type="percentage" office:value="0.001166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office:value-type="percentage" office:value="0.022934" calcext:value-type="percentage">
            <text:p>2,2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office:value-type="percentage" office:value="0.052298" calcext:value-type="percentage">
            <text:p>5,2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office:value-type="percentage" office:value="0.003291" calcext:value-type="percentage">
            <text:p>0,3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office:value-type="percentage" office:value="0.034377" calcext:value-type="percentage">
            <text:p>3,4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office:value-type="percentage" office:value="0.000113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office:value-type="percentage" office:value="0.004529" calcext:value-type="percentage">
            <text:p>0,4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office:value-type="percentage" office:value="0.033091" calcext:value-type="percentage">
            <text:p>3,3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office:value-type="percentage" office:value="0.000256" calcext:value-type="percentage">
            <text:p>0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office:value-type="percentage" office:value="0.006583" calcext:value-type="percentage">
            <text:p>0,6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office:value-type="percentage" office:value="0.000905" calcext:value-type="percentage">
            <text:p>0,0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office:value-type="percentage" office:value="0.020063" calcext:value-type="percentage">
            <text:p>2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office:value-type="percentage" office:value="0.000056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office:value-type="percentage" office:value="0.001236" calcext:value-type="percentage">
            <text:p>0,1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office:value-type="percentage" office:value="0.029627" calcext:value-type="percentage">
            <text:p>2,9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office:value-type="percentage" office:value="0.001849" calcext:value-type="percentage">
            <text:p>0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office:value-type="percentage" office:value="0.00012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office:value-type="percentage" office:value="0.046807" calcext:value-type="percentage">
            <text:p>4,6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office:value-type="percentage" office:value="0.00201" calcext:value-type="percentage">
            <text:p>0,2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office:value-type="percentage" office:value="0.126837" calcext:value-type="percentage">
            <text:p>12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office:value-type="percentage" office:value="0.192997" calcext:value-type="percentage">
            <text:p>19,3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office:value-type="percentage" office:value="0.143232" calcext:value-type="percentage">
            <text:p>14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office:value-type="percentage" office:value="0.211236" calcext:value-type="percentage">
            <text:p>21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office:value-type="percentage" office:value="0.245285" calcext:value-type="percentage">
            <text:p>24,53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0467" calcext:value-type="percentage">
            <text:p>1,05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2756" calcext:value-type="percentage">
            <text:p>2,28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4585" calcext:value-type="percentage">
            <text:p>1,46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3381" calcext:value-type="percentage">
            <text:p>1,34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4039" calcext:value-type="percentage">
            <text:p>2,40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92175" calcext:value-type="percentage">
            <text:p>9,22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33377" calcext:value-type="percentage">
            <text:p>3,34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23895" calcext:value-type="percentage">
            <text:p>2,39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146754" calcext:value-type="percentage">
            <text:p>14,68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6225" calcext:value-type="percentage">
            <text:p>6,23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office:value-type="percentage" office:value="0.023923" calcext:value-type="percentage">
            <text:p>2,39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office:value-type="percentage" office:value="0.012095" calcext:value-type="percentage">
            <text:p>1,21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office:value-type="percentage" office:value="0.006134" calcext:value-type="percentage">
            <text:p>0,61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office:value-type="percentage" office:value="0.044892" calcext:value-type="percentage">
            <text:p>4,4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office:value-type="percentage" office:value="0.018612" calcext:value-type="percentage">
            <text:p>1,86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24309" calcext:value-type="percentage">
            <text:p>2,43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91177" calcext:value-type="percentage">
            <text:p>9,12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3699" calcext:value-type="percentage">
            <text:p>7,3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43443" calcext:value-type="percentage">
            <text:p>4,34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office:value-type="percentage" office:value="0.108087" calcext:value-type="percentage">
            <text:p>10,81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office:value-type="percentage" office:value="0.005591" calcext:value-type="percentage">
            <text:p>0,56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office:value-type="percentage" office:value="0.03544" calcext:value-type="percentage">
            <text:p>3,54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office:value-type="percentage" office:value="0.025039" calcext:value-type="percentage">
            <text:p>2,5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office:value-type="percentage" office:value="0.009573" calcext:value-type="percentage">
            <text:p>0,96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office:value-type="percentage" office:value="0.034307" calcext:value-type="percentage">
            <text:p>3,4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43.4847" calcext:value-type="float">
            <text:p>543,4847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office:value-type="percentage" office:value="0.105658" calcext:value-type="percentage">
            <text:p>10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office:value-type="percentage" office:value="0.245713" calcext:value-type="percentage">
            <text:p>24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office:value-type="percentage" office:value="0.253049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office:value-type="percentage" office:value="0.114846" calcext:value-type="percentage">
            <text:p>11,4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office:value-type="percentage" office:value="0.064614" calcext:value-type="percentage">
            <text:p>6,4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office:value-type="percentage" office:value="0.040853" calcext:value-type="percentage">
            <text:p>4,0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office:value-type="percentage" office:value="0.028793" calcext:value-type="percentage">
            <text:p>2,8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office:value-type="percentage" office:value="0.021252" calcext:value-type="percentage">
            <text:p>2,1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office:value-type="percentage" office:value="0.015723" calcext:value-type="percentage">
            <text:p>1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office:value-type="percentage" office:value="0.012869" calcext:value-type="percentage">
            <text:p>1,2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office:value-type="percentage" office:value="0.037597" calcext:value-type="percentage">
            <text:p>3,7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office:value-type="percentage" office:value="0.02008" calcext:value-type="percentage">
            <text:p>2,0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office:value-type="percentage" office:value="0.038954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office:value-type="percentage" office:value="0.612698" calcext:value-type="percentage">
            <text:p>61,2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office:value-type="percentage" office:value="0.387302" calcext:value-type="percentage">
            <text:p>38,7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office:value-type="percentage" office:value="0.031159" calcext:value-type="percentage">
            <text:p>3,1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office:value-type="percentage" office:value="0.923232" calcext:value-type="percentage">
            <text:p>92,3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office:value-type="percentage" office:value="0.033372" calcext:value-type="percentage">
            <text:p>3,3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office:value-type="percentage" office:value="0.01146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office:value-type="percentage" office:value="0.000777" calcext:value-type="percentage">
            <text:p>0,0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office:value-type="percentage" office:value="0.01743" calcext:value-type="percentage">
            <text:p>1,7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office:value-type="percentage" office:value="0.437738" calcext:value-type="percentage">
            <text:p>43,7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office:value-type="percentage" office:value="0.109118" calcext:value-type="percentage">
            <text:p>10,9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office:value-type="percentage" office:value="0.412269" calcext:value-type="percentage">
            <text:p>41,2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office:value-type="percentage" office:value="0.018672" calcext:value-type="percentage">
            <text:p>1,8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office:value-type="percentage" office:value="0.004773" calcext:value-type="percentage">
            <text:p>0,48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377" calcext:value-type="percentage">
            <text:p>0,04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office:value-type="percentage" office:value="0.976885" calcext:value-type="percentage">
            <text:p>97,6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office:value-type="percentage" office:value="0.01898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office:value-type="percentage" office:value="0.001561" calcext:value-type="percentage">
            <text:p>0,1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office:value-type="percentage" office:value="0.002197" calcext:value-type="percentage">
            <text:p>0,2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office:value-type="percentage" office:value="0.410743" calcext:value-type="percentage">
            <text:p>41,0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office:value-type="percentage" office:value="0.408445" calcext:value-type="percentage">
            <text:p>40,8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office:value-type="percentage" office:value="0.177868" calcext:value-type="percentage">
            <text:p>17,7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office:value-type="percentage" office:value="0.002944" calcext:value-type="percentage">
            <text:p>0,2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office:value-type="percentage" office:value="0.591555" calcext:value-type="percentage">
            <text:p>59,1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office:value-type="percentage" office:value="0.324482" calcext:value-type="percentage">
            <text:p>32,4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office:value-type="percentage" office:value="0.083963" calcext:value-type="percentage">
            <text:p>8,4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office:value-type="percentage" office:value="0.032355" calcext:value-type="percentage">
            <text:p>3,2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office:value-type="percentage" office:value="0.149386" calcext:value-type="percentage">
            <text:p>14,9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office:value-type="percentage" office:value="0.12447" calcext:value-type="percentage">
            <text:p>12,4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office:value-type="percentage" office:value="0.110743" calcext:value-type="percentage">
            <text:p>11,0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office:value-type="percentage" office:value="0.307449" calcext:value-type="percentage">
            <text:p>30,7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office:value-type="percentage" office:value="0.106848" calcext:value-type="percentage">
            <text:p>10,6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office:value-type="percentage" office:value="0.08233" calcext:value-type="percentage">
            <text:p>8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office:value-type="percentage" office:value="0.086419" calcext:value-type="percentage">
            <text:p>8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office:value-type="percentage" office:value="0.01962" calcext:value-type="percentage">
            <text:p>1,9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office:value-type="percentage" office:value="0.101791" calcext:value-type="percentage">
            <text:p>10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office:value-type="percentage" office:value="0.099012" calcext:value-type="percentage">
            <text:p>9,9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office:value-type="percentage" office:value="0.111878" calcext:value-type="percentage">
            <text:p>11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office:value-type="percentage" office:value="0.362996" calcext:value-type="percentage">
            <text:p>36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office:value-type="percentage" office:value="0.140473" calcext:value-type="percentage">
            <text:p>14,0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office:value-type="percentage" office:value="0.137581" calcext:value-type="percentage">
            <text:p>13,7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office:value-type="percentage" office:value="0.026648" calcext:value-type="percentage">
            <text:p>2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office:value-type="percentage" office:value="0.165298" calcext:value-type="percentage">
            <text:p>16,5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office:value-type="percentage" office:value="0.186671" calcext:value-type="percentage">
            <text:p>18,6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office:value-type="percentage" office:value="0.226502" calcext:value-type="percentage">
            <text:p>22,6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office:value-type="percentage" office:value="0.223906" calcext:value-type="percentage">
            <text:p>22,3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office:value-type="percentage" office:value="0.086398" calcext:value-type="percentage">
            <text:p>8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office:value-type="percentage" office:value="0.111225" calcext:value-type="percentage">
            <text:p>11,1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office:value-type="percentage" office:value="0.131857" calcext:value-type="percentage">
            <text:p>13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office:value-type="percentage" office:value="0.384934" calcext:value-type="percentage">
            <text:p>38,4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office:value-type="percentage" office:value="0.06081" calcext:value-type="percentage">
            <text:p>6,0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office:value-type="percentage" office:value="0.275203" calcext:value-type="percentage">
            <text:p>27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office:value-type="percentage" office:value="0.063591" calcext:value-type="percentage">
            <text:p>6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office:value-type="percentage" office:value="0.083605" calcext:value-type="percentage">
            <text:p>8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1</text:p>
          </table:table-cell>
          <table:table-cell office:value-type="percentage" office:value="0.020097" calcext:value-type="percentage">
            <text:p>2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2</text:p>
          </table:table-cell>
          <table:table-cell office:value-type="percentage" office:value="0.121216" calcext:value-type="percentage">
            <text:p>12,1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3</text:p>
          </table:table-cell>
          <table:table-cell office:value-type="percentage" office:value="0.281512" calcext:value-type="percentage">
            <text:p>28,1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4</text:p>
          </table:table-cell>
          <table:table-cell office:value-type="percentage" office:value="0.350674" calcext:value-type="percentage">
            <text:p>35,0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5</text:p>
          </table:table-cell>
          <table:table-cell office:value-type="percentage" office:value="0.226502" calcext:value-type="percentage">
            <text:p>22,6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office:value-type="percentage" office:value="0.050864" calcext:value-type="percentage">
            <text:p>5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office:value-type="percentage" office:value="0.268887" calcext:value-type="percentage">
            <text:p>26,8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office:value-type="percentage" office:value="0.157668" calcext:value-type="percentage">
            <text:p>15,7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office:value-type="percentage" office:value="0.118049" calcext:value-type="percentage">
            <text:p>11,8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office:value-type="percentage" office:value="0.08296" calcext:value-type="percentage">
            <text:p>8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office:value-type="percentage" office:value="0.049131" calcext:value-type="percentage">
            <text:p>4,9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office:value-type="percentage" office:value="0.062185" calcext:value-type="percentage">
            <text:p>6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office:value-type="percentage" office:value="0.062208" calcext:value-type="percentage">
            <text:p>6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office:value-type="percentage" office:value="0.026588" calcext:value-type="percentage">
            <text:p>2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office:value-type="percentage" office:value="0.018814" calcext:value-type="percentage">
            <text:p>1,8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office:value-type="percentage" office:value="0.013412" calcext:value-type="percentage">
            <text:p>1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office:value-type="percentage" office:value="0.089235" calcext:value-type="percentage">
            <text:p>8,9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office:value-type="percentage" office:value="0.903226" calcext:value-type="percentage">
            <text:p>90,3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office:value-type="percentage" office:value="0.052315" calcext:value-type="percentage">
            <text:p>5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office:value-type="percentage" office:value="0.011759" calcext:value-type="percentage">
            <text:p>1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office:value-type="percentage" office:value="0.0327" calcext:value-type="percentage">
            <text:p>3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office:value-type="percentage" office:value="0.005924" calcext:value-type="percentage">
            <text:p>0,5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office:value-type="percentage" office:value="0.604397" calcext:value-type="percentage">
            <text:p>60,4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office:value-type="percentage" office:value="0.258684" calcext:value-type="percentage">
            <text:p>25,8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office:value-type="percentage" office:value="0.084206" calcext:value-type="percentage">
            <text:p>8,4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office:value-type="percentage" office:value="0.046789" calcext:value-type="percentage">
            <text:p>4,6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office:value-type="percentage" office:value="0.005662" calcext:value-type="percentage">
            <text:p>0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office:value-type="percentage" office:value="0.097106" calcext:value-type="percentage">
            <text:p>9,7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office:value-type="percentage" office:value="0.482227" calcext:value-type="percentage">
            <text:p>48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office:value-type="percentage" office:value="0.351374" calcext:value-type="percentage">
            <text:p>35,1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office:value-type="percentage" office:value="0.06363" calcext:value-type="percentage">
            <text:p>6,3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office:value-type="percentage" office:value="0.469445" calcext:value-type="percentage">
            <text:p>46,9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office:value-type="percentage" office:value="0.40906" calcext:value-type="percentage">
            <text:p>40,9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office:value-type="percentage" office:value="0.106241" calcext:value-type="percentage">
            <text:p>10,6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office:value-type="percentage" office:value="0.012576" calcext:value-type="percentage">
            <text:p>1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office:value-type="percentage" office:value="0.002678" calcext:value-type="percentage">
            <text:p>0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office:value-type="percentage" office:value="0.747352" calcext:value-type="percentage">
            <text:p>74,7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office:value-type="percentage" office:value="0.223697" calcext:value-type="percentage">
            <text:p>22,3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office:value-type="percentage" office:value="0.026031" calcext:value-type="percentage">
            <text:p>2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office:value-type="percentage" office:value="0.002456" calcext:value-type="percentage">
            <text:p>0,2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office:value-type="percentage" office:value="0.000465" calcext:value-type="percentage">
            <text:p>0,0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office:value-type="percentage" office:value="0.011831" calcext:value-type="percentage">
            <text:p>1,1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office:value-type="percentage" office:value="0.92578" calcext:value-type="percentage">
            <text:p>92,5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office:value-type="percentage" office:value="0.057255" calcext:value-type="percentage">
            <text:p>5,7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office:value-type="percentage" office:value="0.004307" calcext:value-type="percentage">
            <text:p>0,4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office:value-type="percentage" office:value="0.000828" calcext:value-type="percentage">
            <text:p>0,0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office:value-type="percentage" office:value="0.500066" calcext:value-type="percentage">
            <text:p>5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office:value-type="percentage" office:value="0.456413" calcext:value-type="percentage">
            <text:p>45,6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office:value-type="percentage" office:value="0.037907" calcext:value-type="percentage">
            <text:p>3,7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office:value-type="percentage" office:value="0.004598" calcext:value-type="percentage">
            <text:p>0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office:value-type="percentage" office:value="0.001015" calcext:value-type="percentage">
            <text:p>0,1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office:value-type="percentage" office:value="0.333893" calcext:value-type="percentage">
            <text:p>33,3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office:value-type="percentage" office:value="0.652862" calcext:value-type="percentage">
            <text:p>65,2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office:value-type="percentage" office:value="0.012718" calcext:value-type="percentage">
            <text:p>1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office:value-type="percentage" office:value="0.00044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office:value-type="percentage" office:value="0.000087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office:value-type="percentage" office:value="0.857372" calcext:value-type="percentage">
            <text:p>85,7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office:value-type="percentage" office:value="0.14077" calcext:value-type="percentage">
            <text:p>14,0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office:value-type="percentage" office:value="0.001711" calcext:value-type="percentage">
            <text:p>0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office:value-type="percentage" office:value="0.000101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office:value-type="percentage" office:value="0.000046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office:value-type="percentage" office:value="0.463017" calcext:value-type="percentage">
            <text:p>46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office:value-type="percentage" office:value="0.528466" calcext:value-type="percentage">
            <text:p>52,8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office:value-type="percentage" office:value="0.008065" calcext:value-type="percentage">
            <text:p>0,8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office:value-type="percentage" office:value="0.00035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office:value-type="percentage" office:value="0.000102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office:value-type="percentage" office:value="0.961592" calcext:value-type="percentage">
            <text:p>96,1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office:value-type="percentage" office:value="0.037715" calcext:value-type="percentage">
            <text:p>3,7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office:value-type="percentage" office:value="0.000589" calcext:value-type="percentage">
            <text:p>0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office:value-type="percentage" office:value="0.000058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office:value-type="percentage" office:value="0.000046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office:value-type="percentage" office:value="0.72291" calcext:value-type="percentage">
            <text:p>72,2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office:value-type="percentage" office:value="0.27709" calcext:value-type="percentage">
            <text:p>27,7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office:value-type="percentage" office:value="0.05258" calcext:value-type="percentage">
            <text:p>5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office:value-type="percentage" office:value="0.622006" calcext:value-type="percentage">
            <text:p>62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office:value-type="percentage" office:value="0.205025" calcext:value-type="percentage">
            <text:p>20,5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office:value-type="percentage" office:value="0.080271" calcext:value-type="percentage">
            <text:p>8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office:value-type="percentage" office:value="0.040118" calcext:value-type="percentage">
            <text:p>4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office:value-type="percentage" office:value="0.815443" calcext:value-type="percentage">
            <text:p>81,5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office:value-type="percentage" office:value="0.184557" calcext:value-type="percentage">
            <text:p>18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office:value-type="percentage" office:value="0.749941" calcext:value-type="percentage">
            <text:p>74,9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office:value-type="percentage" office:value="0.250059" calcext:value-type="percentage">
            <text:p>25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office:value-type="percentage" office:value="0.020425" calcext:value-type="percentage">
            <text:p>2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office:value-type="percentage" office:value="0.144089" calcext:value-type="percentage">
            <text:p>14,4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office:value-type="percentage" office:value="0.255662" calcext:value-type="percentage">
            <text:p>25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office:value-type="percentage" office:value="0.32311" calcext:value-type="percentage">
            <text:p>32,3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office:value-type="percentage" office:value="0.256714" calcext:value-type="percentage">
            <text:p>25,6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office:value-type="percentage" office:value="0.863016" calcext:value-type="percentage">
            <text:p>86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office:value-type="percentage" office:value="0.136984" calcext:value-type="percentage">
            <text:p>13,7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office:value-type="percentage" office:value="0.421587" calcext:value-type="percentage">
            <text:p>42,1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office:value-type="percentage" office:value="0.397495" calcext:value-type="percentage">
            <text:p>39,7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office:value-type="percentage" office:value="0.114067" calcext:value-type="percentage">
            <text:p>11,4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office:value-type="percentage" office:value="0.044571" calcext:value-type="percentage">
            <text:p>4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office:value-type="percentage" office:value="0.022281" calcext:value-type="percentage">
            <text:p>2,2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office:value-type="percentage" office:value="0.080412" calcext:value-type="percentage">
            <text:p>8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office:value-type="percentage" office:value="0.919588" calcext:value-type="percentage">
            <text:p>91,96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85228" calcext:value-type="percentage">
            <text:p>8,52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358451" calcext:value-type="percentage">
            <text:p>35,85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office:value-type="percentage" office:value="0.105656" calcext:value-type="percentage">
            <text:p>10,57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office:value-type="percentage" office:value="0.340715" calcext:value-type="percentage">
            <text:p>34,0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office:value-type="percentage" office:value="0.10995" calcext:value-type="percentage">
            <text:p>11,00%</text:p>
          </table:table-cell>
        </table:table-row>
        <table:table-row table:style-name="ro1">
          <table:table-cell table:style-name="ce11"/>
          <table:table-cell/>
          <table:table-cell table:style-name="Default"/>
        </table:table-row>
      </table:table>
      <table:table table:name="Tabela dinâmica_Planilha1_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1" table:number-columns-repeated="5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3" table:default-cell-style-name="Default"/>
        <table:table-column table:style-name="co8" table:number-columns-repeated="13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number-columns-repeated="3" table:default-cell-style-name="Default"/>
        <table:table-column table:style-name="co17" table:number-columns-repeated="6" table:default-cell-style-name="Default"/>
        <table:table-column table:style-name="co18" table:number-columns-repeated="4" table:default-cell-style-name="Default"/>
        <table:table-column table:style-name="co17" table:number-columns-repeated="8" table:default-cell-style-name="Default"/>
        <table:table-column table:style-name="co19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oma - Dados2</text:p>
          </table:table-cell>
          <table:table-cell table:style-name="ce21" office:value-type="string" calcext:value-type="string">
            <text:p>Colunas</text:p>
          </table:table-cell>
          <table:table-cell table:style-name="ce41" table:number-columns-repeated="168"/>
          <table:table-cell table:style-name="ce65"/>
        </table:table-row>
        <table:table-row table:style-name="ro1">
          <table:table-cell table:style-name="ce5" office:value-type="string" calcext:value-type="string">
            <text:p>Cluster</text:p>
          </table:table-cell>
          <table:table-cell table:style-name="ce29" office:value-type="string" calcext:value-type="string">
            <text:p>MACRO_REGIAO_CENTRO_OESTE</text:p>
          </table:table-cell>
          <table:table-cell table:style-name="ce42" office:value-type="string" calcext:value-type="string">
            <text:p>MACRO_REGIAO_NORDESTE</text:p>
          </table:table-cell>
          <table:table-cell table:style-name="ce42" office:value-type="string" calcext:value-type="string">
            <text:p>MACRO_REGIAO_NORTE</text:p>
          </table:table-cell>
          <table:table-cell table:style-name="ce42" office:value-type="string" calcext:value-type="string">
            <text:p>MACRO_REGIAO_SUDESTE</text:p>
          </table:table-cell>
          <table:table-cell table:style-name="ce42" office:value-type="string" calcext:value-type="string">
            <text:p>MACRO_REGIAO_SUL</text:p>
          </table:table-cell>
          <table:table-cell table:style-name="ce42" office:value-type="string" calcext:value-type="string">
            <text:p>MEDIA_NOTAS</text:p>
          </table:table-cell>
          <table:table-cell table:style-name="ce42" office:value-type="string" calcext:value-type="string">
            <text:p>Q001_A</text:p>
          </table:table-cell>
          <table:table-cell table:style-name="ce42" office:value-type="string" calcext:value-type="string">
            <text:p>Q001_B</text:p>
          </table:table-cell>
          <table:table-cell table:style-name="ce42" office:value-type="string" calcext:value-type="string">
            <text:p>Q001_C</text:p>
          </table:table-cell>
          <table:table-cell table:style-name="ce42" office:value-type="string" calcext:value-type="string">
            <text:p>Q001_D</text:p>
          </table:table-cell>
          <table:table-cell table:style-name="ce42" office:value-type="string" calcext:value-type="string">
            <text:p>Q001_E</text:p>
          </table:table-cell>
          <table:table-cell table:style-name="ce42" office:value-type="string" calcext:value-type="string">
            <text:p>Q001_F</text:p>
          </table:table-cell>
          <table:table-cell table:style-name="ce42" office:value-type="string" calcext:value-type="string">
            <text:p>Q001_G</text:p>
          </table:table-cell>
          <table:table-cell table:style-name="ce42" office:value-type="string" calcext:value-type="string">
            <text:p>Q001_H</text:p>
          </table:table-cell>
          <table:table-cell table:style-name="ce42" office:value-type="string" calcext:value-type="string">
            <text:p>Q002_A</text:p>
          </table:table-cell>
          <table:table-cell table:style-name="ce42" office:value-type="string" calcext:value-type="string">
            <text:p>Q002_B</text:p>
          </table:table-cell>
          <table:table-cell table:style-name="ce42" office:value-type="string" calcext:value-type="string">
            <text:p>Q002_C</text:p>
          </table:table-cell>
          <table:table-cell table:style-name="ce42" office:value-type="string" calcext:value-type="string">
            <text:p>Q002_D</text:p>
          </table:table-cell>
          <table:table-cell table:style-name="ce42" office:value-type="string" calcext:value-type="string">
            <text:p>Q002_E</text:p>
          </table:table-cell>
          <table:table-cell table:style-name="ce42" office:value-type="string" calcext:value-type="string">
            <text:p>Q002_F</text:p>
          </table:table-cell>
          <table:table-cell table:style-name="ce42" office:value-type="string" calcext:value-type="string">
            <text:p>Q002_G</text:p>
          </table:table-cell>
          <table:table-cell table:style-name="ce42" office:value-type="string" calcext:value-type="string">
            <text:p>Q002_H</text:p>
          </table:table-cell>
          <table:table-cell table:style-name="ce42" office:value-type="string" calcext:value-type="string">
            <text:p>Q003_A</text:p>
          </table:table-cell>
          <table:table-cell table:style-name="ce42" office:value-type="string" calcext:value-type="string">
            <text:p>Q003_B</text:p>
          </table:table-cell>
          <table:table-cell table:style-name="ce42" office:value-type="string" calcext:value-type="string">
            <text:p>Q003_C</text:p>
          </table:table-cell>
          <table:table-cell table:style-name="ce42" office:value-type="string" calcext:value-type="string">
            <text:p>Q003_D</text:p>
          </table:table-cell>
          <table:table-cell table:style-name="ce42" office:value-type="string" calcext:value-type="string">
            <text:p>Q003_E</text:p>
          </table:table-cell>
          <table:table-cell table:style-name="ce42" office:value-type="string" calcext:value-type="string">
            <text:p>Q003_F</text:p>
          </table:table-cell>
          <table:table-cell table:style-name="ce42" office:value-type="string" calcext:value-type="string">
            <text:p>Q004_A</text:p>
          </table:table-cell>
          <table:table-cell table:style-name="ce42" office:value-type="string" calcext:value-type="string">
            <text:p>Q004_B</text:p>
          </table:table-cell>
          <table:table-cell table:style-name="ce42" office:value-type="string" calcext:value-type="string">
            <text:p>Q004_C</text:p>
          </table:table-cell>
          <table:table-cell table:style-name="ce42" office:value-type="string" calcext:value-type="string">
            <text:p>Q004_D</text:p>
          </table:table-cell>
          <table:table-cell table:style-name="ce42" office:value-type="string" calcext:value-type="string">
            <text:p>Q004_E</text:p>
          </table:table-cell>
          <table:table-cell table:style-name="ce42" office:value-type="string" calcext:value-type="string">
            <text:p>Q004_F</text:p>
          </table:table-cell>
          <table:table-cell table:style-name="ce42" office:value-type="string" calcext:value-type="string">
            <text:p>Q005_1</text:p>
          </table:table-cell>
          <table:table-cell table:style-name="ce42" office:value-type="string" calcext:value-type="string">
            <text:p>Q005_2</text:p>
          </table:table-cell>
          <table:table-cell table:style-name="ce42" office:value-type="string" calcext:value-type="string">
            <text:p>Q005_3</text:p>
          </table:table-cell>
          <table:table-cell table:style-name="ce42" office:value-type="string" calcext:value-type="string">
            <text:p>Q005_4</text:p>
          </table:table-cell>
          <table:table-cell table:style-name="ce42" office:value-type="string" calcext:value-type="string">
            <text:p>Q005_5</text:p>
          </table:table-cell>
          <table:table-cell table:style-name="ce42" office:value-type="string" calcext:value-type="string">
            <text:p>Q006_A</text:p>
          </table:table-cell>
          <table:table-cell table:style-name="ce42" office:value-type="string" calcext:value-type="string">
            <text:p>Q006_B</text:p>
          </table:table-cell>
          <table:table-cell table:style-name="ce42" office:value-type="string" calcext:value-type="string">
            <text:p>Q006_C</text:p>
          </table:table-cell>
          <table:table-cell table:style-name="ce42" office:value-type="string" calcext:value-type="string">
            <text:p>Q006_D</text:p>
          </table:table-cell>
          <table:table-cell table:style-name="ce42" office:value-type="string" calcext:value-type="string">
            <text:p>Q006_E</text:p>
          </table:table-cell>
          <table:table-cell table:style-name="ce42" office:value-type="string" calcext:value-type="string">
            <text:p>Q006_F</text:p>
          </table:table-cell>
          <table:table-cell table:style-name="ce42" office:value-type="string" calcext:value-type="string">
            <text:p>Q006_G</text:p>
          </table:table-cell>
          <table:table-cell table:style-name="ce42" office:value-type="string" calcext:value-type="string">
            <text:p>Q006_H</text:p>
          </table:table-cell>
          <table:table-cell table:style-name="ce42" office:value-type="string" calcext:value-type="string">
            <text:p>Q006_I</text:p>
          </table:table-cell>
          <table:table-cell table:style-name="ce42" office:value-type="string" calcext:value-type="string">
            <text:p>Q006_J</text:p>
          </table:table-cell>
          <table:table-cell table:style-name="ce42" office:value-type="string" calcext:value-type="string">
            <text:p>Q006_K</text:p>
          </table:table-cell>
          <table:table-cell table:style-name="ce42" office:value-type="string" calcext:value-type="string">
            <text:p>Q006_L</text:p>
          </table:table-cell>
          <table:table-cell table:style-name="ce42" office:value-type="string" calcext:value-type="string">
            <text:p>Q007_A</text:p>
          </table:table-cell>
          <table:table-cell table:style-name="ce42" office:value-type="string" calcext:value-type="string">
            <text:p>Q007_B</text:p>
          </table:table-cell>
          <table:table-cell table:style-name="ce42" office:value-type="string" calcext:value-type="string">
            <text:p>Q007_C</text:p>
          </table:table-cell>
          <table:table-cell table:style-name="ce42" office:value-type="string" calcext:value-type="string">
            <text:p>Q007_D</text:p>
          </table:table-cell>
          <table:table-cell table:style-name="ce42" office:value-type="string" calcext:value-type="string">
            <text:p>Q008_A</text:p>
          </table:table-cell>
          <table:table-cell table:style-name="ce42" office:value-type="string" calcext:value-type="string">
            <text:p>Q008_B</text:p>
          </table:table-cell>
          <table:table-cell table:style-name="ce42" office:value-type="string" calcext:value-type="string">
            <text:p>Q008_C</text:p>
          </table:table-cell>
          <table:table-cell table:style-name="ce42" office:value-type="string" calcext:value-type="string">
            <text:p>Q008_D</text:p>
          </table:table-cell>
          <table:table-cell table:style-name="ce42" office:value-type="string" calcext:value-type="string">
            <text:p>Q008_E</text:p>
          </table:table-cell>
          <table:table-cell table:style-name="ce42" office:value-type="string" calcext:value-type="string">
            <text:p>Q009_A</text:p>
          </table:table-cell>
          <table:table-cell table:style-name="ce42" office:value-type="string" calcext:value-type="string">
            <text:p>Q009_B</text:p>
          </table:table-cell>
          <table:table-cell table:style-name="ce42" office:value-type="string" calcext:value-type="string">
            <text:p>Q009_C</text:p>
          </table:table-cell>
          <table:table-cell table:style-name="ce42" office:value-type="string" calcext:value-type="string">
            <text:p>Q009_D</text:p>
          </table:table-cell>
          <table:table-cell table:style-name="ce42" office:value-type="string" calcext:value-type="string">
            <text:p>Q009_E</text:p>
          </table:table-cell>
          <table:table-cell table:style-name="ce42" office:value-type="string" calcext:value-type="string">
            <text:p>Q010_A</text:p>
          </table:table-cell>
          <table:table-cell table:style-name="ce42" office:value-type="string" calcext:value-type="string">
            <text:p>Q010_B</text:p>
          </table:table-cell>
          <table:table-cell table:style-name="ce42" office:value-type="string" calcext:value-type="string">
            <text:p>Q010_C</text:p>
          </table:table-cell>
          <table:table-cell table:style-name="ce42" office:value-type="string" calcext:value-type="string">
            <text:p>Q010_D</text:p>
          </table:table-cell>
          <table:table-cell table:style-name="ce42" office:value-type="string" calcext:value-type="string">
            <text:p>Q010_E</text:p>
          </table:table-cell>
          <table:table-cell table:style-name="ce42" office:value-type="string" calcext:value-type="string">
            <text:p>Q011_A</text:p>
          </table:table-cell>
          <table:table-cell table:style-name="ce42" office:value-type="string" calcext:value-type="string">
            <text:p>Q011_B</text:p>
          </table:table-cell>
          <table:table-cell table:style-name="ce42" office:value-type="string" calcext:value-type="string">
            <text:p>Q011_C</text:p>
          </table:table-cell>
          <table:table-cell table:style-name="ce42" office:value-type="string" calcext:value-type="string">
            <text:p>Q011_D</text:p>
          </table:table-cell>
          <table:table-cell table:style-name="ce42" office:value-type="string" calcext:value-type="string">
            <text:p>Q011_E</text:p>
          </table:table-cell>
          <table:table-cell table:style-name="ce42" office:value-type="string" calcext:value-type="string">
            <text:p>Q012_A</text:p>
          </table:table-cell>
          <table:table-cell table:style-name="ce42" office:value-type="string" calcext:value-type="string">
            <text:p>Q012_B</text:p>
          </table:table-cell>
          <table:table-cell table:style-name="ce42" office:value-type="string" calcext:value-type="string">
            <text:p>Q012_C</text:p>
          </table:table-cell>
          <table:table-cell table:style-name="ce42" office:value-type="string" calcext:value-type="string">
            <text:p>Q012_D</text:p>
          </table:table-cell>
          <table:table-cell table:style-name="ce42" office:value-type="string" calcext:value-type="string">
            <text:p>Q012_E</text:p>
          </table:table-cell>
          <table:table-cell table:style-name="ce42" office:value-type="string" calcext:value-type="string">
            <text:p>Q013_A</text:p>
          </table:table-cell>
          <table:table-cell table:style-name="ce42" office:value-type="string" calcext:value-type="string">
            <text:p>Q013_B</text:p>
          </table:table-cell>
          <table:table-cell table:style-name="ce42" office:value-type="string" calcext:value-type="string">
            <text:p>Q013_C</text:p>
          </table:table-cell>
          <table:table-cell table:style-name="ce42" office:value-type="string" calcext:value-type="string">
            <text:p>Q013_D</text:p>
          </table:table-cell>
          <table:table-cell table:style-name="ce42" office:value-type="string" calcext:value-type="string">
            <text:p>Q013_E</text:p>
          </table:table-cell>
          <table:table-cell table:style-name="ce42" office:value-type="string" calcext:value-type="string">
            <text:p>Q014_A</text:p>
          </table:table-cell>
          <table:table-cell table:style-name="ce42" office:value-type="string" calcext:value-type="string">
            <text:p>Q014_B</text:p>
          </table:table-cell>
          <table:table-cell table:style-name="ce42" office:value-type="string" calcext:value-type="string">
            <text:p>Q014_C</text:p>
          </table:table-cell>
          <table:table-cell table:style-name="ce42" office:value-type="string" calcext:value-type="string">
            <text:p>Q014_D</text:p>
          </table:table-cell>
          <table:table-cell table:style-name="ce42" office:value-type="string" calcext:value-type="string">
            <text:p>Q014_E</text:p>
          </table:table-cell>
          <table:table-cell table:style-name="ce42" office:value-type="string" calcext:value-type="string">
            <text:p>Q015_A</text:p>
          </table:table-cell>
          <table:table-cell table:style-name="ce42" office:value-type="string" calcext:value-type="string">
            <text:p>Q015_B</text:p>
          </table:table-cell>
          <table:table-cell table:style-name="ce42" office:value-type="string" calcext:value-type="string">
            <text:p>Q015_C</text:p>
          </table:table-cell>
          <table:table-cell table:style-name="ce42" office:value-type="string" calcext:value-type="string">
            <text:p>Q015_D</text:p>
          </table:table-cell>
          <table:table-cell table:style-name="ce42" office:value-type="string" calcext:value-type="string">
            <text:p>Q015_E</text:p>
          </table:table-cell>
          <table:table-cell table:style-name="ce42" office:value-type="string" calcext:value-type="string">
            <text:p>Q016_A</text:p>
          </table:table-cell>
          <table:table-cell table:style-name="ce42" office:value-type="string" calcext:value-type="string">
            <text:p>Q016_B</text:p>
          </table:table-cell>
          <table:table-cell table:style-name="ce42" office:value-type="string" calcext:value-type="string">
            <text:p>Q016_C</text:p>
          </table:table-cell>
          <table:table-cell table:style-name="ce42" office:value-type="string" calcext:value-type="string">
            <text:p>Q016_D</text:p>
          </table:table-cell>
          <table:table-cell table:style-name="ce42" office:value-type="string" calcext:value-type="string">
            <text:p>Q016_E</text:p>
          </table:table-cell>
          <table:table-cell table:style-name="ce42" office:value-type="string" calcext:value-type="string">
            <text:p>Q017_A</text:p>
          </table:table-cell>
          <table:table-cell table:style-name="ce42" office:value-type="string" calcext:value-type="string">
            <text:p>Q017_B</text:p>
          </table:table-cell>
          <table:table-cell table:style-name="ce42" office:value-type="string" calcext:value-type="string">
            <text:p>Q017_C</text:p>
          </table:table-cell>
          <table:table-cell table:style-name="ce42" office:value-type="string" calcext:value-type="string">
            <text:p>Q017_D</text:p>
          </table:table-cell>
          <table:table-cell table:style-name="ce42" office:value-type="string" calcext:value-type="string">
            <text:p>Q017_E</text:p>
          </table:table-cell>
          <table:table-cell table:style-name="ce42" office:value-type="string" calcext:value-type="string">
            <text:p>Q018_A</text:p>
          </table:table-cell>
          <table:table-cell table:style-name="ce42" office:value-type="string" calcext:value-type="string">
            <text:p>Q018_B</text:p>
          </table:table-cell>
          <table:table-cell table:style-name="ce42" office:value-type="string" calcext:value-type="string">
            <text:p>Q019_A</text:p>
          </table:table-cell>
          <table:table-cell table:style-name="ce42" office:value-type="string" calcext:value-type="string">
            <text:p>Q019_B</text:p>
          </table:table-cell>
          <table:table-cell table:style-name="ce42" office:value-type="string" calcext:value-type="string">
            <text:p>Q019_C</text:p>
          </table:table-cell>
          <table:table-cell table:style-name="ce42" office:value-type="string" calcext:value-type="string">
            <text:p>Q019_D</text:p>
          </table:table-cell>
          <table:table-cell table:style-name="ce42" office:value-type="string" calcext:value-type="string">
            <text:p>Q019_E</text:p>
          </table:table-cell>
          <table:table-cell table:style-name="ce42" office:value-type="string" calcext:value-type="string">
            <text:p>Q020_A</text:p>
          </table:table-cell>
          <table:table-cell table:style-name="ce42" office:value-type="string" calcext:value-type="string">
            <text:p>Q020_B</text:p>
          </table:table-cell>
          <table:table-cell table:style-name="ce42" office:value-type="string" calcext:value-type="string">
            <text:p>Q021_A</text:p>
          </table:table-cell>
          <table:table-cell table:style-name="ce42" office:value-type="string" calcext:value-type="string">
            <text:p>Q021_B</text:p>
          </table:table-cell>
          <table:table-cell table:style-name="ce42" office:value-type="string" calcext:value-type="string">
            <text:p>Q022_A</text:p>
          </table:table-cell>
          <table:table-cell table:style-name="ce42" office:value-type="string" calcext:value-type="string">
            <text:p>Q022_B</text:p>
          </table:table-cell>
          <table:table-cell table:style-name="ce42" office:value-type="string" calcext:value-type="string">
            <text:p>Q022_C</text:p>
          </table:table-cell>
          <table:table-cell table:style-name="ce42" office:value-type="string" calcext:value-type="string">
            <text:p>Q022_D</text:p>
          </table:table-cell>
          <table:table-cell table:style-name="ce42" office:value-type="string" calcext:value-type="string">
            <text:p>Q022_E</text:p>
          </table:table-cell>
          <table:table-cell table:style-name="ce42" office:value-type="string" calcext:value-type="string">
            <text:p>Q023_A</text:p>
          </table:table-cell>
          <table:table-cell table:style-name="ce42" office:value-type="string" calcext:value-type="string">
            <text:p>Q023_B</text:p>
          </table:table-cell>
          <table:table-cell table:style-name="ce42" office:value-type="string" calcext:value-type="string">
            <text:p>Q024_A</text:p>
          </table:table-cell>
          <table:table-cell table:style-name="ce42" office:value-type="string" calcext:value-type="string">
            <text:p>Q024_B</text:p>
          </table:table-cell>
          <table:table-cell table:style-name="ce42" office:value-type="string" calcext:value-type="string">
            <text:p>Q024_C</text:p>
          </table:table-cell>
          <table:table-cell table:style-name="ce42" office:value-type="string" calcext:value-type="string">
            <text:p>Q024_D</text:p>
          </table:table-cell>
          <table:table-cell table:style-name="ce42" office:value-type="string" calcext:value-type="string">
            <text:p>Q024_E</text:p>
          </table:table-cell>
          <table:table-cell table:style-name="ce42" office:value-type="string" calcext:value-type="string">
            <text:p>Q025_A</text:p>
          </table:table-cell>
          <table:table-cell table:style-name="ce42" office:value-type="string" calcext:value-type="string">
            <text:p>Q025_B</text:p>
          </table:table-cell>
          <table:table-cell table:style-name="ce42" office:value-type="string" calcext:value-type="string">
            <text:p>Quantidade</text:p>
          </table:table-cell>
          <table:table-cell table:style-name="ce42" office:value-type="string" calcext:value-type="string">
            <text:p>TP_COR_RACA_0</text:p>
          </table:table-cell>
          <table:table-cell table:style-name="ce42" office:value-type="string" calcext:value-type="string">
            <text:p>TP_COR_RACA_1</text:p>
          </table:table-cell>
          <table:table-cell table:style-name="ce42" office:value-type="string" calcext:value-type="string">
            <text:p>TP_COR_RACA_2</text:p>
          </table:table-cell>
          <table:table-cell table:style-name="ce42" office:value-type="string" calcext:value-type="string">
            <text:p>TP_COR_RACA_3</text:p>
          </table:table-cell>
          <table:table-cell table:style-name="ce42" office:value-type="string" calcext:value-type="string">
            <text:p>TP_COR_RACA_4</text:p>
          </table:table-cell>
          <table:table-cell table:style-name="ce42" office:value-type="string" calcext:value-type="string">
            <text:p>TP_COR_RACA_5</text:p>
          </table:table-cell>
          <table:table-cell table:style-name="ce42" office:value-type="string" calcext:value-type="string">
            <text:p>TP_ESCOLA_1</text:p>
          </table:table-cell>
          <table:table-cell table:style-name="ce42" office:value-type="string" calcext:value-type="string">
            <text:p>TP_ESCOLA_2</text:p>
          </table:table-cell>
          <table:table-cell table:style-name="ce42" office:value-type="string" calcext:value-type="string">
            <text:p>TP_ESCOLA_3</text:p>
          </table:table-cell>
          <table:table-cell table:style-name="ce42" office:value-type="string" calcext:value-type="string">
            <text:p>TP_ESTADO_CIVIL_0</text:p>
          </table:table-cell>
          <table:table-cell table:style-name="ce42" office:value-type="string" calcext:value-type="string">
            <text:p>TP_ESTADO_CIVIL_1</text:p>
          </table:table-cell>
          <table:table-cell table:style-name="ce42" office:value-type="string" calcext:value-type="string">
            <text:p>TP_ESTADO_CIVIL_2</text:p>
          </table:table-cell>
          <table:table-cell table:style-name="ce42" office:value-type="string" calcext:value-type="string">
            <text:p>TP_ESTADO_CIVIL_3</text:p>
          </table:table-cell>
          <table:table-cell table:style-name="ce42" office:value-type="string" calcext:value-type="string">
            <text:p>TP_ESTADO_CIVIL_4</text:p>
          </table:table-cell>
          <table:table-cell table:style-name="ce42" office:value-type="string" calcext:value-type="string">
            <text:p>TP_FAIXA_ETARIA_1</text:p>
          </table:table-cell>
          <table:table-cell table:style-name="ce42" office:value-type="string" calcext:value-type="string">
            <text:p>TP_FAIXA_ETARIA_10</text:p>
          </table:table-cell>
          <table:table-cell table:style-name="ce42" office:value-type="string" calcext:value-type="string">
            <text:p>TP_FAIXA_ETARIA_11</text:p>
          </table:table-cell>
          <table:table-cell table:style-name="ce42" office:value-type="string" calcext:value-type="string">
            <text:p>TP_FAIXA_ETARIA_12</text:p>
          </table:table-cell>
          <table:table-cell table:style-name="ce42" office:value-type="string" calcext:value-type="string">
            <text:p>TP_FAIXA_ETARIA_13</text:p>
          </table:table-cell>
          <table:table-cell table:style-name="ce42" office:value-type="string" calcext:value-type="string">
            <text:p>TP_FAIXA_ETARIA_2</text:p>
          </table:table-cell>
          <table:table-cell table:style-name="ce42" office:value-type="string" calcext:value-type="string">
            <text:p>TP_FAIXA_ETARIA_3</text:p>
          </table:table-cell>
          <table:table-cell table:style-name="ce42" office:value-type="string" calcext:value-type="string">
            <text:p>TP_FAIXA_ETARIA_4</text:p>
          </table:table-cell>
          <table:table-cell table:style-name="ce42" office:value-type="string" calcext:value-type="string">
            <text:p>TP_FAIXA_ETARIA_5</text:p>
          </table:table-cell>
          <table:table-cell table:style-name="ce42" office:value-type="string" calcext:value-type="string">
            <text:p>TP_FAIXA_ETARIA_6</text:p>
          </table:table-cell>
          <table:table-cell table:style-name="ce42" office:value-type="string" calcext:value-type="string">
            <text:p>TP_FAIXA_ETARIA_7</text:p>
          </table:table-cell>
          <table:table-cell table:style-name="ce42" office:value-type="string" calcext:value-type="string">
            <text:p>TP_FAIXA_ETARIA_8</text:p>
          </table:table-cell>
          <table:table-cell table:style-name="ce42" office:value-type="string" calcext:value-type="string">
            <text:p>TP_FAIXA_ETARIA_9</text:p>
          </table:table-cell>
          <table:table-cell table:style-name="ce42" office:value-type="string" calcext:value-type="string">
            <text:p>TP_NACIONALIDADE_0</text:p>
          </table:table-cell>
          <table:table-cell table:style-name="ce42" office:value-type="string" calcext:value-type="string">
            <text:p>TP_NACIONALIDADE_1</text:p>
          </table:table-cell>
          <table:table-cell table:style-name="ce42" office:value-type="string" calcext:value-type="string">
            <text:p>TP_NACIONALIDADE_2</text:p>
          </table:table-cell>
          <table:table-cell table:style-name="ce42" office:value-type="string" calcext:value-type="string">
            <text:p>TP_NACIONALIDADE_3</text:p>
          </table:table-cell>
          <table:table-cell table:style-name="ce42" office:value-type="string" calcext:value-type="string">
            <text:p>TP_NACIONALIDADE_4</text:p>
          </table:table-cell>
          <table:table-cell table:style-name="ce42" office:value-type="string" calcext:value-type="string">
            <text:p>TP_SEXO_F</text:p>
          </table:table-cell>
          <table:table-cell table:style-name="ce42" office:value-type="string" calcext:value-type="string">
            <text:p>TP_SEXO_M</text:p>
          </table:table-cell>
          <table:table-cell table:style-name="ce42" office:value-type="string" calcext:value-type="string">
            <text:p>TP_ST_CONCLUSAO_1</text:p>
          </table:table-cell>
          <table:table-cell table:style-name="ce42" office:value-type="string" calcext:value-type="string">
            <text:p>TP_ST_CONCLUSAO_2</text:p>
          </table:table-cell>
          <table:table-cell table:style-name="ce42" office:value-type="string" calcext:value-type="string">
            <text:p>TP_ST_CONCLUSAO_3</text:p>
          </table:table-cell>
          <table:table-cell table:style-name="ce42" office:value-type="string" calcext:value-type="string">
            <text:p>TP_ST_CONCLUSAO_4</text:p>
          </table:table-cell>
          <table:table-cell table:style-name="ce66" office:value-type="string" calcext:value-type="string">
            <text:p>Total Resultado</text:p>
          </table:table-cell>
        </table:table-row>
        <table:table-row table:style-name="ro1">
          <table:table-cell table:style-name="ce6" office:value-type="string" calcext:value-type="string">
            <text:p>0 – A</text:p>
          </table:table-cell>
          <table:table-cell table:style-name="ce31" office:value-type="percentage" office:value="0.010467" calcext:value-type="percentage">
            <text:p>1,05%</text:p>
          </table:table-cell>
          <table:table-cell table:style-name="ce43" office:value-type="percentage" office:value="0.092175" calcext:value-type="percentage">
            <text:p>9,22%</text:p>
          </table:table-cell>
          <table:table-cell table:style-name="ce43" office:value-type="percentage" office:value="0.023923" calcext:value-type="percentage">
            <text:p>2,39%</text:p>
          </table:table-cell>
          <table:table-cell table:style-name="ce43" office:value-type="percentage" office:value="0.024309" calcext:value-type="percentage">
            <text:p>2,43%</text:p>
          </table:table-cell>
          <table:table-cell table:style-name="ce43" office:value-type="percentage" office:value="0.005591" calcext:value-type="percentage">
            <text:p>0,56%</text:p>
          </table:table-cell>
          <table:table-cell table:style-name="ce52" office:value-type="float" office:value="496.4734" calcext:value-type="float">
            <text:p>496,47</text:p>
          </table:table-cell>
          <table:table-cell table:style-name="ce43" office:value-type="percentage" office:value="0.008323" calcext:value-type="percentage">
            <text:p>0,83%</text:p>
          </table:table-cell>
          <table:table-cell table:style-name="ce43" office:value-type="percentage" office:value="0.035548" calcext:value-type="percentage">
            <text:p>3,55%</text:p>
          </table:table-cell>
          <table:table-cell table:style-name="ce43" office:value-type="percentage" office:value="0.025691" calcext:value-type="percentage">
            <text:p>2,57%</text:p>
          </table:table-cell>
          <table:table-cell table:style-name="ce43" office:value-type="percentage" office:value="0.021126" calcext:value-type="percentage">
            <text:p>2,11%</text:p>
          </table:table-cell>
          <table:table-cell table:style-name="ce43" office:value-type="percentage" office:value="0.03682" calcext:value-type="percentage">
            <text:p>3,68%</text:p>
          </table:table-cell>
          <table:table-cell table:style-name="ce43" office:value-type="percentage" office:value="0.004156" calcext:value-type="percentage">
            <text:p>0,42%</text:p>
          </table:table-cell>
          <table:table-cell table:style-name="ce43" office:value-type="percentage" office:value="0.001808" calcext:value-type="percentage">
            <text:p>0,18%</text:p>
          </table:table-cell>
          <table:table-cell table:style-name="ce43" office:value-type="percentage" office:value="0.022994" calcext:value-type="percentage">
            <text:p>2,30%</text:p>
          </table:table-cell>
          <table:table-cell table:style-name="ce43" office:value-type="percentage" office:value="0.004423" calcext:value-type="percentage">
            <text:p>0,44%</text:p>
          </table:table-cell>
          <table:table-cell table:style-name="ce43" office:value-type="percentage" office:value="0.023908" calcext:value-type="percentage">
            <text:p>2,39%</text:p>
          </table:table-cell>
          <table:table-cell table:style-name="ce43" office:value-type="percentage" office:value="0.023566" calcext:value-type="percentage">
            <text:p>2,36%</text:p>
          </table:table-cell>
          <table:table-cell table:style-name="ce43" office:value-type="percentage" office:value="0.025514" calcext:value-type="percentage">
            <text:p>2,55%</text:p>
          </table:table-cell>
          <table:table-cell table:style-name="ce43" office:value-type="percentage" office:value="0.056043" calcext:value-type="percentage">
            <text:p>5,60%</text:p>
          </table:table-cell>
          <table:table-cell table:style-name="ce43" office:value-type="percentage" office:value="0.008923" calcext:value-type="percentage">
            <text:p>0,89%</text:p>
          </table:table-cell>
          <table:table-cell table:style-name="ce43" office:value-type="percentage" office:value="0.005323" calcext:value-type="percentage">
            <text:p>0,53%</text:p>
          </table:table-cell>
          <table:table-cell table:style-name="ce43" office:value-type="percentage" office:value="0.008762" calcext:value-type="percentage">
            <text:p>0,88%</text:p>
          </table:table-cell>
          <table:table-cell table:style-name="ce43" office:value-type="percentage" office:value="0.046808" calcext:value-type="percentage">
            <text:p>4,68%</text:p>
          </table:table-cell>
          <table:table-cell table:style-name="ce43" office:value-type="percentage" office:value="0.037233" calcext:value-type="percentage">
            <text:p>3,72%</text:p>
          </table:table-cell>
          <table:table-cell table:style-name="ce43" office:value-type="percentage" office:value="0.033693" calcext:value-type="percentage">
            <text:p>3,37%</text:p>
          </table:table-cell>
          <table:table-cell table:style-name="ce43" office:value-type="percentage" office:value="0.011648" calcext:value-type="percentage">
            <text:p>1,16%</text:p>
          </table:table-cell>
          <table:table-cell table:style-name="ce43" office:value-type="percentage" office:value="0.001152" calcext:value-type="percentage">
            <text:p>0,12%</text:p>
          </table:table-cell>
          <table:table-cell table:style-name="ce43" office:value-type="percentage" office:value="0.025931" calcext:value-type="percentage">
            <text:p>2,59%</text:p>
          </table:table-cell>
          <table:table-cell table:style-name="ce43" office:value-type="percentage" office:value="0.040227" calcext:value-type="percentage">
            <text:p>4,02%</text:p>
          </table:table-cell>
          <table:table-cell table:style-name="ce43" office:value-type="percentage" office:value="0.07252" calcext:value-type="percentage">
            <text:p>7,25%</text:p>
          </table:table-cell>
          <table:table-cell table:style-name="ce43" office:value-type="percentage" office:value="0.009333" calcext:value-type="percentage">
            <text:p>0,93%</text:p>
          </table:table-cell>
          <table:table-cell table:style-name="ce43" office:value-type="percentage" office:value="0.016797" calcext:value-type="percentage">
            <text:p>1,68%</text:p>
          </table:table-cell>
          <table:table-cell table:style-name="ce43" office:value-type="percentage" office:value="0.000852" calcext:value-type="percentage">
            <text:p>0,09%</text:p>
          </table:table-cell>
          <table:table-cell table:style-name="ce43" office:value-type="percentage" office:value="0.016736" calcext:value-type="percentage">
            <text:p>1,67%</text:p>
          </table:table-cell>
          <table:table-cell table:style-name="ce43" office:value-type="percentage" office:value="0.000969" calcext:value-type="percentage">
            <text:p>0,10%</text:p>
          </table:table-cell>
          <table:table-cell table:style-name="ce43" office:value-type="percentage" office:value="0.018691" calcext:value-type="percentage">
            <text:p>1,87%</text:p>
          </table:table-cell>
          <table:table-cell table:style-name="ce43" office:value-type="percentage" office:value="0.039456" calcext:value-type="percentage">
            <text:p>3,95%</text:p>
          </table:table-cell>
          <table:table-cell table:style-name="ce43" office:value-type="percentage" office:value="0.050465" calcext:value-type="percentage">
            <text:p>5,05%</text:p>
          </table:table-cell>
          <table:table-cell table:style-name="ce43" office:value-type="percentage" office:value="0.046883" calcext:value-type="percentage">
            <text:p>4,69%</text:p>
          </table:table-cell>
          <table:table-cell table:style-name="ce43" office:value-type="percentage" office:value="0.018161" calcext:value-type="percentage">
            <text:p>1,82%</text:p>
          </table:table-cell>
          <table:table-cell table:style-name="ce43" office:value-type="percentage" office:value="0.090122" calcext:value-type="percentage">
            <text:p>9,01%</text:p>
          </table:table-cell>
          <table:table-cell table:style-name="ce43" office:value-type="percentage" office:value="0.028069" calcext:value-type="percentage">
            <text:p>2,81%</text:p>
          </table:table-cell>
          <table:table-cell table:style-name="ce43" office:value-type="percentage" office:value="0.011586" calcext:value-type="percentage">
            <text:p>1,16%</text:p>
          </table:table-cell>
          <table:table-cell table:style-name="ce43" office:value-type="percentage" office:value="0.004452" calcext:value-type="percentage">
            <text:p>0,45%</text:p>
          </table:table-cell>
          <table:table-cell table:style-name="ce43" office:value-type="percentage" office:value="0.001723" calcext:value-type="percentage">
            <text:p>0,17%</text:p>
          </table:table-cell>
          <table:table-cell table:style-name="ce43" office:value-type="percentage" office:value="0.001287" calcext:value-type="percentage">
            <text:p>0,13%</text:p>
          </table:table-cell>
          <table:table-cell table:style-name="ce43" office:value-type="percentage" office:value="0.000664" calcext:value-type="percentage">
            <text:p>0,07%</text:p>
          </table:table-cell>
          <table:table-cell table:style-name="ce43" office:value-type="percentage" office:value="0.000168" calcext:value-type="percentage">
            <text:p>0,02%</text:p>
          </table:table-cell>
          <table:table-cell table:style-name="ce43" office:value-type="percentage" office:value="0.000087" calcext:value-type="percentage">
            <text:p>0,01%</text:p>
          </table:table-cell>
          <table:table-cell table:style-name="ce43" office:value-type="percentage" office:value="0.000043" calcext:value-type="percentage">
            <text:p>0,00%</text:p>
          </table:table-cell>
          <table:table-cell table:style-name="ce43" office:value-type="percentage" office:value="0.000102" calcext:value-type="percentage">
            <text:p>0,01%</text:p>
          </table:table-cell>
          <table:table-cell table:style-name="ce43" office:value-type="percentage" office:value="0.151802" calcext:value-type="percentage">
            <text:p>15,18%</text:p>
          </table:table-cell>
          <table:table-cell table:style-name="ce43" office:value-type="percentage" office:value="0.002489" calcext:value-type="percentage">
            <text:p>0,25%</text:p>
          </table:table-cell>
          <table:table-cell table:style-name="ce43" office:value-type="percentage" office:value="0.000679" calcext:value-type="percentage">
            <text:p>0,07%</text:p>
          </table:table-cell>
          <table:table-cell table:style-name="ce43" office:value-type="percentage" office:value="0.001495" calcext:value-type="percentage">
            <text:p>0,15%</text:p>
          </table:table-cell>
          <table:table-cell table:style-name="ce43" office:value-type="percentage" office:value="0.002295" calcext:value-type="percentage">
            <text:p>0,23%</text:p>
          </table:table-cell>
          <table:table-cell table:style-name="ce43" office:value-type="percentage" office:value="0.140037" calcext:value-type="percentage">
            <text:p>14,00%</text:p>
          </table:table-cell>
          <table:table-cell table:style-name="ce43" office:value-type="percentage" office:value="0.013104" calcext:value-type="percentage">
            <text:p>1,31%</text:p>
          </table:table-cell>
          <table:table-cell table:style-name="ce43" office:value-type="percentage" office:value="0.000905" calcext:value-type="percentage">
            <text:p>0,09%</text:p>
          </table:table-cell>
          <table:table-cell table:style-name="ce43" office:value-type="percentage" office:value="0.000124" calcext:value-type="percentage">
            <text:p>0,01%</text:p>
          </table:table-cell>
          <table:table-cell table:style-name="ce43" office:value-type="percentage" office:value="0.001773" calcext:value-type="percentage">
            <text:p>0,18%</text:p>
          </table:table-cell>
          <table:table-cell table:style-name="ce43" office:value-type="percentage" office:value="0.025428" calcext:value-type="percentage">
            <text:p>2,54%</text:p>
          </table:table-cell>
          <table:table-cell table:style-name="ce43" office:value-type="percentage" office:value="0.096824" calcext:value-type="percentage">
            <text:p>9,68%</text:p>
          </table:table-cell>
          <table:table-cell table:style-name="ce43" office:value-type="percentage" office:value="0.029236" calcext:value-type="percentage">
            <text:p>2,92%</text:p>
          </table:table-cell>
          <table:table-cell table:style-name="ce43" office:value-type="percentage" office:value="0.003203" calcext:value-type="percentage">
            <text:p>0,32%</text:p>
          </table:table-cell>
          <table:table-cell table:style-name="ce43" office:value-type="percentage" office:value="0.132586" calcext:value-type="percentage">
            <text:p>13,26%</text:p>
          </table:table-cell>
          <table:table-cell table:style-name="ce43" office:value-type="percentage" office:value="0.023097" calcext:value-type="percentage">
            <text:p>2,31%</text:p>
          </table:table-cell>
          <table:table-cell table:style-name="ce43" office:value-type="percentage" office:value="0.000701" calcext:value-type="percentage">
            <text:p>0,07%</text:p>
          </table:table-cell>
          <table:table-cell table:style-name="ce43" office:value-type="percentage" office:value="0.000064" calcext:value-type="percentage">
            <text:p>0,01%</text:p>
          </table:table-cell>
          <table:table-cell table:style-name="ce43" office:value-type="percentage" office:value="0.000016" calcext:value-type="percentage">
            <text:p>0,00%</text:p>
          </table:table-cell>
          <table:table-cell table:style-name="ce43" office:value-type="percentage" office:value="0.11248" calcext:value-type="percentage">
            <text:p>11,25%</text:p>
          </table:table-cell>
          <table:table-cell table:style-name="ce43" office:value-type="percentage" office:value="0.040144" calcext:value-type="percentage">
            <text:p>4,01%</text:p>
          </table:table-cell>
          <table:table-cell table:style-name="ce43" office:value-type="percentage" office:value="0.003546" calcext:value-type="percentage">
            <text:p>0,35%</text:p>
          </table:table-cell>
          <table:table-cell table:style-name="ce43" office:value-type="percentage" office:value="0.000256" calcext:value-type="percentage">
            <text:p>0,03%</text:p>
          </table:table-cell>
          <table:table-cell table:style-name="ce43" office:value-type="percentage" office:value="0.000039" calcext:value-type="percentage">
            <text:p>0,00%</text:p>
          </table:table-cell>
          <table:table-cell table:style-name="ce43" office:value-type="percentage" office:value="0.003947" calcext:value-type="percentage">
            <text:p>0,39%</text:p>
          </table:table-cell>
          <table:table-cell table:style-name="ce43" office:value-type="percentage" office:value="0.150765" calcext:value-type="percentage">
            <text:p>15,08%</text:p>
          </table:table-cell>
          <table:table-cell table:style-name="ce43" office:value-type="percentage" office:value="0.001683" calcext:value-type="percentage">
            <text:p>0,17%</text:p>
          </table:table-cell>
          <table:table-cell table:style-name="ce43" office:value-type="percentage" office:value="0.000058" calcext:value-type="percentage">
            <text:p>0,01%</text:p>
          </table:table-cell>
          <table:table-cell table:style-name="ce43" office:value-type="percentage" office:value="0.000012" calcext:value-type="percentage">
            <text:p>0,00%</text:p>
          </table:table-cell>
          <table:table-cell table:style-name="ce43" office:value-type="percentage" office:value="0.120973" calcext:value-type="percentage">
            <text:p>12,10%</text:p>
          </table:table-cell>
          <table:table-cell table:style-name="ce43" office:value-type="percentage" office:value="0.034794" calcext:value-type="percentage">
            <text:p>3,48%</text:p>
          </table:table-cell>
          <table:table-cell table:style-name="ce43" office:value-type="percentage" office:value="0.000625" calcext:value-type="percentage">
            <text:p>0,06%</text:p>
          </table:table-cell>
          <table:table-cell table:style-name="ce43" office:value-type="percentage" office:value="0.000058" calcext:value-type="percentage">
            <text:p>0,01%</text:p>
          </table:table-cell>
          <table:table-cell table:style-name="ce43" office:value-type="percentage" office:value="0.000015" calcext:value-type="percentage">
            <text:p>0,00%</text:p>
          </table:table-cell>
          <table:table-cell table:style-name="ce43" office:value-type="percentage" office:value="0.108951" calcext:value-type="percentage">
            <text:p>10,90%</text:p>
          </table:table-cell>
          <table:table-cell table:style-name="ce43" office:value-type="percentage" office:value="0.047155" calcext:value-type="percentage">
            <text:p>4,72%</text:p>
          </table:table-cell>
          <table:table-cell table:style-name="ce43" office:value-type="percentage" office:value="0.000344" calcext:value-type="percentage">
            <text:p>0,03%</text:p>
          </table:table-cell>
          <table:table-cell table:style-name="ce43" office:value-type="percentage" office:value="0.000012" calcext:value-type="percentage">
            <text:p>0,00%</text:p>
          </table:table-cell>
          <table:table-cell table:style-name="ce43" office:value-type="percentage" office:value="0.000002" calcext:value-type="percentage">
            <text:p>0,00%</text:p>
          </table:table-cell>
          <table:table-cell table:style-name="ce43" office:value-type="percentage" office:value="0.150207" calcext:value-type="percentage">
            <text:p>15,02%</text:p>
          </table:table-cell>
          <table:table-cell table:style-name="ce43" office:value-type="percentage" office:value="0.006216" calcext:value-type="percentage">
            <text:p>0,62%</text:p>
          </table:table-cell>
          <table:table-cell table:style-name="ce43" office:value-type="percentage" office:value="0.000035" calcext:value-type="percentage">
            <text:p>0,00%</text:p>
          </table:table-cell>
          <table:table-cell table:style-name="ce43" office:value-type="percentage" office:value="0.000005" calcext:value-type="percentage">
            <text:p>0,00%</text:p>
          </table:table-cell>
          <table:table-cell table:style-name="ce43" office:value-type="percentage" office:value="0.000002" calcext:value-type="percentage">
            <text:p>0,00%</text:p>
          </table:table-cell>
          <table:table-cell table:style-name="ce43" office:value-type="percentage" office:value="0.130116" calcext:value-type="percentage">
            <text:p>13,01%</text:p>
          </table:table-cell>
          <table:table-cell table:style-name="ce43" office:value-type="percentage" office:value="0.026254" calcext:value-type="percentage">
            <text:p>2,63%</text:p>
          </table:table-cell>
          <table:table-cell table:style-name="ce43" office:value-type="percentage" office:value="0.000086" calcext:value-type="percentage">
            <text:p>0,01%</text:p>
          </table:table-cell>
          <table:table-cell table:style-name="ce43" office:value-type="percentage" office:value="0.000004" calcext:value-type="percentage">
            <text:p>0,00%</text:p>
          </table:table-cell>
          <table:table-cell table:style-name="ce43" office:value-type="percentage" office:value="0.000005" calcext:value-type="percentage">
            <text:p>0,00%</text:p>
          </table:table-cell>
          <table:table-cell table:style-name="ce43" office:value-type="percentage" office:value="0.155573" calcext:value-type="percentage">
            <text:p>15,56%</text:p>
          </table:table-cell>
          <table:table-cell table:style-name="ce43" office:value-type="percentage" office:value="0.000874" calcext:value-type="percentage">
            <text:p>0,09%</text:p>
          </table:table-cell>
          <table:table-cell table:style-name="ce43" office:value-type="percentage" office:value="0.000014" calcext:value-type="percentage">
            <text:p>0,00%</text:p>
          </table:table-cell>
          <table:table-cell table:style-name="ce43" office:value-type="percentage" office:value="0.000002" calcext:value-type="percentage">
            <text:p>0,00%</text:p>
          </table:table-cell>
          <table:table-cell table:style-name="ce43" office:value-type="percentage" office:value="0.000001" calcext:value-type="percentage">
            <text:p>0,00%</text:p>
          </table:table-cell>
          <table:table-cell table:style-name="ce43" office:value-type="percentage" office:value="0.154235" calcext:value-type="percentage">
            <text:p>15,42%</text:p>
          </table:table-cell>
          <table:table-cell table:style-name="ce43" office:value-type="percentage" office:value="0.002229" calcext:value-type="percentage">
            <text:p>0,22%</text:p>
          </table:table-cell>
          <table:table-cell table:style-name="ce43" office:value-type="percentage" office:value="0.013986" calcext:value-type="percentage">
            <text:p>1,40%</text:p>
          </table:table-cell>
          <table:table-cell table:style-name="ce43" office:value-type="percentage" office:value="0.133694" calcext:value-type="percentage">
            <text:p>13,37%</text:p>
          </table:table-cell>
          <table:table-cell table:style-name="ce43" office:value-type="percentage" office:value="0.008014" calcext:value-type="percentage">
            <text:p>0,80%</text:p>
          </table:table-cell>
          <table:table-cell table:style-name="ce43" office:value-type="percentage" office:value="0.000697" calcext:value-type="percentage">
            <text:p>0,07%</text:p>
          </table:table-cell>
          <table:table-cell table:style-name="ce43" office:value-type="percentage" office:value="0.000074" calcext:value-type="percentage">
            <text:p>0,01%</text:p>
          </table:table-cell>
          <table:table-cell table:style-name="ce43" office:value-type="percentage" office:value="0.139999" calcext:value-type="percentage">
            <text:p>14,00%</text:p>
          </table:table-cell>
          <table:table-cell table:style-name="ce43" office:value-type="percentage" office:value="0.016466" calcext:value-type="percentage">
            <text:p>1,65%</text:p>
          </table:table-cell>
          <table:table-cell table:style-name="ce43" office:value-type="percentage" office:value="0.145615" calcext:value-type="percentage">
            <text:p>14,56%</text:p>
          </table:table-cell>
          <table:table-cell table:style-name="ce43" office:value-type="percentage" office:value="0.010849" calcext:value-type="percentage">
            <text:p>1,08%</text:p>
          </table:table-cell>
          <table:table-cell table:style-name="ce43" office:value-type="percentage" office:value="0.005592" calcext:value-type="percentage">
            <text:p>0,56%</text:p>
          </table:table-cell>
          <table:table-cell table:style-name="ce43" office:value-type="percentage" office:value="0.040351" calcext:value-type="percentage">
            <text:p>4,04%</text:p>
          </table:table-cell>
          <table:table-cell table:style-name="ce43" office:value-type="percentage" office:value="0.058604" calcext:value-type="percentage">
            <text:p>5,86%</text:p>
          </table:table-cell>
          <table:table-cell table:style-name="ce43" office:value-type="percentage" office:value="0.036668" calcext:value-type="percentage">
            <text:p>3,67%</text:p>
          </table:table-cell>
          <table:table-cell table:style-name="ce43" office:value-type="percentage" office:value="0.015249" calcext:value-type="percentage">
            <text:p>1,52%</text:p>
          </table:table-cell>
          <table:table-cell table:style-name="ce43" office:value-type="percentage" office:value="0.151635" calcext:value-type="percentage">
            <text:p>15,16%</text:p>
          </table:table-cell>
          <table:table-cell table:style-name="ce43" office:value-type="percentage" office:value="0.004829" calcext:value-type="percentage">
            <text:p>0,48%</text:p>
          </table:table-cell>
          <table:table-cell table:style-name="ce43" office:value-type="percentage" office:value="0.130648" calcext:value-type="percentage">
            <text:p>13,06%</text:p>
          </table:table-cell>
          <table:table-cell table:style-name="ce43" office:value-type="percentage" office:value="0.024517" calcext:value-type="percentage">
            <text:p>2,45%</text:p>
          </table:table-cell>
          <table:table-cell table:style-name="ce43" office:value-type="percentage" office:value="0.001166" calcext:value-type="percentage">
            <text:p>0,12%</text:p>
          </table:table-cell>
          <table:table-cell table:style-name="ce43" office:value-type="percentage" office:value="0.000113" calcext:value-type="percentage">
            <text:p>0,01%</text:p>
          </table:table-cell>
          <table:table-cell table:style-name="ce43" office:value-type="percentage" office:value="0.00002" calcext:value-type="percentage">
            <text:p>0,00%</text:p>
          </table:table-cell>
          <table:table-cell table:style-name="ce43" office:value-type="percentage" office:value="0.029627" calcext:value-type="percentage">
            <text:p>2,96%</text:p>
          </table:table-cell>
          <table:table-cell table:style-name="ce43" office:value-type="percentage" office:value="0.126837" calcext:value-type="percentage">
            <text:p>12,68%</text:p>
          </table:table-cell>
          <table:table-cell table:style-name="ce43" office:value-type="percentage" office:value="366881" calcext:value-type="percentage">
            <text:p>36688100,00%</text:p>
          </table:table-cell>
          <table:table-cell table:style-name="ce43" office:value-type="percentage" office:value="0.003579" calcext:value-type="percentage">
            <text:p>0,36%</text:p>
          </table:table-cell>
          <table:table-cell table:style-name="ce43" office:value-type="percentage" office:value="0.034645" calcext:value-type="percentage">
            <text:p>3,46%</text:p>
          </table:table-cell>
          <table:table-cell table:style-name="ce43" office:value-type="percentage" office:value="0.021972" calcext:value-type="percentage">
            <text:p>2,20%</text:p>
          </table:table-cell>
          <table:table-cell table:style-name="ce43" office:value-type="percentage" office:value="0.09172" calcext:value-type="percentage">
            <text:p>9,17%</text:p>
          </table:table-cell>
          <table:table-cell table:style-name="ce43" office:value-type="percentage" office:value="0.003152" calcext:value-type="percentage">
            <text:p>0,32%</text:p>
          </table:table-cell>
          <table:table-cell table:style-name="ce43" office:value-type="percentage" office:value="0.001397" calcext:value-type="percentage">
            <text:p>0,14%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3" office:value-type="percentage" office:value="0.151564" calcext:value-type="percentage">
            <text:p>15,16%</text:p>
          </table:table-cell>
          <table:table-cell table:style-name="ce43" office:value-type="percentage" office:value="0.004901" calcext:value-type="percentage">
            <text:p>0,49%</text:p>
          </table:table-cell>
          <table:table-cell table:style-name="ce43" office:value-type="percentage" office:value="0.004967" calcext:value-type="percentage">
            <text:p>0,50%</text:p>
          </table:table-cell>
          <table:table-cell table:style-name="ce43" office:value-type="percentage" office:value="0.148926" calcext:value-type="percentage">
            <text:p>14,89%</text:p>
          </table:table-cell>
          <table:table-cell table:style-name="ce43" office:value-type="percentage" office:value="0.001455" calcext:value-type="percentage">
            <text:p>0,15%</text:p>
          </table:table-cell>
          <table:table-cell table:style-name="ce43" office:value-type="percentage" office:value="0.001067" calcext:value-type="percentage">
            <text:p>0,11%</text:p>
          </table:table-cell>
          <table:table-cell table:style-name="ce43" office:value-type="percentage" office:value="0.00005" calcext:value-type="percentage">
            <text:p>0,01%</text:p>
          </table:table-cell>
          <table:table-cell table:style-name="ce43" office:value-type="percentage" office:value="0.00148" calcext:value-type="percentage">
            <text:p>0,15%</text:p>
          </table:table-cell>
          <table:table-cell table:style-name="ce43" office:value-type="percentage" office:value="0.000239" calcext:value-type="percentage">
            <text:p>0,02%</text:p>
          </table:table-cell>
          <table:table-cell table:style-name="ce43" office:value-type="percentage" office:value="0.000829" calcext:value-type="percentage">
            <text:p>0,08%</text:p>
          </table:table-cell>
          <table:table-cell table:style-name="ce43" office:value-type="percentage" office:value="0.000539" calcext:value-type="percentage">
            <text:p>0,05%</text:p>
          </table:table-cell>
          <table:table-cell table:style-name="ce43" office:value-type="percentage" office:value="0.001054" calcext:value-type="percentage">
            <text:p>0,11%</text:p>
          </table:table-cell>
          <table:table-cell table:style-name="ce43" office:value-type="percentage" office:value="0.055183" calcext:value-type="percentage">
            <text:p>5,52%</text:p>
          </table:table-cell>
          <table:table-cell table:style-name="ce43" office:value-type="percentage" office:value="0.073613" calcext:value-type="percentage">
            <text:p>7,36%</text:p>
          </table:table-cell>
          <table:table-cell table:style-name="ce43" office:value-type="percentage" office:value="0.015721" calcext:value-type="percentage">
            <text:p>1,57%</text:p>
          </table:table-cell>
          <table:table-cell table:style-name="ce43" office:value-type="percentage" office:value="0.004755" calcext:value-type="percentage">
            <text:p>0,48%</text:p>
          </table:table-cell>
          <table:table-cell table:style-name="ce43" office:value-type="percentage" office:value="0.001588" calcext:value-type="percentage">
            <text:p>0,16%</text:p>
          </table:table-cell>
          <table:table-cell table:style-name="ce43" office:value-type="percentage" office:value="0.000731" calcext:value-type="percentage">
            <text:p>0,07%</text:p>
          </table:table-cell>
          <table:table-cell table:style-name="ce43" office:value-type="percentage" office:value="0.000434" calcext:value-type="percentage">
            <text:p>0,04%</text:p>
          </table:table-cell>
          <table:table-cell table:style-name="ce43" office:value-type="percentage" office:value="0.000299" calcext:value-type="percentage">
            <text:p>0,03%</text:p>
          </table:table-cell>
          <table:table-cell table:style-name="ce43" office:value-type="percentage" office:value="0.000119" calcext:value-type="percentage">
            <text:p>0,01%</text:p>
          </table:table-cell>
          <table:table-cell table:style-name="ce43" office:value-type="percentage" office:value="0.15189" calcext:value-type="percentage">
            <text:p>15,19%</text:p>
          </table:table-cell>
          <table:table-cell table:style-name="ce43" office:value-type="percentage" office:value="0.004002" calcext:value-type="percentage">
            <text:p>0,40%</text:p>
          </table:table-cell>
          <table:table-cell table:style-name="ce43" office:value-type="percentage" office:value="0.000258" calcext:value-type="percentage">
            <text:p>0,03%</text:p>
          </table:table-cell>
          <table:table-cell table:style-name="ce43" office:value-type="percentage" office:value="0.000197" calcext:value-type="percentage">
            <text:p>0,02%</text:p>
          </table:table-cell>
          <table:table-cell table:style-name="ce43" office:value-type="percentage" office:value="0.101437" calcext:value-type="percentage">
            <text:p>10,14%</text:p>
          </table:table-cell>
          <table:table-cell table:style-name="ce43" office:value-type="percentage" office:value="0.055028" calcext:value-type="percentage">
            <text:p>5,50%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3" office:value-type="percentage" office:value="0.156464" calcext:value-type="percentage">
            <text:p>15,65%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60" office:value-type="percentage" office:value="0" calcext:value-type="percentage">
            <text:p>0,00%</text:p>
          </table:table-cell>
          <table:table-cell table:style-name="ce67" office:value-type="percentage" office:value="367382.636731" calcext:value-type="percentage">
            <text:p>36738263,67%</text:p>
          </table:table-cell>
        </table:table-row>
        <table:table-row table:style-name="ro1">
          <table:table-cell table:style-name="ce7" office:value-type="string" calcext:value-type="string">
            <text:p>1 – C</text:p>
          </table:table-cell>
          <table:table-cell table:style-name="ce32" office:value-type="percentage" office:value="0.022756" calcext:value-type="percentage">
            <text:p>2,28%</text:p>
          </table:table-cell>
          <table:table-cell table:style-name="ce44" office:value-type="percentage" office:value="0.033377" calcext:value-type="percentage">
            <text:p>3,34%</text:p>
          </table:table-cell>
          <table:table-cell table:style-name="ce44" office:value-type="percentage" office:value="0.012095" calcext:value-type="percentage">
            <text:p>1,21%</text:p>
          </table:table-cell>
          <table:table-cell table:style-name="ce44" office:value-type="percentage" office:value="0.091177" calcext:value-type="percentage">
            <text:p>9,12%</text:p>
          </table:table-cell>
          <table:table-cell table:style-name="ce44" office:value-type="percentage" office:value="0.03544" calcext:value-type="percentage">
            <text:p>3,54%</text:p>
          </table:table-cell>
          <table:table-cell table:style-name="ce53" office:value-type="float" office:value="546.7251" calcext:value-type="float">
            <text:p>546,73</text:p>
          </table:table-cell>
          <table:table-cell table:style-name="ce44" office:value-type="percentage" office:value="0.001359" calcext:value-type="percentage">
            <text:p>0,14%</text:p>
          </table:table-cell>
          <table:table-cell table:style-name="ce44" office:value-type="percentage" office:value="0.015106" calcext:value-type="percentage">
            <text:p>1,51%</text:p>
          </table:table-cell>
          <table:table-cell table:style-name="ce44" office:value-type="percentage" office:value="0.023132" calcext:value-type="percentage">
            <text:p>2,31%</text:p>
          </table:table-cell>
          <table:table-cell table:style-name="ce44" office:value-type="percentage" office:value="0.025483" calcext:value-type="percentage">
            <text:p>2,55%</text:p>
          </table:table-cell>
          <table:table-cell table:style-name="ce44" office:value-type="percentage" office:value="0.081468" calcext:value-type="percentage">
            <text:p>8,15%</text:p>
          </table:table-cell>
          <table:table-cell table:style-name="ce44" office:value-type="percentage" office:value="0.021463" calcext:value-type="percentage">
            <text:p>2,15%</text:p>
          </table:table-cell>
          <table:table-cell table:style-name="ce44" office:value-type="percentage" office:value="0.010694" calcext:value-type="percentage">
            <text:p>1,07%</text:p>
          </table:table-cell>
          <table:table-cell table:style-name="ce44" office:value-type="percentage" office:value="0.01614" calcext:value-type="percentage">
            <text:p>1,61%</text:p>
          </table:table-cell>
          <table:table-cell table:style-name="ce44" office:value-type="percentage" office:value="0.000647" calcext:value-type="percentage">
            <text:p>0,06%</text:p>
          </table:table-cell>
          <table:table-cell table:style-name="ce44" office:value-type="percentage" office:value="0.0081" calcext:value-type="percentage">
            <text:p>0,81%</text:p>
          </table:table-cell>
          <table:table-cell table:style-name="ce44" office:value-type="percentage" office:value="0.014786" calcext:value-type="percentage">
            <text:p>1,48%</text:p>
          </table:table-cell>
          <table:table-cell table:style-name="ce44" office:value-type="percentage" office:value="0.022275" calcext:value-type="percentage">
            <text:p>2,23%</text:p>
          </table:table-cell>
          <table:table-cell table:style-name="ce44" office:value-type="percentage" office:value="0.088839" calcext:value-type="percentage">
            <text:p>8,88%</text:p>
          </table:table-cell>
          <table:table-cell table:style-name="ce44" office:value-type="percentage" office:value="0.030113" calcext:value-type="percentage">
            <text:p>3,01%</text:p>
          </table:table-cell>
          <table:table-cell table:style-name="ce44" office:value-type="percentage" office:value="0.024841" calcext:value-type="percentage">
            <text:p>2,48%</text:p>
          </table:table-cell>
          <table:table-cell table:style-name="ce44" office:value-type="percentage" office:value="0.005243" calcext:value-type="percentage">
            <text:p>0,52%</text:p>
          </table:table-cell>
          <table:table-cell table:style-name="ce44" office:value-type="percentage" office:value="0.013474" calcext:value-type="percentage">
            <text:p>1,35%</text:p>
          </table:table-cell>
          <table:table-cell table:style-name="ce44" office:value-type="percentage" office:value="0.035932" calcext:value-type="percentage">
            <text:p>3,59%</text:p>
          </table:table-cell>
          <table:table-cell table:style-name="ce44" office:value-type="percentage" office:value="0.059195" calcext:value-type="percentage">
            <text:p>5,92%</text:p>
          </table:table-cell>
          <table:table-cell table:style-name="ce44" office:value-type="percentage" office:value="0.054824" calcext:value-type="percentage">
            <text:p>5,48%</text:p>
          </table:table-cell>
          <table:table-cell table:style-name="ce44" office:value-type="percentage" office:value="0.009204" calcext:value-type="percentage">
            <text:p>0,92%</text:p>
          </table:table-cell>
          <table:table-cell table:style-name="ce44" office:value-type="percentage" office:value="0.022216" calcext:value-type="percentage">
            <text:p>2,22%</text:p>
          </table:table-cell>
          <table:table-cell table:style-name="ce44" office:value-type="percentage" office:value="0.007343" calcext:value-type="percentage">
            <text:p>0,73%</text:p>
          </table:table-cell>
          <table:table-cell table:style-name="ce44" office:value-type="percentage" office:value="0.079491" calcext:value-type="percentage">
            <text:p>7,95%</text:p>
          </table:table-cell>
          <table:table-cell table:style-name="ce44" office:value-type="percentage" office:value="0.016121" calcext:value-type="percentage">
            <text:p>1,61%</text:p>
          </table:table-cell>
          <table:table-cell table:style-name="ce44" office:value-type="percentage" office:value="0.065967" calcext:value-type="percentage">
            <text:p>6,60%</text:p>
          </table:table-cell>
          <table:table-cell table:style-name="ce44" office:value-type="percentage" office:value="0.007013" calcext:value-type="percentage">
            <text:p>0,70%</text:p>
          </table:table-cell>
          <table:table-cell table:style-name="ce44" office:value-type="percentage" office:value="0.018911" calcext:value-type="percentage">
            <text:p>1,89%</text:p>
          </table:table-cell>
          <table:table-cell table:style-name="ce44" office:value-type="percentage" office:value="0.000324" calcext:value-type="percentage">
            <text:p>0,03%</text:p>
          </table:table-cell>
          <table:table-cell table:style-name="ce44" office:value-type="percentage" office:value="0.018949" calcext:value-type="percentage">
            <text:p>1,89%</text:p>
          </table:table-cell>
          <table:table-cell table:style-name="ce44" office:value-type="percentage" office:value="0.060777" calcext:value-type="percentage">
            <text:p>6,08%</text:p>
          </table:table-cell>
          <table:table-cell table:style-name="ce44" office:value-type="percentage" office:value="0.073151" calcext:value-type="percentage">
            <text:p>7,32%</text:p>
          </table:table-cell>
          <table:table-cell table:style-name="ce44" office:value-type="percentage" office:value="0.041646" calcext:value-type="percentage">
            <text:p>4,16%</text:p>
          </table:table-cell>
          <table:table-cell table:style-name="ce44" office:value-type="percentage" office:value="0.002302" calcext:value-type="percentage">
            <text:p>0,23%</text:p>
          </table:table-cell>
          <table:table-cell table:style-name="ce44" office:value-type="percentage" office:value="0.020699" calcext:value-type="percentage">
            <text:p>2,07%</text:p>
          </table:table-cell>
          <table:table-cell table:style-name="ce44" office:value-type="percentage" office:value="0.034701" calcext:value-type="percentage">
            <text:p>3,47%</text:p>
          </table:table-cell>
          <table:table-cell table:style-name="ce44" office:value-type="percentage" office:value="0.03561" calcext:value-type="percentage">
            <text:p>3,56%</text:p>
          </table:table-cell>
          <table:table-cell table:style-name="ce44" office:value-type="percentage" office:value="0.028442" calcext:value-type="percentage">
            <text:p>2,84%</text:p>
          </table:table-cell>
          <table:table-cell table:style-name="ce44" office:value-type="percentage" office:value="0.016898" calcext:value-type="percentage">
            <text:p>1,69%</text:p>
          </table:table-cell>
          <table:table-cell table:style-name="ce44" office:value-type="percentage" office:value="0.020767" calcext:value-type="percentage">
            <text:p>2,08%</text:p>
          </table:table-cell>
          <table:table-cell table:style-name="ce44" office:value-type="percentage" office:value="0.017667" calcext:value-type="percentage">
            <text:p>1,77%</text:p>
          </table:table-cell>
          <table:table-cell table:style-name="ce44" office:value-type="percentage" office:value="0.006214" calcext:value-type="percentage">
            <text:p>0,62%</text:p>
          </table:table-cell>
          <table:table-cell table:style-name="ce44" office:value-type="percentage" office:value="0.003924" calcext:value-type="percentage">
            <text:p>0,39%</text:p>
          </table:table-cell>
          <table:table-cell table:style-name="ce44" office:value-type="percentage" office:value="0.002323" calcext:value-type="percentage">
            <text:p>0,23%</text:p>
          </table:table-cell>
          <table:table-cell table:style-name="ce44" office:value-type="percentage" office:value="0.0053" calcext:value-type="percentage">
            <text:p>0,53%</text:p>
          </table:table-cell>
          <table:table-cell table:style-name="ce44" office:value-type="percentage" office:value="0.186566" calcext:value-type="percentage">
            <text:p>18,66%</text:p>
          </table:table-cell>
          <table:table-cell table:style-name="ce44" office:value-type="percentage" office:value="0.004778" calcext:value-type="percentage">
            <text:p>0,48%</text:p>
          </table:table-cell>
          <table:table-cell table:style-name="ce44" office:value-type="percentage" office:value="0.001146" calcext:value-type="percentage">
            <text:p>0,11%</text:p>
          </table:table-cell>
          <table:table-cell table:style-name="ce44" office:value-type="percentage" office:value="0.002355" calcext:value-type="percentage">
            <text:p>0,24%</text:p>
          </table:table-cell>
          <table:table-cell table:style-name="ce44" office:value-type="percentage" office:value="0.000143" calcext:value-type="percentage">
            <text:p>0,01%</text:p>
          </table:table-cell>
          <table:table-cell table:style-name="ce44" office:value-type="percentage" office:value="0.100045" calcext:value-type="percentage">
            <text:p>10,00%</text:p>
          </table:table-cell>
          <table:table-cell table:style-name="ce44" office:value-type="percentage" office:value="0.077871" calcext:value-type="percentage">
            <text:p>7,79%</text:p>
          </table:table-cell>
          <table:table-cell table:style-name="ce44" office:value-type="percentage" office:value="0.014198" calcext:value-type="percentage">
            <text:p>1,42%</text:p>
          </table:table-cell>
          <table:table-cell table:style-name="ce44" office:value-type="percentage" office:value="0.002589" calcext:value-type="percentage">
            <text:p>0,26%</text:p>
          </table:table-cell>
          <table:table-cell table:style-name="ce44" office:value-type="percentage" office:value="0.000212" calcext:value-type="percentage">
            <text:p>0,02%</text:p>
          </table:table-cell>
          <table:table-cell table:style-name="ce44" office:value-type="percentage" office:value="0.006403" calcext:value-type="percentage">
            <text:p>0,64%</text:p>
          </table:table-cell>
          <table:table-cell table:style-name="ce44" office:value-type="percentage" office:value="0.094346" calcext:value-type="percentage">
            <text:p>9,43%</text:p>
          </table:table-cell>
          <table:table-cell table:style-name="ce44" office:value-type="percentage" office:value="0.083531" calcext:value-type="percentage">
            <text:p>8,35%</text:p>
          </table:table-cell>
          <table:table-cell table:style-name="ce44" office:value-type="percentage" office:value="0.010353" calcext:value-type="percentage">
            <text:p>1,04%</text:p>
          </table:table-cell>
          <table:table-cell table:style-name="ce44" office:value-type="percentage" office:value="0.044817" calcext:value-type="percentage">
            <text:p>4,48%</text:p>
          </table:table-cell>
          <table:table-cell table:style-name="ce44" office:value-type="percentage" office:value="0.129872" calcext:value-type="percentage">
            <text:p>12,99%</text:p>
          </table:table-cell>
          <table:table-cell table:style-name="ce44" office:value-type="percentage" office:value="0.018363" calcext:value-type="percentage">
            <text:p>1,84%</text:p>
          </table:table-cell>
          <table:table-cell table:style-name="ce44" office:value-type="percentage" office:value="0.0015" calcext:value-type="percentage">
            <text:p>0,15%</text:p>
          </table:table-cell>
          <table:table-cell table:style-name="ce44" office:value-type="percentage" office:value="0.000294" calcext:value-type="percentage">
            <text:p>0,03%</text:p>
          </table:table-cell>
          <table:table-cell table:style-name="ce44" office:value-type="percentage" office:value="0.140385" calcext:value-type="percentage">
            <text:p>14,04%</text:p>
          </table:table-cell>
          <table:table-cell table:style-name="ce44" office:value-type="percentage" office:value="0.046575" calcext:value-type="percentage">
            <text:p>4,66%</text:p>
          </table:table-cell>
          <table:table-cell table:style-name="ce44" office:value-type="percentage" office:value="0.007059" calcext:value-type="percentage">
            <text:p>0,71%</text:p>
          </table:table-cell>
          <table:table-cell table:style-name="ce44" office:value-type="percentage" office:value="0.000715" calcext:value-type="percentage">
            <text:p>0,07%</text:p>
          </table:table-cell>
          <table:table-cell table:style-name="ce44" office:value-type="percentage" office:value="0.000111" calcext:value-type="percentage">
            <text:p>0,01%</text:p>
          </table:table-cell>
          <table:table-cell table:style-name="ce44" office:value-type="percentage" office:value="0.000327" calcext:value-type="percentage">
            <text:p>0,03%</text:p>
          </table:table-cell>
          <table:table-cell table:style-name="ce44" office:value-type="percentage" office:value="0.18321" calcext:value-type="percentage">
            <text:p>18,32%</text:p>
          </table:table-cell>
          <table:table-cell table:style-name="ce44" office:value-type="percentage" office:value="0.010737" calcext:value-type="percentage">
            <text:p>1,07%</text:p>
          </table:table-cell>
          <table:table-cell table:style-name="ce44" office:value-type="percentage" office:value="0.00051" calcext:value-type="percentage">
            <text:p>0,05%</text:p>
          </table:table-cell>
          <table:table-cell table:style-name="ce44" office:value-type="percentage" office:value="0.000061" calcext:value-type="percentage">
            <text:p>0,01%</text:p>
          </table:table-cell>
          <table:table-cell table:style-name="ce44" office:value-type="percentage" office:value="0.059533" calcext:value-type="percentage">
            <text:p>5,95%</text:p>
          </table:table-cell>
          <table:table-cell table:style-name="ce44" office:value-type="percentage" office:value="0.127137" calcext:value-type="percentage">
            <text:p>12,71%</text:p>
          </table:table-cell>
          <table:table-cell table:style-name="ce44" office:value-type="percentage" office:value="0.007269" calcext:value-type="percentage">
            <text:p>0,73%</text:p>
          </table:table-cell>
          <table:table-cell table:style-name="ce44" office:value-type="percentage" office:value="0.000716" calcext:value-type="percentage">
            <text:p>0,07%</text:p>
          </table:table-cell>
          <table:table-cell table:style-name="ce44" office:value-type="percentage" office:value="0.000191" calcext:value-type="percentage">
            <text:p>0,02%</text:p>
          </table:table-cell>
          <table:table-cell table:style-name="ce44" office:value-type="percentage" office:value="0.013919" calcext:value-type="percentage">
            <text:p>1,39%</text:p>
          </table:table-cell>
          <table:table-cell table:style-name="ce44" office:value-type="percentage" office:value="0.177685" calcext:value-type="percentage">
            <text:p>17,77%</text:p>
          </table:table-cell>
          <table:table-cell table:style-name="ce44" office:value-type="percentage" office:value="0.003136" calcext:value-type="percentage">
            <text:p>0,31%</text:p>
          </table:table-cell>
          <table:table-cell table:style-name="ce44" office:value-type="percentage" office:value="0.00009" calcext:value-type="percentage">
            <text:p>0,01%</text:p>
          </table:table-cell>
          <table:table-cell table:style-name="ce44" office:value-type="percentage" office:value="0.000015" calcext:value-type="percentage">
            <text:p>0,00%</text:p>
          </table:table-cell>
          <table:table-cell table:style-name="ce44" office:value-type="percentage" office:value="0.158233" calcext:value-type="percentage">
            <text:p>15,82%</text:p>
          </table:table-cell>
          <table:table-cell table:style-name="ce44" office:value-type="percentage" office:value="0.036206" calcext:value-type="percentage">
            <text:p>3,62%</text:p>
          </table:table-cell>
          <table:table-cell table:style-name="ce44" office:value-type="percentage" office:value="0.000392" calcext:value-type="percentage">
            <text:p>0,04%</text:p>
          </table:table-cell>
          <table:table-cell table:style-name="ce44" office:value-type="percentage" office:value="0.000012" calcext:value-type="percentage">
            <text:p>0,00%</text:p>
          </table:table-cell>
          <table:table-cell table:style-name="ce44" office:value-type="percentage" office:value="0.000002" calcext:value-type="percentage">
            <text:p>0,00%</text:p>
          </table:table-cell>
          <table:table-cell table:style-name="ce44" office:value-type="percentage" office:value="0.044872" calcext:value-type="percentage">
            <text:p>4,49%</text:p>
          </table:table-cell>
          <table:table-cell table:style-name="ce44" office:value-type="percentage" office:value="0.148573" calcext:value-type="percentage">
            <text:p>14,86%</text:p>
          </table:table-cell>
          <table:table-cell table:style-name="ce44" office:value-type="percentage" office:value="0.001349" calcext:value-type="percentage">
            <text:p>0,13%</text:p>
          </table:table-cell>
          <table:table-cell table:style-name="ce44" office:value-type="percentage" office:value="0.000038" calcext:value-type="percentage">
            <text:p>0,00%</text:p>
          </table:table-cell>
          <table:table-cell table:style-name="ce44" office:value-type="percentage" office:value="0.000013" calcext:value-type="percentage">
            <text:p>0,00%</text:p>
          </table:table-cell>
          <table:table-cell table:style-name="ce44" office:value-type="percentage" office:value="0.191236" calcext:value-type="percentage">
            <text:p>19,12%</text:p>
          </table:table-cell>
          <table:table-cell table:style-name="ce44" office:value-type="percentage" office:value="0.003551" calcext:value-type="percentage">
            <text:p>0,36%</text:p>
          </table:table-cell>
          <table:table-cell table:style-name="ce44" office:value-type="percentage" office:value="0.000046" calcext:value-type="percentage">
            <text:p>0,00%</text:p>
          </table:table-cell>
          <table:table-cell table:style-name="ce44" office:value-type="percentage" office:value="0.000008" calcext:value-type="percentage">
            <text:p>0,00%</text:p>
          </table:table-cell>
          <table:table-cell table:style-name="ce44" office:value-type="percentage" office:value="0.000003" calcext:value-type="percentage">
            <text:p>0,00%</text:p>
          </table:table-cell>
          <table:table-cell table:style-name="ce44" office:value-type="percentage" office:value="0.12404" calcext:value-type="percentage">
            <text:p>12,40%</text:p>
          </table:table-cell>
          <table:table-cell table:style-name="ce44" office:value-type="percentage" office:value="0.070805" calcext:value-type="percentage">
            <text:p>7,08%</text:p>
          </table:table-cell>
          <table:table-cell table:style-name="ce44" office:value-type="percentage" office:value="0.00417" calcext:value-type="percentage">
            <text:p>0,42%</text:p>
          </table:table-cell>
          <table:table-cell table:style-name="ce44" office:value-type="percentage" office:value="0.108702" calcext:value-type="percentage">
            <text:p>10,87%</text:p>
          </table:table-cell>
          <table:table-cell table:style-name="ce44" office:value-type="percentage" office:value="0.061637" calcext:value-type="percentage">
            <text:p>6,16%</text:p>
          </table:table-cell>
          <table:table-cell table:style-name="ce44" office:value-type="percentage" office:value="0.016952" calcext:value-type="percentage">
            <text:p>1,70%</text:p>
          </table:table-cell>
          <table:table-cell table:style-name="ce44" office:value-type="percentage" office:value="0.003385" calcext:value-type="percentage">
            <text:p>0,34%</text:p>
          </table:table-cell>
          <table:table-cell table:style-name="ce44" office:value-type="percentage" office:value="0.157782" calcext:value-type="percentage">
            <text:p>15,78%</text:p>
          </table:table-cell>
          <table:table-cell table:style-name="ce44" office:value-type="percentage" office:value="0.037063" calcext:value-type="percentage">
            <text:p>3,71%</text:p>
          </table:table-cell>
          <table:table-cell table:style-name="ce44" office:value-type="percentage" office:value="0.138706" calcext:value-type="percentage">
            <text:p>13,87%</text:p>
          </table:table-cell>
          <table:table-cell table:style-name="ce44" office:value-type="percentage" office:value="0.056139" calcext:value-type="percentage">
            <text:p>5,61%</text:p>
          </table:table-cell>
          <table:table-cell table:style-name="ce44" office:value-type="percentage" office:value="0.003162" calcext:value-type="percentage">
            <text:p>0,32%</text:p>
          </table:table-cell>
          <table:table-cell table:style-name="ce44" office:value-type="percentage" office:value="0.008984" calcext:value-type="percentage">
            <text:p>0,90%</text:p>
          </table:table-cell>
          <table:table-cell table:style-name="ce44" office:value-type="percentage" office:value="0.033562" calcext:value-type="percentage">
            <text:p>3,36%</text:p>
          </table:table-cell>
          <table:table-cell table:style-name="ce44" office:value-type="percentage" office:value="0.085514" calcext:value-type="percentage">
            <text:p>8,55%</text:p>
          </table:table-cell>
          <table:table-cell table:style-name="ce44" office:value-type="percentage" office:value="0.063623" calcext:value-type="percentage">
            <text:p>6,36%</text:p>
          </table:table-cell>
          <table:table-cell table:style-name="ce44" office:value-type="percentage" office:value="0.164925" calcext:value-type="percentage">
            <text:p>16,49%</text:p>
          </table:table-cell>
          <table:table-cell table:style-name="ce44" office:value-type="percentage" office:value="0.029921" calcext:value-type="percentage">
            <text:p>2,99%</text:p>
          </table:table-cell>
          <table:table-cell table:style-name="ce44" office:value-type="percentage" office:value="0.049474" calcext:value-type="percentage">
            <text:p>4,95%</text:p>
          </table:table-cell>
          <table:table-cell table:style-name="ce44" office:value-type="percentage" office:value="0.117004" calcext:value-type="percentage">
            <text:p>11,70%</text:p>
          </table:table-cell>
          <table:table-cell table:style-name="ce44" office:value-type="percentage" office:value="0.022934" calcext:value-type="percentage">
            <text:p>2,29%</text:p>
          </table:table-cell>
          <table:table-cell table:style-name="ce44" office:value-type="percentage" office:value="0.004529" calcext:value-type="percentage">
            <text:p>0,45%</text:p>
          </table:table-cell>
          <table:table-cell table:style-name="ce44" office:value-type="percentage" office:value="0.000905" calcext:value-type="percentage">
            <text:p>0,09%</text:p>
          </table:table-cell>
          <table:table-cell table:style-name="ce44" office:value-type="percentage" office:value="0.001849" calcext:value-type="percentage">
            <text:p>0,18%</text:p>
          </table:table-cell>
          <table:table-cell table:style-name="ce44" office:value-type="percentage" office:value="0.192997" calcext:value-type="percentage">
            <text:p>19,30%</text:p>
          </table:table-cell>
          <table:table-cell table:style-name="ce44" office:value-type="percentage" office:value="456878" calcext:value-type="percentage">
            <text:p>45687800,00%</text:p>
          </table:table-cell>
          <table:table-cell table:style-name="ce44" office:value-type="percentage" office:value="0.003158" calcext:value-type="percentage">
            <text:p>0,32%</text:p>
          </table:table-cell>
          <table:table-cell table:style-name="ce44" office:value-type="percentage" office:value="0.103292" calcext:value-type="percentage">
            <text:p>10,33%</text:p>
          </table:table-cell>
          <table:table-cell table:style-name="ce44" office:value-type="percentage" office:value="0.01816" calcext:value-type="percentage">
            <text:p>1,82%</text:p>
          </table:table-cell>
          <table:table-cell table:style-name="ce44" office:value-type="percentage" office:value="0.066581" calcext:value-type="percentage">
            <text:p>6,66%</text:p>
          </table:table-cell>
          <table:table-cell table:style-name="ce44" office:value-type="percentage" office:value="0.00305" calcext:value-type="percentage">
            <text:p>0,31%</text:p>
          </table:table-cell>
          <table:table-cell table:style-name="ce44" office:value-type="percentage" office:value="0.000604" calcext:value-type="percentage">
            <text:p>0,06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44" office:value-type="percentage" office:value="0.159894" calcext:value-type="percentage">
            <text:p>15,99%</text:p>
          </table:table-cell>
          <table:table-cell table:style-name="ce44" office:value-type="percentage" office:value="0.034951" calcext:value-type="percentage">
            <text:p>3,50%</text:p>
          </table:table-cell>
          <table:table-cell table:style-name="ce44" office:value-type="percentage" office:value="0.004936" calcext:value-type="percentage">
            <text:p>0,49%</text:p>
          </table:table-cell>
          <table:table-cell table:style-name="ce44" office:value-type="percentage" office:value="0.187809" calcext:value-type="percentage">
            <text:p>18,78%</text:p>
          </table:table-cell>
          <table:table-cell table:style-name="ce44" office:value-type="percentage" office:value="0.000739" calcext:value-type="percentage">
            <text:p>0,07%</text:p>
          </table:table-cell>
          <table:table-cell table:style-name="ce44" office:value-type="percentage" office:value="0.001328" calcext:value-type="percentage">
            <text:p>0,13%</text:p>
          </table:table-cell>
          <table:table-cell table:style-name="ce44" office:value-type="percentage" office:value="0.000034" calcext:value-type="percentage">
            <text:p>0,00%</text:p>
          </table:table-cell>
          <table:table-cell table:style-name="ce44" office:value-type="percentage" office:value="0.001325" calcext:value-type="percentage">
            <text:p>0,13%</text:p>
          </table:table-cell>
          <table:table-cell table:style-name="ce44" office:value-type="percentage" office:value="0.000038" calcext:value-type="percentage">
            <text:p>0,00%</text:p>
          </table:table-cell>
          <table:table-cell table:style-name="ce44" office:value-type="percentage" office:value="0.000115" calcext:value-type="percentage">
            <text:p>0,01%</text:p>
          </table:table-cell>
          <table:table-cell table:style-name="ce44" office:value-type="percentage" office:value="0.000081" calcext:value-type="percentage">
            <text:p>0,01%</text:p>
          </table:table-cell>
          <table:table-cell table:style-name="ce44" office:value-type="percentage" office:value="0.0003" calcext:value-type="percentage">
            <text:p>0,03%</text:p>
          </table:table-cell>
          <table:table-cell table:style-name="ce44" office:value-type="percentage" office:value="0.08712" calcext:value-type="percentage">
            <text:p>8,71%</text:p>
          </table:table-cell>
          <table:table-cell table:style-name="ce44" office:value-type="percentage" office:value="0.091975" calcext:value-type="percentage">
            <text:p>9,20%</text:p>
          </table:table-cell>
          <table:table-cell table:style-name="ce44" office:value-type="percentage" office:value="0.010881" calcext:value-type="percentage">
            <text:p>1,09%</text:p>
          </table:table-cell>
          <table:table-cell table:style-name="ce44" office:value-type="percentage" office:value="0.002154" calcext:value-type="percentage">
            <text:p>0,22%</text:p>
          </table:table-cell>
          <table:table-cell table:style-name="ce44" office:value-type="percentage" office:value="0.000517" calcext:value-type="percentage">
            <text:p>0,05%</text:p>
          </table:table-cell>
          <table:table-cell table:style-name="ce44" office:value-type="percentage" office:value="0.000193" calcext:value-type="percentage">
            <text:p>0,02%</text:p>
          </table:table-cell>
          <table:table-cell table:style-name="ce44" office:value-type="percentage" office:value="0.00009" calcext:value-type="percentage">
            <text:p>0,01%</text:p>
          </table:table-cell>
          <table:table-cell table:style-name="ce44" office:value-type="percentage" office:value="0.000056" calcext:value-type="percentage">
            <text:p>0,01%</text:p>
          </table:table-cell>
          <table:table-cell table:style-name="ce44" office:value-type="percentage" office:value="0.000077" calcext:value-type="percentage">
            <text:p>0,01%</text:p>
          </table:table-cell>
          <table:table-cell table:style-name="ce44" office:value-type="percentage" office:value="0.190141" calcext:value-type="percentage">
            <text:p>19,01%</text:p>
          </table:table-cell>
          <table:table-cell table:style-name="ce44" office:value-type="percentage" office:value="0.003755" calcext:value-type="percentage">
            <text:p>0,38%</text:p>
          </table:table-cell>
          <table:table-cell table:style-name="ce44" office:value-type="percentage" office:value="0.000359" calcext:value-type="percentage">
            <text:p>0,04%</text:p>
          </table:table-cell>
          <table:table-cell table:style-name="ce44" office:value-type="percentage" office:value="0.000513" calcext:value-type="percentage">
            <text:p>0,05%</text:p>
          </table:table-cell>
          <table:table-cell table:style-name="ce44" office:value-type="percentage" office:value="0.111555" calcext:value-type="percentage">
            <text:p>11,16%</text:p>
          </table:table-cell>
          <table:table-cell table:style-name="ce44" office:value-type="percentage" office:value="0.083291" calcext:value-type="percentage">
            <text:p>8,33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44" office:value-type="percentage" office:value="0.194845" calcext:value-type="percentage">
            <text:p>19,48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61" office:value-type="percentage" office:value="0" calcext:value-type="percentage">
            <text:p>0,00%</text:p>
          </table:table-cell>
          <table:table-cell table:style-name="ce79" office:value-type="percentage" office:value="457431.154997" calcext:value-type="percentage">
            <text:p>45743115,50%</text:p>
          </table:table-cell>
        </table:table-row>
        <table:table-row table:style-name="ro1">
          <table:table-cell table:style-name="ce8" office:value-type="string" calcext:value-type="string">
            <text:p>2 – E</text:p>
          </table:table-cell>
          <table:table-cell table:style-name="ce38" office:value-type="percentage" office:value="0.014585" calcext:value-type="percentage">
            <text:p>1,46%</text:p>
          </table:table-cell>
          <table:table-cell table:style-name="ce45" office:value-type="percentage" office:value="0.023895" calcext:value-type="percentage">
            <text:p>2,39%</text:p>
          </table:table-cell>
          <table:table-cell table:style-name="ce45" office:value-type="percentage" office:value="0.006134" calcext:value-type="percentage">
            <text:p>0,61%</text:p>
          </table:table-cell>
          <table:table-cell table:style-name="ce45" office:value-type="percentage" office:value="0.073699" calcext:value-type="percentage">
            <text:p>7,37%</text:p>
          </table:table-cell>
          <table:table-cell table:style-name="ce45" office:value-type="percentage" office:value="0.025039" calcext:value-type="percentage">
            <text:p>2,50%</text:p>
          </table:table-cell>
          <table:table-cell table:style-name="ce57" office:value-type="float" office:value="614.0185" calcext:value-type="float">
            <text:p>614,02</text:p>
          </table:table-cell>
          <table:table-cell table:style-name="ce45" office:value-type="percentage" office:value="0.000157" calcext:value-type="percentage">
            <text:p>0,02%</text:p>
          </table:table-cell>
          <table:table-cell table:style-name="ce45" office:value-type="percentage" office:value="0.001656" calcext:value-type="percentage">
            <text:p>0,17%</text:p>
          </table:table-cell>
          <table:table-cell table:style-name="ce45" office:value-type="percentage" office:value="0.003827" calcext:value-type="percentage">
            <text:p>0,38%</text:p>
          </table:table-cell>
          <table:table-cell table:style-name="ce45" office:value-type="percentage" office:value="0.006479" calcext:value-type="percentage">
            <text:p>0,65%</text:p>
          </table:table-cell>
          <table:table-cell table:style-name="ce45" office:value-type="percentage" office:value="0.032157" calcext:value-type="percentage">
            <text:p>3,22%</text:p>
          </table:table-cell>
          <table:table-cell table:style-name="ce45" office:value-type="percentage" office:value="0.043553" calcext:value-type="percentage">
            <text:p>4,36%</text:p>
          </table:table-cell>
          <table:table-cell table:style-name="ce45" office:value-type="percentage" office:value="0.051484" calcext:value-type="percentage">
            <text:p>5,15%</text:p>
          </table:table-cell>
          <table:table-cell table:style-name="ce45" office:value-type="percentage" office:value="0.004039" calcext:value-type="percentage">
            <text:p>0,40%</text:p>
          </table:table-cell>
          <table:table-cell table:style-name="ce45" office:value-type="percentage" office:value="0.000087" calcext:value-type="percentage">
            <text:p>0,01%</text:p>
          </table:table-cell>
          <table:table-cell table:style-name="ce45" office:value-type="percentage" office:value="0.000784" calcext:value-type="percentage">
            <text:p>0,08%</text:p>
          </table:table-cell>
          <table:table-cell table:style-name="ce45" office:value-type="percentage" office:value="0.001871" calcext:value-type="percentage">
            <text:p>0,19%</text:p>
          </table:table-cell>
          <table:table-cell table:style-name="ce45" office:value-type="percentage" office:value="0.003771" calcext:value-type="percentage">
            <text:p>0,38%</text:p>
          </table:table-cell>
          <table:table-cell table:style-name="ce45" office:value-type="percentage" office:value="0.02683" calcext:value-type="percentage">
            <text:p>2,68%</text:p>
          </table:table-cell>
          <table:table-cell table:style-name="ce45" office:value-type="percentage" office:value="0.045526" calcext:value-type="percentage">
            <text:p>4,55%</text:p>
          </table:table-cell>
          <table:table-cell table:style-name="ce45" office:value-type="percentage" office:value="0.062882" calcext:value-type="percentage">
            <text:p>6,29%</text:p>
          </table:table-cell>
          <table:table-cell table:style-name="ce45" office:value-type="percentage" office:value="0.001602" calcext:value-type="percentage">
            <text:p>0,16%</text:p>
          </table:table-cell>
          <table:table-cell table:style-name="ce45" office:value-type="percentage" office:value="0.002791" calcext:value-type="percentage">
            <text:p>0,28%</text:p>
          </table:table-cell>
          <table:table-cell table:style-name="ce45" office:value-type="percentage" office:value="0.005149" calcext:value-type="percentage">
            <text:p>0,51%</text:p>
          </table:table-cell>
          <table:table-cell table:style-name="ce45" office:value-type="percentage" office:value="0.008392" calcext:value-type="percentage">
            <text:p>0,84%</text:p>
          </table:table-cell>
          <table:table-cell table:style-name="ce45" office:value-type="percentage" office:value="0.060607" calcext:value-type="percentage">
            <text:p>6,06%</text:p>
          </table:table-cell>
          <table:table-cell table:style-name="ce45" office:value-type="percentage" office:value="0.060395" calcext:value-type="percentage">
            <text:p>6,04%</text:p>
          </table:table-cell>
          <table:table-cell table:style-name="ce45" office:value-type="percentage" office:value="0.006019" calcext:value-type="percentage">
            <text:p>0,60%</text:p>
          </table:table-cell>
          <table:table-cell table:style-name="ce45" office:value-type="percentage" office:value="0.001024" calcext:value-type="percentage">
            <text:p>0,10%</text:p>
          </table:table-cell>
          <table:table-cell table:style-name="ce45" office:value-type="percentage" office:value="0.012097" calcext:value-type="percentage">
            <text:p>1,21%</text:p>
          </table:table-cell>
          <table:table-cell table:style-name="ce45" office:value-type="percentage" office:value="0.003027" calcext:value-type="percentage">
            <text:p>0,30%</text:p>
          </table:table-cell>
          <table:table-cell table:style-name="ce45" office:value-type="percentage" office:value="0.073413" calcext:value-type="percentage">
            <text:p>7,34%</text:p>
          </table:table-cell>
          <table:table-cell table:style-name="ce45" office:value-type="percentage" office:value="0.044671" calcext:value-type="percentage">
            <text:p>4,47%</text:p>
          </table:table-cell>
          <table:table-cell table:style-name="ce45" office:value-type="percentage" office:value="0.009121" calcext:value-type="percentage">
            <text:p>0,91%</text:p>
          </table:table-cell>
          <table:table-cell table:style-name="ce45" office:value-type="percentage" office:value="0.000259" calcext:value-type="percentage">
            <text:p>0,03%</text:p>
          </table:table-cell>
          <table:table-cell table:style-name="ce45" office:value-type="percentage" office:value="0.007616" calcext:value-type="percentage">
            <text:p>0,76%</text:p>
          </table:table-cell>
          <table:table-cell table:style-name="ce45" office:value-type="percentage" office:value="0.037489" calcext:value-type="percentage">
            <text:p>3,75%</text:p>
          </table:table-cell>
          <table:table-cell table:style-name="ce45" office:value-type="percentage" office:value="0.070133" calcext:value-type="percentage">
            <text:p>7,01%</text:p>
          </table:table-cell>
          <table:table-cell table:style-name="ce45" office:value-type="percentage" office:value="0.027856" calcext:value-type="percentage">
            <text:p>2,79%</text:p>
          </table:table-cell>
          <table:table-cell table:style-name="ce45" office:value-type="percentage" office:value="0.00036" calcext:value-type="percentage">
            <text:p>0,04%</text:p>
          </table:table-cell>
          <table:table-cell table:style-name="ce45" office:value-type="percentage" office:value="0.000594" calcext:value-type="percentage">
            <text:p>0,06%</text:p>
          </table:table-cell>
          <table:table-cell table:style-name="ce45" office:value-type="percentage" office:value="0.001428" calcext:value-type="percentage">
            <text:p>0,14%</text:p>
          </table:table-cell>
          <table:table-cell table:style-name="ce45" office:value-type="percentage" office:value="0.002959" calcext:value-type="percentage">
            <text:p>0,30%</text:p>
          </table:table-cell>
          <table:table-cell table:style-name="ce45" office:value-type="percentage" office:value="0.004823" calcext:value-type="percentage">
            <text:p>0,48%</text:p>
          </table:table-cell>
          <table:table-cell table:style-name="ce45" office:value-type="percentage" office:value="0.004831" calcext:value-type="percentage">
            <text:p>0,48%</text:p>
          </table:table-cell>
          <table:table-cell table:style-name="ce45" office:value-type="percentage" office:value="0.009244" calcext:value-type="percentage">
            <text:p>0,92%</text:p>
          </table:table-cell>
          <table:table-cell table:style-name="ce45" office:value-type="percentage" office:value="0.017796" calcext:value-type="percentage">
            <text:p>1,78%</text:p>
          </table:table-cell>
          <table:table-cell table:style-name="ce45" office:value-type="percentage" office:value="0.010353" calcext:value-type="percentage">
            <text:p>1,04%</text:p>
          </table:table-cell>
          <table:table-cell table:style-name="ce45" office:value-type="percentage" office:value="0.008901" calcext:value-type="percentage">
            <text:p>0,89%</text:p>
          </table:table-cell>
          <table:table-cell table:style-name="ce45" office:value-type="percentage" office:value="0.007266" calcext:value-type="percentage">
            <text:p>0,73%</text:p>
          </table:table-cell>
          <table:table-cell table:style-name="ce45" office:value-type="percentage" office:value="0.074796" calcext:value-type="percentage">
            <text:p>7,48%</text:p>
          </table:table-cell>
          <table:table-cell table:style-name="ce45" office:value-type="percentage" office:value="0.076586" calcext:value-type="percentage">
            <text:p>7,66%</text:p>
          </table:table-cell>
          <table:table-cell table:style-name="ce45" office:value-type="percentage" office:value="0.035046" calcext:value-type="percentage">
            <text:p>3,50%</text:p>
          </table:table-cell>
          <table:table-cell table:style-name="ce45" office:value-type="percentage" office:value="0.007595" calcext:value-type="percentage">
            <text:p>0,76%</text:p>
          </table:table-cell>
          <table:table-cell table:style-name="ce45" office:value-type="percentage" office:value="0.024125" calcext:value-type="percentage">
            <text:p>2,41%</text:p>
          </table:table-cell>
          <table:table-cell table:style-name="ce45" office:value-type="percentage" office:value="0.000031" calcext:value-type="percentage">
            <text:p>0,00%</text:p>
          </table:table-cell>
          <table:table-cell table:style-name="ce45" office:value-type="percentage" office:value="0.007388" calcext:value-type="percentage">
            <text:p>0,74%</text:p>
          </table:table-cell>
          <table:table-cell table:style-name="ce45" office:value-type="percentage" office:value="0.045706" calcext:value-type="percentage">
            <text:p>4,57%</text:p>
          </table:table-cell>
          <table:table-cell table:style-name="ce45" office:value-type="percentage" office:value="0.049685" calcext:value-type="percentage">
            <text:p>4,97%</text:p>
          </table:table-cell>
          <table:table-cell table:style-name="ce45" office:value-type="percentage" office:value="0.040543" calcext:value-type="percentage">
            <text:p>4,05%</text:p>
          </table:table-cell>
          <table:table-cell table:style-name="ce45" office:value-type="percentage" office:value="0.000017" calcext:value-type="percentage">
            <text:p>0,00%</text:p>
          </table:table-cell>
          <table:table-cell table:style-name="ce45" office:value-type="percentage" office:value="0.000298" calcext:value-type="percentage">
            <text:p>0,03%</text:p>
          </table:table-cell>
          <table:table-cell table:style-name="ce45" office:value-type="percentage" office:value="0.017726" calcext:value-type="percentage">
            <text:p>1,77%</text:p>
          </table:table-cell>
          <table:table-cell table:style-name="ce45" office:value-type="percentage" office:value="0.091051" calcext:value-type="percentage">
            <text:p>9,11%</text:p>
          </table:table-cell>
          <table:table-cell table:style-name="ce45" office:value-type="percentage" office:value="0.034261" calcext:value-type="percentage">
            <text:p>3,43%</text:p>
          </table:table-cell>
          <table:table-cell table:style-name="ce45" office:value-type="percentage" office:value="0.004521" calcext:value-type="percentage">
            <text:p>0,45%</text:p>
          </table:table-cell>
          <table:table-cell table:style-name="ce45" office:value-type="percentage" office:value="0.061071" calcext:value-type="percentage">
            <text:p>6,11%</text:p>
          </table:table-cell>
          <table:table-cell table:style-name="ce45" office:value-type="percentage" office:value="0.066192" calcext:value-type="percentage">
            <text:p>6,62%</text:p>
          </table:table-cell>
          <table:table-cell table:style-name="ce45" office:value-type="percentage" office:value="0.009443" calcext:value-type="percentage">
            <text:p>0,94%</text:p>
          </table:table-cell>
          <table:table-cell table:style-name="ce45" office:value-type="percentage" office:value="0.002126" calcext:value-type="percentage">
            <text:p>0,21%</text:p>
          </table:table-cell>
          <table:table-cell table:style-name="ce45" office:value-type="percentage" office:value="0.119911" calcext:value-type="percentage">
            <text:p>11,99%</text:p>
          </table:table-cell>
          <table:table-cell table:style-name="ce45" office:value-type="percentage" office:value="0.019236" calcext:value-type="percentage">
            <text:p>1,92%</text:p>
          </table:table-cell>
          <table:table-cell table:style-name="ce45" office:value-type="percentage" office:value="0.003424" calcext:value-type="percentage">
            <text:p>0,34%</text:p>
          </table:table-cell>
          <table:table-cell table:style-name="ce45" office:value-type="percentage" office:value="0.000566" calcext:value-type="percentage">
            <text:p>0,06%</text:p>
          </table:table-cell>
          <table:table-cell table:style-name="ce45" office:value-type="percentage" office:value="0.000215" calcext:value-type="percentage">
            <text:p>0,02%</text:p>
          </table:table-cell>
          <table:table-cell table:style-name="ce45" office:value-type="percentage" office:value="0.000062" calcext:value-type="percentage">
            <text:p>0,01%</text:p>
          </table:table-cell>
          <table:table-cell table:style-name="ce45" office:value-type="percentage" office:value="0.105696" calcext:value-type="percentage">
            <text:p>10,57%</text:p>
          </table:table-cell>
          <table:table-cell table:style-name="ce45" office:value-type="percentage" office:value="0.033577" calcext:value-type="percentage">
            <text:p>3,36%</text:p>
          </table:table-cell>
          <table:table-cell table:style-name="ce45" office:value-type="percentage" office:value="0.003314" calcext:value-type="percentage">
            <text:p>0,33%</text:p>
          </table:table-cell>
          <table:table-cell table:style-name="ce45" office:value-type="percentage" office:value="0.000704" calcext:value-type="percentage">
            <text:p>0,07%</text:p>
          </table:table-cell>
          <table:table-cell table:style-name="ce45" office:value-type="percentage" office:value="0.021059" calcext:value-type="percentage">
            <text:p>2,11%</text:p>
          </table:table-cell>
          <table:table-cell table:style-name="ce45" office:value-type="percentage" office:value="0.094933" calcext:value-type="percentage">
            <text:p>9,49%</text:p>
          </table:table-cell>
          <table:table-cell table:style-name="ce45" office:value-type="percentage" office:value="0.023433" calcext:value-type="percentage">
            <text:p>2,34%</text:p>
          </table:table-cell>
          <table:table-cell table:style-name="ce45" office:value-type="percentage" office:value="0.003257" calcext:value-type="percentage">
            <text:p>0,33%</text:p>
          </table:table-cell>
          <table:table-cell table:style-name="ce45" office:value-type="percentage" office:value="0.00067" calcext:value-type="percentage">
            <text:p>0,07%</text:p>
          </table:table-cell>
          <table:table-cell table:style-name="ce45" office:value-type="percentage" office:value="0.001761" calcext:value-type="percentage">
            <text:p>0,18%</text:p>
          </table:table-cell>
          <table:table-cell table:style-name="ce45" office:value-type="percentage" office:value="0.134486" calcext:value-type="percentage">
            <text:p>13,45%</text:p>
          </table:table-cell>
          <table:table-cell table:style-name="ce45" office:value-type="percentage" office:value="0.006768" calcext:value-type="percentage">
            <text:p>0,68%</text:p>
          </table:table-cell>
          <table:table-cell table:style-name="ce45" office:value-type="percentage" office:value="0.000281" calcext:value-type="percentage">
            <text:p>0,03%</text:p>
          </table:table-cell>
          <table:table-cell table:style-name="ce45" office:value-type="percentage" office:value="0.000057" calcext:value-type="percentage">
            <text:p>0,01%</text:p>
          </table:table-cell>
          <table:table-cell table:style-name="ce45" office:value-type="percentage" office:value="0.088211" calcext:value-type="percentage">
            <text:p>8,82%</text:p>
          </table:table-cell>
          <table:table-cell table:style-name="ce45" office:value-type="percentage" office:value="0.054031" calcext:value-type="percentage">
            <text:p>5,40%</text:p>
          </table:table-cell>
          <table:table-cell table:style-name="ce45" office:value-type="percentage" office:value="0.001016" calcext:value-type="percentage">
            <text:p>0,10%</text:p>
          </table:table-cell>
          <table:table-cell table:style-name="ce45" office:value-type="percentage" office:value="0.000061" calcext:value-type="percentage">
            <text:p>0,01%</text:p>
          </table:table-cell>
          <table:table-cell table:style-name="ce45" office:value-type="percentage" office:value="0.000033" calcext:value-type="percentage">
            <text:p>0,00%</text:p>
          </table:table-cell>
          <table:table-cell table:style-name="ce45" office:value-type="percentage" office:value="0.008899" calcext:value-type="percentage">
            <text:p>0,89%</text:p>
          </table:table-cell>
          <table:table-cell table:style-name="ce45" office:value-type="percentage" office:value="0.128423" calcext:value-type="percentage">
            <text:p>12,84%</text:p>
          </table:table-cell>
          <table:table-cell table:style-name="ce45" office:value-type="percentage" office:value="0.005685" calcext:value-type="percentage">
            <text:p>0,57%</text:p>
          </table:table-cell>
          <table:table-cell table:style-name="ce45" office:value-type="percentage" office:value="0.000272" calcext:value-type="percentage">
            <text:p>0,03%</text:p>
          </table:table-cell>
          <table:table-cell table:style-name="ce45" office:value-type="percentage" office:value="0.000073" calcext:value-type="percentage">
            <text:p>0,01%</text:p>
          </table:table-cell>
          <table:table-cell table:style-name="ce45" office:value-type="percentage" office:value="0.114563" calcext:value-type="percentage">
            <text:p>11,46%</text:p>
          </table:table-cell>
          <table:table-cell table:style-name="ce45" office:value-type="percentage" office:value="0.028233" calcext:value-type="percentage">
            <text:p>2,82%</text:p>
          </table:table-cell>
          <table:table-cell table:style-name="ce45" office:value-type="percentage" office:value="0.000488" calcext:value-type="percentage">
            <text:p>0,05%</text:p>
          </table:table-cell>
          <table:table-cell table:style-name="ce45" office:value-type="percentage" office:value="0.000037" calcext:value-type="percentage">
            <text:p>0,00%</text:p>
          </table:table-cell>
          <table:table-cell table:style-name="ce45" office:value-type="percentage" office:value="0.000032" calcext:value-type="percentage">
            <text:p>0,00%</text:p>
          </table:table-cell>
          <table:table-cell table:style-name="ce45" office:value-type="percentage" office:value="0.022287" calcext:value-type="percentage">
            <text:p>2,23%</text:p>
          </table:table-cell>
          <table:table-cell table:style-name="ce45" office:value-type="percentage" office:value="0.121065" calcext:value-type="percentage">
            <text:p>12,11%</text:p>
          </table:table-cell>
          <table:table-cell table:style-name="ce45" office:value-type="percentage" office:value="0.000415" calcext:value-type="percentage">
            <text:p>0,04%</text:p>
          </table:table-cell>
          <table:table-cell table:style-name="ce45" office:value-type="percentage" office:value="0.017535" calcext:value-type="percentage">
            <text:p>1,75%</text:p>
          </table:table-cell>
          <table:table-cell table:style-name="ce45" office:value-type="percentage" office:value="0.04827" calcext:value-type="percentage">
            <text:p>4,83%</text:p>
          </table:table-cell>
          <table:table-cell table:style-name="ce45" office:value-type="percentage" office:value="0.04371" calcext:value-type="percentage">
            <text:p>4,37%</text:p>
          </table:table-cell>
          <table:table-cell table:style-name="ce45" office:value-type="percentage" office:value="0.033422" calcext:value-type="percentage">
            <text:p>3,34%</text:p>
          </table:table-cell>
          <table:table-cell table:style-name="ce45" office:value-type="percentage" office:value="0.074204" calcext:value-type="percentage">
            <text:p>7,42%</text:p>
          </table:table-cell>
          <table:table-cell table:style-name="ce45" office:value-type="percentage" office:value="0.069148" calcext:value-type="percentage">
            <text:p>6,91%</text:p>
          </table:table-cell>
          <table:table-cell table:style-name="ce45" office:value-type="percentage" office:value="0.034577" calcext:value-type="percentage">
            <text:p>3,46%</text:p>
          </table:table-cell>
          <table:table-cell table:style-name="ce45" office:value-type="percentage" office:value="0.108775" calcext:value-type="percentage">
            <text:p>10,88%</text:p>
          </table:table-cell>
          <table:table-cell table:style-name="ce45" office:value-type="percentage" office:value="0.001512" calcext:value-type="percentage">
            <text:p>0,15%</text:p>
          </table:table-cell>
          <table:table-cell table:style-name="ce45" office:value-type="percentage" office:value="0.002714" calcext:value-type="percentage">
            <text:p>0,27%</text:p>
          </table:table-cell>
          <table:table-cell table:style-name="ce45" office:value-type="percentage" office:value="0.00809" calcext:value-type="percentage">
            <text:p>0,81%</text:p>
          </table:table-cell>
          <table:table-cell table:style-name="ce45" office:value-type="percentage" office:value="0.043154" calcext:value-type="percentage">
            <text:p>4,32%</text:p>
          </table:table-cell>
          <table:table-cell table:style-name="ce45" office:value-type="percentage" office:value="0.087882" calcext:value-type="percentage">
            <text:p>8,79%</text:p>
          </table:table-cell>
          <table:table-cell table:style-name="ce45" office:value-type="percentage" office:value="0.088395" calcext:value-type="percentage">
            <text:p>8,84%</text:p>
          </table:table-cell>
          <table:table-cell table:style-name="ce45" office:value-type="percentage" office:value="0.054957" calcext:value-type="percentage">
            <text:p>5,50%</text:p>
          </table:table-cell>
          <table:table-cell table:style-name="ce45" office:value-type="percentage" office:value="0.004234" calcext:value-type="percentage">
            <text:p>0,42%</text:p>
          </table:table-cell>
          <table:table-cell table:style-name="ce45" office:value-type="percentage" office:value="0.033667" calcext:value-type="percentage">
            <text:p>3,37%</text:p>
          </table:table-cell>
          <table:table-cell table:style-name="ce45" office:value-type="percentage" office:value="0.052298" calcext:value-type="percentage">
            <text:p>5,23%</text:p>
          </table:table-cell>
          <table:table-cell table:style-name="ce45" office:value-type="percentage" office:value="0.033091" calcext:value-type="percentage">
            <text:p>3,31%</text:p>
          </table:table-cell>
          <table:table-cell table:style-name="ce45" office:value-type="percentage" office:value="0.020063" calcext:value-type="percentage">
            <text:p>2,01%</text:p>
          </table:table-cell>
          <table:table-cell table:style-name="ce45" office:value-type="percentage" office:value="0.00012" calcext:value-type="percentage">
            <text:p>0,01%</text:p>
          </table:table-cell>
          <table:table-cell table:style-name="ce45" office:value-type="percentage" office:value="0.143232" calcext:value-type="percentage">
            <text:p>14,32%</text:p>
          </table:table-cell>
          <table:table-cell table:style-name="ce45" office:value-type="percentage" office:value="336136" calcext:value-type="percentage">
            <text:p>33613600,00%</text:p>
          </table:table-cell>
          <table:table-cell table:style-name="ce45" office:value-type="percentage" office:value="0.001895" calcext:value-type="percentage">
            <text:p>0,19%</text:p>
          </table:table-cell>
          <table:table-cell table:style-name="ce45" office:value-type="percentage" office:value="0.112269" calcext:value-type="percentage">
            <text:p>11,23%</text:p>
          </table:table-cell>
          <table:table-cell table:style-name="ce45" office:value-type="percentage" office:value="0.004315" calcext:value-type="percentage">
            <text:p>0,43%</text:p>
          </table:table-cell>
          <table:table-cell table:style-name="ce45" office:value-type="percentage" office:value="0.0218" calcext:value-type="percentage">
            <text:p>2,18%</text:p>
          </table:table-cell>
          <table:table-cell table:style-name="ce45" office:value-type="percentage" office:value="0.002943" calcext:value-type="percentage">
            <text:p>0,29%</text:p>
          </table:table-cell>
          <table:table-cell table:style-name="ce45" office:value-type="percentage" office:value="0.00013" calcext:value-type="percentage">
            <text:p>0,01%</text:p>
          </table:table-cell>
          <table:table-cell table:style-name="ce45" office:value-type="percentage" office:value="0.086217" calcext:value-type="percentage">
            <text:p>8,62%</text:p>
          </table:table-cell>
          <table:table-cell table:style-name="ce45" office:value-type="percentage" office:value="0.013024" calcext:value-type="percentage">
            <text:p>1,30%</text:p>
          </table:table-cell>
          <table:table-cell table:style-name="ce45" office:value-type="percentage" office:value="0.044111" calcext:value-type="percentage">
            <text:p>4,41%</text:p>
          </table:table-cell>
          <table:table-cell table:style-name="ce45" office:value-type="percentage" office:value="0.004138" calcext:value-type="percentage">
            <text:p>0,41%</text:p>
          </table:table-cell>
          <table:table-cell table:style-name="ce45" office:value-type="percentage" office:value="0.1366" calcext:value-type="percentage">
            <text:p>13,66%</text:p>
          </table:table-cell>
          <table:table-cell table:style-name="ce45" office:value-type="percentage" office:value="0.001586" calcext:value-type="percentage">
            <text:p>0,16%</text:p>
          </table:table-cell>
          <table:table-cell table:style-name="ce45" office:value-type="percentage" office:value="0.000997" calcext:value-type="percentage">
            <text:p>0,10%</text:p>
          </table:table-cell>
          <table:table-cell table:style-name="ce45" office:value-type="percentage" office:value="0.000032" calcext:value-type="percentage">
            <text:p>0,00%</text:p>
          </table:table-cell>
          <table:table-cell table:style-name="ce45" office:value-type="percentage" office:value="0.034966" calcext:value-type="percentage">
            <text:p>3,50%</text:p>
          </table:table-cell>
          <table:table-cell table:style-name="ce45" office:value-type="percentage" office:value="0.000497" calcext:value-type="percentage">
            <text:p>0,05%</text:p>
          </table:table-cell>
          <table:table-cell table:style-name="ce45" office:value-type="percentage" office:value="0.001276" calcext:value-type="percentage">
            <text:p>0,13%</text:p>
          </table:table-cell>
          <table:table-cell table:style-name="ce45" office:value-type="percentage" office:value="0.000626" calcext:value-type="percentage">
            <text:p>0,06%</text:p>
          </table:table-cell>
          <table:table-cell table:style-name="ce45" office:value-type="percentage" office:value="0.001647" calcext:value-type="percentage">
            <text:p>0,16%</text:p>
          </table:table-cell>
          <table:table-cell table:style-name="ce45" office:value-type="percentage" office:value="0.050284" calcext:value-type="percentage">
            <text:p>5,03%</text:p>
          </table:table-cell>
          <table:table-cell table:style-name="ce45" office:value-type="percentage" office:value="0.031778" calcext:value-type="percentage">
            <text:p>3,18%</text:p>
          </table:table-cell>
          <table:table-cell table:style-name="ce45" office:value-type="percentage" office:value="0.011236" calcext:value-type="percentage">
            <text:p>1,12%</text:p>
          </table:table-cell>
          <table:table-cell table:style-name="ce45" office:value-type="percentage" office:value="0.005017" calcext:value-type="percentage">
            <text:p>0,50%</text:p>
          </table:table-cell>
          <table:table-cell table:style-name="ce45" office:value-type="percentage" office:value="0.002637" calcext:value-type="percentage">
            <text:p>0,26%</text:p>
          </table:table-cell>
          <table:table-cell table:style-name="ce45" office:value-type="percentage" office:value="0.001615" calcext:value-type="percentage">
            <text:p>0,16%</text:p>
          </table:table-cell>
          <table:table-cell table:style-name="ce45" office:value-type="percentage" office:value="0.001075" calcext:value-type="percentage">
            <text:p>0,11%</text:p>
          </table:table-cell>
          <table:table-cell table:style-name="ce45" office:value-type="percentage" office:value="0.000698" calcext:value-type="percentage">
            <text:p>0,07%</text:p>
          </table:table-cell>
          <table:table-cell table:style-name="ce45" office:value-type="percentage" office:value="0.000034" calcext:value-type="percentage">
            <text:p>0,00%</text:p>
          </table:table-cell>
          <table:table-cell table:style-name="ce45" office:value-type="percentage" office:value="0.141316" calcext:value-type="percentage">
            <text:p>14,13%</text:p>
          </table:table-cell>
          <table:table-cell table:style-name="ce45" office:value-type="percentage" office:value="0.001184" calcext:value-type="percentage">
            <text:p>0,12%</text:p>
          </table:table-cell>
          <table:table-cell table:style-name="ce45" office:value-type="percentage" office:value="0.00021" calcext:value-type="percentage">
            <text:p>0,02%</text:p>
          </table:table-cell>
          <table:table-cell table:style-name="ce45" office:value-type="percentage" office:value="0.000609" calcext:value-type="percentage">
            <text:p>0,06%</text:p>
          </table:table-cell>
          <table:table-cell table:style-name="ce45" office:value-type="percentage" office:value="0.078471" calcext:value-type="percentage">
            <text:p>7,85%</text:p>
          </table:table-cell>
          <table:table-cell table:style-name="ce45" office:value-type="percentage" office:value="0.064882" calcext:value-type="percentage">
            <text:p>6,49%</text:p>
          </table:table-cell>
          <table:table-cell table:style-name="ce45" office:value-type="percentage" office:value="0.033073" calcext:value-type="percentage">
            <text:p>3,31%</text:p>
          </table:table-cell>
          <table:table-cell table:style-name="ce45" office:value-type="percentage" office:value="0.057135" calcext:value-type="percentage">
            <text:p>5,71%</text:p>
          </table:table-cell>
          <table:table-cell table:style-name="ce45" office:value-type="percentage" office:value="0.052299" calcext:value-type="percentage">
            <text:p>5,23%</text:p>
          </table:table-cell>
          <table:table-cell table:style-name="ce62" office:value-type="percentage" office:value="0.000845" calcext:value-type="percentage">
            <text:p>0,08%</text:p>
          </table:table-cell>
          <table:table-cell table:style-name="ce80" office:value-type="percentage" office:value="336754.749129" calcext:value-type="percentage">
            <text:p>33675474,91%</text:p>
          </table:table-cell>
        </table:table-row>
        <table:table-row table:style-name="ro1">
          <table:table-cell table:style-name="ce7" office:value-type="string" calcext:value-type="string">
            <text:p>3 – B</text:p>
          </table:table-cell>
          <table:table-cell table:style-name="ce32" office:value-type="percentage" office:value="0.013381" calcext:value-type="percentage">
            <text:p>1,34%</text:p>
          </table:table-cell>
          <table:table-cell table:style-name="ce44" office:value-type="percentage" office:value="0.146754" calcext:value-type="percentage">
            <text:p>14,68%</text:p>
          </table:table-cell>
          <table:table-cell table:style-name="ce44" office:value-type="percentage" office:value="0.044892" calcext:value-type="percentage">
            <text:p>4,49%</text:p>
          </table:table-cell>
          <table:table-cell table:style-name="ce44" office:value-type="percentage" office:value="0.043443" calcext:value-type="percentage">
            <text:p>4,34%</text:p>
          </table:table-cell>
          <table:table-cell table:style-name="ce44" office:value-type="percentage" office:value="0.009573" calcext:value-type="percentage">
            <text:p>0,96%</text:p>
          </table:table-cell>
          <table:table-cell table:style-name="ce53" office:value-type="float" office:value="510.7163" calcext:value-type="float">
            <text:p>510,72</text:p>
          </table:table-cell>
          <table:table-cell table:style-name="ce44" office:value-type="percentage" office:value="0.019405" calcext:value-type="percentage">
            <text:p>1,94%</text:p>
          </table:table-cell>
          <table:table-cell table:style-name="ce44" office:value-type="percentage" office:value="0.072962" calcext:value-type="percentage">
            <text:p>7,30%</text:p>
          </table:table-cell>
          <table:table-cell table:style-name="ce44" office:value-type="percentage" office:value="0.041484" calcext:value-type="percentage">
            <text:p>4,15%</text:p>
          </table:table-cell>
          <table:table-cell table:style-name="ce44" office:value-type="percentage" office:value="0.02859" calcext:value-type="percentage">
            <text:p>2,86%</text:p>
          </table:table-cell>
          <table:table-cell table:style-name="ce44" office:value-type="percentage" office:value="0.057972" calcext:value-type="percentage">
            <text:p>5,80%</text:p>
          </table:table-cell>
          <table:table-cell table:style-name="ce44" office:value-type="percentage" office:value="0.007521" calcext:value-type="percentage">
            <text:p>0,75%</text:p>
          </table:table-cell>
          <table:table-cell table:style-name="ce44" office:value-type="percentage" office:value="0.00306" calcext:value-type="percentage">
            <text:p>0,31%</text:p>
          </table:table-cell>
          <table:table-cell table:style-name="ce44" office:value-type="percentage" office:value="0.027049" calcext:value-type="percentage">
            <text:p>2,70%</text:p>
          </table:table-cell>
          <table:table-cell table:style-name="ce44" office:value-type="percentage" office:value="0.012246" calcext:value-type="percentage">
            <text:p>1,22%</text:p>
          </table:table-cell>
          <table:table-cell table:style-name="ce44" office:value-type="percentage" office:value="0.05375" calcext:value-type="percentage">
            <text:p>5,38%</text:p>
          </table:table-cell>
          <table:table-cell table:style-name="ce44" office:value-type="percentage" office:value="0.038414" calcext:value-type="percentage">
            <text:p>3,84%</text:p>
          </table:table-cell>
          <table:table-cell table:style-name="ce44" office:value-type="percentage" office:value="0.035081" calcext:value-type="percentage">
            <text:p>3,51%</text:p>
          </table:table-cell>
          <table:table-cell table:style-name="ce44" office:value-type="percentage" office:value="0.086629" calcext:value-type="percentage">
            <text:p>8,66%</text:p>
          </table:table-cell>
          <table:table-cell table:style-name="ce44" office:value-type="percentage" office:value="0.015543" calcext:value-type="percentage">
            <text:p>1,55%</text:p>
          </table:table-cell>
          <table:table-cell table:style-name="ce44" office:value-type="percentage" office:value="0.009534" calcext:value-type="percentage">
            <text:p>0,95%</text:p>
          </table:table-cell>
          <table:table-cell table:style-name="ce44" office:value-type="percentage" office:value="0.006846" calcext:value-type="percentage">
            <text:p>0,68%</text:p>
          </table:table-cell>
          <table:table-cell table:style-name="ce44" office:value-type="percentage" office:value="0.083679" calcext:value-type="percentage">
            <text:p>8,37%</text:p>
          </table:table-cell>
          <table:table-cell table:style-name="ce44" office:value-type="percentage" office:value="0.06297" calcext:value-type="percentage">
            <text:p>6,30%</text:p>
          </table:table-cell>
          <table:table-cell table:style-name="ce44" office:value-type="percentage" office:value="0.055445" calcext:value-type="percentage">
            <text:p>5,54%</text:p>
          </table:table-cell>
          <table:table-cell table:style-name="ce44" office:value-type="percentage" office:value="0.020465" calcext:value-type="percentage">
            <text:p>2,05%</text:p>
          </table:table-cell>
          <table:table-cell table:style-name="ce44" office:value-type="percentage" office:value="0.001949" calcext:value-type="percentage">
            <text:p>0,19%</text:p>
          </table:table-cell>
          <table:table-cell table:style-name="ce44" office:value-type="percentage" office:value="0.033535" calcext:value-type="percentage">
            <text:p>3,35%</text:p>
          </table:table-cell>
          <table:table-cell table:style-name="ce44" office:value-type="percentage" office:value="0.072405" calcext:value-type="percentage">
            <text:p>7,24%</text:p>
          </table:table-cell>
          <table:table-cell table:style-name="ce44" office:value-type="percentage" office:value="0.122411" calcext:value-type="percentage">
            <text:p>12,24%</text:p>
          </table:table-cell>
          <table:table-cell table:style-name="ce44" office:value-type="percentage" office:value="0.013606" calcext:value-type="percentage">
            <text:p>1,36%</text:p>
          </table:table-cell>
          <table:table-cell table:style-name="ce44" office:value-type="percentage" office:value="0.029434" calcext:value-type="percentage">
            <text:p>2,94%</text:p>
          </table:table-cell>
          <table:table-cell table:style-name="ce44" office:value-type="percentage" office:value="0.001315" calcext:value-type="percentage">
            <text:p>0,13%</text:p>
          </table:table-cell>
          <table:table-cell table:style-name="ce44" office:value-type="percentage" office:value="0.018871" calcext:value-type="percentage">
            <text:p>1,89%</text:p>
          </table:table-cell>
          <table:table-cell table:style-name="ce44" office:value-type="percentage" office:value="0.01419" calcext:value-type="percentage">
            <text:p>1,42%</text:p>
          </table:table-cell>
          <table:table-cell table:style-name="ce44" office:value-type="percentage" office:value="0.04364" calcext:value-type="percentage">
            <text:p>4,36%</text:p>
          </table:table-cell>
          <table:table-cell table:style-name="ce44" office:value-type="percentage" office:value="0.065255" calcext:value-type="percentage">
            <text:p>6,53%</text:p>
          </table:table-cell>
          <table:table-cell table:style-name="ce44" office:value-type="percentage" office:value="0.071176" calcext:value-type="percentage">
            <text:p>7,12%</text:p>
          </table:table-cell>
          <table:table-cell table:style-name="ce44" office:value-type="percentage" office:value="0.063782" calcext:value-type="percentage">
            <text:p>6,38%</text:p>
          </table:table-cell>
          <table:table-cell table:style-name="ce44" office:value-type="percentage" office:value="0.027625" calcext:value-type="percentage">
            <text:p>2,76%</text:p>
          </table:table-cell>
          <table:table-cell table:style-name="ce44" office:value-type="percentage" office:value="0.135404" calcext:value-type="percentage">
            <text:p>13,54%</text:p>
          </table:table-cell>
          <table:table-cell table:style-name="ce44" office:value-type="percentage" office:value="0.0528" calcext:value-type="percentage">
            <text:p>5,28%</text:p>
          </table:table-cell>
          <table:table-cell table:style-name="ce44" office:value-type="percentage" office:value="0.023665" calcext:value-type="percentage">
            <text:p>2,37%</text:p>
          </table:table-cell>
          <table:table-cell table:style-name="ce44" office:value-type="percentage" office:value="0.009199" calcext:value-type="percentage">
            <text:p>0,92%</text:p>
          </table:table-cell>
          <table:table-cell table:style-name="ce44" office:value-type="percentage" office:value="0.003741" calcext:value-type="percentage">
            <text:p>0,37%</text:p>
          </table:table-cell>
          <table:table-cell table:style-name="ce44" office:value-type="percentage" office:value="0.003" calcext:value-type="percentage">
            <text:p>0,30%</text:p>
          </table:table-cell>
          <table:table-cell table:style-name="ce44" office:value-type="percentage" office:value="0.001555" calcext:value-type="percentage">
            <text:p>0,16%</text:p>
          </table:table-cell>
          <table:table-cell table:style-name="ce44" office:value-type="percentage" office:value="0.00044" calcext:value-type="percentage">
            <text:p>0,04%</text:p>
          </table:table-cell>
          <table:table-cell table:style-name="ce44" office:value-type="percentage" office:value="0.000217" calcext:value-type="percentage">
            <text:p>0,02%</text:p>
          </table:table-cell>
          <table:table-cell table:style-name="ce44" office:value-type="percentage" office:value="0.000117" calcext:value-type="percentage">
            <text:p>0,01%</text:p>
          </table:table-cell>
          <table:table-cell table:style-name="ce44" office:value-type="percentage" office:value="0.000281" calcext:value-type="percentage">
            <text:p>0,03%</text:p>
          </table:table-cell>
          <table:table-cell table:style-name="ce44" office:value-type="percentage" office:value="0.251632" calcext:value-type="percentage">
            <text:p>25,16%</text:p>
          </table:table-cell>
          <table:table-cell table:style-name="ce44" office:value-type="percentage" office:value="0.003749" calcext:value-type="percentage">
            <text:p>0,37%</text:p>
          </table:table-cell>
          <table:table-cell table:style-name="ce44" office:value-type="percentage" office:value="0.000896" calcext:value-type="percentage">
            <text:p>0,09%</text:p>
          </table:table-cell>
          <table:table-cell table:style-name="ce44" office:value-type="percentage" office:value="0.001765" calcext:value-type="percentage">
            <text:p>0,18%</text:p>
          </table:table-cell>
          <table:table-cell table:style-name="ce44" office:value-type="percentage" office:value="0.003302" calcext:value-type="percentage">
            <text:p>0,33%</text:p>
          </table:table-cell>
          <table:table-cell table:style-name="ce44" office:value-type="percentage" office:value="0.235492" calcext:value-type="percentage">
            <text:p>23,55%</text:p>
          </table:table-cell>
          <table:table-cell table:style-name="ce44" office:value-type="percentage" office:value="0.018073" calcext:value-type="percentage">
            <text:p>1,81%</text:p>
          </table:table-cell>
          <table:table-cell table:style-name="ce44" office:value-type="percentage" office:value="0.001054" calcext:value-type="percentage">
            <text:p>0,11%</text:p>
          </table:table-cell>
          <table:table-cell table:style-name="ce44" office:value-type="percentage" office:value="0.000121" calcext:value-type="percentage">
            <text:p>0,01%</text:p>
          </table:table-cell>
          <table:table-cell table:style-name="ce44" office:value-type="percentage" office:value="0.003315" calcext:value-type="percentage">
            <text:p>0,33%</text:p>
          </table:table-cell>
          <table:table-cell table:style-name="ce44" office:value-type="percentage" office:value="0.053855" calcext:value-type="percentage">
            <text:p>5,39%</text:p>
          </table:table-cell>
          <table:table-cell table:style-name="ce44" office:value-type="percentage" office:value="0.155387" calcext:value-type="percentage">
            <text:p>15,54%</text:p>
          </table:table-cell>
          <table:table-cell table:style-name="ce44" office:value-type="percentage" office:value="0.041933" calcext:value-type="percentage">
            <text:p>4,19%</text:p>
          </table:table-cell>
          <table:table-cell table:style-name="ce44" office:value-type="percentage" office:value="0.003553" calcext:value-type="percentage">
            <text:p>0,36%</text:p>
          </table:table-cell>
          <table:table-cell table:style-name="ce44" office:value-type="percentage" office:value="0.223681" calcext:value-type="percentage">
            <text:p>22,37%</text:p>
          </table:table-cell>
          <table:table-cell table:style-name="ce44" office:value-type="percentage" office:value="0.033375" calcext:value-type="percentage">
            <text:p>3,34%</text:p>
          </table:table-cell>
          <table:table-cell table:style-name="ce44" office:value-type="percentage" office:value="0.000917" calcext:value-type="percentage">
            <text:p>0,09%</text:p>
          </table:table-cell>
          <table:table-cell table:style-name="ce44" office:value-type="percentage" office:value="0.00006" calcext:value-type="percentage">
            <text:p>0,01%</text:p>
          </table:table-cell>
          <table:table-cell table:style-name="ce44" office:value-type="percentage" office:value="0.000009" calcext:value-type="percentage">
            <text:p>0,00%</text:p>
          </table:table-cell>
          <table:table-cell table:style-name="ce44" office:value-type="percentage" office:value="0.192728" calcext:value-type="percentage">
            <text:p>19,27%</text:p>
          </table:table-cell>
          <table:table-cell table:style-name="ce44" office:value-type="percentage" office:value="0.060854" calcext:value-type="percentage">
            <text:p>6,09%</text:p>
          </table:table-cell>
          <table:table-cell table:style-name="ce44" office:value-type="percentage" office:value="0.004204" calcext:value-type="percentage">
            <text:p>0,42%</text:p>
          </table:table-cell>
          <table:table-cell table:style-name="ce44" office:value-type="percentage" office:value="0.000237" calcext:value-type="percentage">
            <text:p>0,02%</text:p>
          </table:table-cell>
          <table:table-cell table:style-name="ce44" office:value-type="percentage" office:value="0.00002" calcext:value-type="percentage">
            <text:p>0,00%</text:p>
          </table:table-cell>
          <table:table-cell table:style-name="ce44" office:value-type="percentage" office:value="0.006994" calcext:value-type="percentage">
            <text:p>0,70%</text:p>
          </table:table-cell>
          <table:table-cell table:style-name="ce44" office:value-type="percentage" office:value="0.249545" calcext:value-type="percentage">
            <text:p>24,95%</text:p>
          </table:table-cell>
          <table:table-cell table:style-name="ce44" office:value-type="percentage" office:value="0.001454" calcext:value-type="percentage">
            <text:p>0,15%</text:p>
          </table:table-cell>
          <table:table-cell table:style-name="ce44" office:value-type="percentage" office:value="0.000041" calcext:value-type="percentage">
            <text:p>0,00%</text:p>
          </table:table-cell>
          <table:table-cell table:style-name="ce44" office:value-type="percentage" office:value="0.000008" calcext:value-type="percentage">
            <text:p>0,00%</text:p>
          </table:table-cell>
          <table:table-cell table:style-name="ce44" office:value-type="percentage" office:value="0.208446" calcext:value-type="percentage">
            <text:p>20,84%</text:p>
          </table:table-cell>
          <table:table-cell table:style-name="ce44" office:value-type="percentage" office:value="0.049002" calcext:value-type="percentage">
            <text:p>4,90%</text:p>
          </table:table-cell>
          <table:table-cell table:style-name="ce44" office:value-type="percentage" office:value="0.000537" calcext:value-type="percentage">
            <text:p>0,05%</text:p>
          </table:table-cell>
          <table:table-cell table:style-name="ce44" office:value-type="percentage" office:value="0.000045" calcext:value-type="percentage">
            <text:p>0,00%</text:p>
          </table:table-cell>
          <table:table-cell table:style-name="ce44" office:value-type="percentage" office:value="0.000013" calcext:value-type="percentage">
            <text:p>0,00%</text:p>
          </table:table-cell>
          <table:table-cell table:style-name="ce44" office:value-type="percentage" office:value="0.186449" calcext:value-type="percentage">
            <text:p>18,64%</text:p>
          </table:table-cell>
          <table:table-cell table:style-name="ce44" office:value-type="percentage" office:value="0.071376" calcext:value-type="percentage">
            <text:p>7,14%</text:p>
          </table:table-cell>
          <table:table-cell table:style-name="ce44" office:value-type="percentage" office:value="0.000209" calcext:value-type="percentage">
            <text:p>0,02%</text:p>
          </table:table-cell>
          <table:table-cell table:style-name="ce44" office:value-type="percentage" office:value="0.000007" calcext:value-type="percentage">
            <text:p>0,00%</text:p>
          </table:table-cell>
          <table:table-cell table:style-name="ce44" office:value-type="percentage" office:value="0.000001" calcext:value-type="percentage">
            <text:p>0,00%</text:p>
          </table:table-cell>
          <table:table-cell table:style-name="ce44" office:value-type="percentage" office:value="0.250919" calcext:value-type="percentage">
            <text:p>25,09%</text:p>
          </table:table-cell>
          <table:table-cell table:style-name="ce44" office:value-type="percentage" office:value="0.007096" calcext:value-type="percentage">
            <text:p>0,71%</text:p>
          </table:table-cell>
          <table:table-cell table:style-name="ce44" office:value-type="percentage" office:value="0.000018" calcext:value-type="percentage">
            <text:p>0,00%</text:p>
          </table:table-cell>
          <table:table-cell table:style-name="ce44" office:value-type="percentage" office:value="0.000005" calcext:value-type="percentage">
            <text:p>0,00%</text:p>
          </table:table-cell>
          <table:table-cell table:style-name="ce44" office:value-type="percentage" office:value="0.000004" calcext:value-type="percentage">
            <text:p>0,00%</text:p>
          </table:table-cell>
          <table:table-cell table:style-name="ce44" office:value-type="percentage" office:value="0.215486" calcext:value-type="percentage">
            <text:p>21,55%</text:p>
          </table:table-cell>
          <table:table-cell table:style-name="ce44" office:value-type="percentage" office:value="0.042499" calcext:value-type="percentage">
            <text:p>4,25%</text:p>
          </table:table-cell>
          <table:table-cell table:style-name="ce44" office:value-type="percentage" office:value="0.00005" calcext:value-type="percentage">
            <text:p>0,01%</text:p>
          </table:table-cell>
          <table:table-cell table:number-columns-repeated="2" table:style-name="ce44" office:value-type="percentage" office:value="0.000004" calcext:value-type="percentage">
            <text:p>0,00%</text:p>
          </table:table-cell>
          <table:table-cell table:style-name="ce44" office:value-type="percentage" office:value="0.257066" calcext:value-type="percentage">
            <text:p>25,71%</text:p>
          </table:table-cell>
          <table:table-cell table:style-name="ce44" office:value-type="percentage" office:value="0.000963" calcext:value-type="percentage">
            <text:p>0,10%</text:p>
          </table:table-cell>
          <table:table-cell table:style-name="ce44" office:value-type="percentage" office:value="0.000008" calcext:value-type="percentage">
            <text:p>0,00%</text:p>
          </table:table-cell>
          <table:table-cell table:number-columns-repeated="2" table:style-name="ce44" office:value-type="percentage" office:value="0.000003" calcext:value-type="percentage">
            <text:p>0,00%</text:p>
          </table:table-cell>
          <table:table-cell table:style-name="ce44" office:value-type="percentage" office:value="0.253933" calcext:value-type="percentage">
            <text:p>25,39%</text:p>
          </table:table-cell>
          <table:table-cell table:style-name="ce44" office:value-type="percentage" office:value="0.004109" calcext:value-type="percentage">
            <text:p>0,41%</text:p>
          </table:table-cell>
          <table:table-cell table:style-name="ce44" office:value-type="percentage" office:value="0.027439" calcext:value-type="percentage">
            <text:p>2,74%</text:p>
          </table:table-cell>
          <table:table-cell table:style-name="ce44" office:value-type="percentage" office:value="0.219005" calcext:value-type="percentage">
            <text:p>21,90%</text:p>
          </table:table-cell>
          <table:table-cell table:style-name="ce44" office:value-type="percentage" office:value="0.010806" calcext:value-type="percentage">
            <text:p>1,08%</text:p>
          </table:table-cell>
          <table:table-cell table:style-name="ce44" office:value-type="percentage" office:value="0.000733" calcext:value-type="percentage">
            <text:p>0,07%</text:p>
          </table:table-cell>
          <table:table-cell table:style-name="ce44" office:value-type="percentage" office:value="0.00006" calcext:value-type="percentage">
            <text:p>0,01%</text:p>
          </table:table-cell>
          <table:table-cell table:style-name="ce44" office:value-type="percentage" office:value="0.236516" calcext:value-type="percentage">
            <text:p>23,65%</text:p>
          </table:table-cell>
          <table:table-cell table:style-name="ce44" office:value-type="percentage" office:value="0.021527" calcext:value-type="percentage">
            <text:p>2,15%</text:p>
          </table:table-cell>
          <table:table-cell table:style-name="ce44" office:value-type="percentage" office:value="0.245191" calcext:value-type="percentage">
            <text:p>24,52%</text:p>
          </table:table-cell>
          <table:table-cell table:style-name="ce44" office:value-type="percentage" office:value="0.012852" calcext:value-type="percentage">
            <text:p>1,29%</text:p>
          </table:table-cell>
          <table:table-cell table:style-name="ce44" office:value-type="percentage" office:value="0.006921" calcext:value-type="percentage">
            <text:p>0,69%</text:p>
          </table:table-cell>
          <table:table-cell table:style-name="ce44" office:value-type="percentage" office:value="0.077558" calcext:value-type="percentage">
            <text:p>7,76%</text:p>
          </table:table-cell>
          <table:table-cell table:style-name="ce44" office:value-type="percentage" office:value="0.101249" calcext:value-type="percentage">
            <text:p>10,12%</text:p>
          </table:table-cell>
          <table:table-cell table:style-name="ce44" office:value-type="percentage" office:value="0.053171" calcext:value-type="percentage">
            <text:p>5,32%</text:p>
          </table:table-cell>
          <table:table-cell table:style-name="ce44" office:value-type="percentage" office:value="0.019144" calcext:value-type="percentage">
            <text:p>1,91%</text:p>
          </table:table-cell>
          <table:table-cell table:style-name="ce44" office:value-type="percentage" office:value="0.249554" calcext:value-type="percentage">
            <text:p>24,96%</text:p>
          </table:table-cell>
          <table:table-cell table:style-name="ce44" office:value-type="percentage" office:value="0.008489" calcext:value-type="percentage">
            <text:p>0,85%</text:p>
          </table:table-cell>
          <table:table-cell table:style-name="ce44" office:value-type="percentage" office:value="0.189431" calcext:value-type="percentage">
            <text:p>18,94%</text:p>
          </table:table-cell>
          <table:table-cell table:style-name="ce44" office:value-type="percentage" office:value="0.065008" calcext:value-type="percentage">
            <text:p>6,50%</text:p>
          </table:table-cell>
          <table:table-cell table:style-name="ce44" office:value-type="percentage" office:value="0.003291" calcext:value-type="percentage">
            <text:p>0,33%</text:p>
          </table:table-cell>
          <table:table-cell table:style-name="ce44" office:value-type="percentage" office:value="0.000256" calcext:value-type="percentage">
            <text:p>0,03%</text:p>
          </table:table-cell>
          <table:table-cell table:style-name="ce44" office:value-type="percentage" office:value="0.000056" calcext:value-type="percentage">
            <text:p>0,01%</text:p>
          </table:table-cell>
          <table:table-cell table:style-name="ce44" office:value-type="percentage" office:value="0.046807" calcext:value-type="percentage">
            <text:p>4,68%</text:p>
          </table:table-cell>
          <table:table-cell table:style-name="ce44" office:value-type="percentage" office:value="0.211236" calcext:value-type="percentage">
            <text:p>21,12%</text:p>
          </table:table-cell>
          <table:table-cell table:style-name="ce44" office:value-type="percentage" office:value="605064" calcext:value-type="percentage">
            <text:p>60506400,00%</text:p>
          </table:table-cell>
          <table:table-cell table:style-name="ce44" office:value-type="percentage" office:value="0.004425" calcext:value-type="percentage">
            <text:p>0,44%</text:p>
          </table:table-cell>
          <table:table-cell table:style-name="ce44" office:value-type="percentage" office:value="0.059392" calcext:value-type="percentage">
            <text:p>5,94%</text:p>
          </table:table-cell>
          <table:table-cell table:style-name="ce44" office:value-type="percentage" office:value="0.041235" calcext:value-type="percentage">
            <text:p>4,12%</text:p>
          </table:table-cell>
          <table:table-cell table:style-name="ce44" office:value-type="percentage" office:value="0.145628" calcext:value-type="percentage">
            <text:p>14,56%</text:p>
          </table:table-cell>
          <table:table-cell table:style-name="ce44" office:value-type="percentage" office:value="0.005315" calcext:value-type="percentage">
            <text:p>0,53%</text:p>
          </table:table-cell>
          <table:table-cell table:style-name="ce44" office:value-type="percentage" office:value="0.002048" calcext:value-type="percentage">
            <text:p>0,20%</text:p>
          </table:table-cell>
          <table:table-cell table:style-name="ce44" office:value-type="percentage" office:value="0.258043" calcext:value-type="percentage">
            <text:p>25,80%</text:p>
          </table:table-cell>
          <table:table-cell table:number-columns-repeated="2" table:style-name="ce44" office:value-type="percentage" office:value="0" calcext:value-type="percentage">
            <text:p>0,00%</text:p>
          </table:table-cell>
          <table:table-cell table:style-name="ce44" office:value-type="percentage" office:value="0.00937" calcext:value-type="percentage">
            <text:p>0,94%</text:p>
          </table:table-cell>
          <table:table-cell table:style-name="ce44" office:value-type="percentage" office:value="0.226081" calcext:value-type="percentage">
            <text:p>22,61%</text:p>
          </table:table-cell>
          <table:table-cell table:style-name="ce44" office:value-type="percentage" office:value="0.017182" calcext:value-type="percentage">
            <text:p>1,72%</text:p>
          </table:table-cell>
          <table:table-cell table:style-name="ce44" office:value-type="percentage" office:value="0.004998" calcext:value-type="percentage">
            <text:p>0,50%</text:p>
          </table:table-cell>
          <table:table-cell table:style-name="ce44" office:value-type="percentage" office:value="0.000411" calcext:value-type="percentage">
            <text:p>0,04%</text:p>
          </table:table-cell>
          <table:table-cell table:style-name="ce44" office:value-type="percentage" office:value="0.023448" calcext:value-type="percentage">
            <text:p>2,34%</text:p>
          </table:table-cell>
          <table:table-cell table:style-name="ce44" office:value-type="percentage" office:value="0.007745" calcext:value-type="percentage">
            <text:p>0,77%</text:p>
          </table:table-cell>
          <table:table-cell table:style-name="ce44" office:value-type="percentage" office:value="0.023233" calcext:value-type="percentage">
            <text:p>2,32%</text:p>
          </table:table-cell>
          <table:table-cell table:style-name="ce44" office:value-type="percentage" office:value="0.0121" calcext:value-type="percentage">
            <text:p>1,21%</text:p>
          </table:table-cell>
          <table:table-cell table:style-name="ce44" office:value-type="percentage" office:value="0.022042" calcext:value-type="percentage">
            <text:p>2,20%</text:p>
          </table:table-cell>
          <table:table-cell table:style-name="ce44" office:value-type="percentage" office:value="0.021466" calcext:value-type="percentage">
            <text:p>2,15%</text:p>
          </table:table-cell>
          <table:table-cell table:style-name="ce44" office:value-type="percentage" office:value="0.02441" calcext:value-type="percentage">
            <text:p>2,44%</text:p>
          </table:table-cell>
          <table:table-cell table:style-name="ce44" office:value-type="percentage" office:value="0.03739" calcext:value-type="percentage">
            <text:p>3,74%</text:p>
          </table:table-cell>
          <table:table-cell table:style-name="ce44" office:value-type="percentage" office:value="0.028518" calcext:value-type="percentage">
            <text:p>2,85%</text:p>
          </table:table-cell>
          <table:table-cell table:style-name="ce44" office:value-type="percentage" office:value="0.020863" calcext:value-type="percentage">
            <text:p>2,09%</text:p>
          </table:table-cell>
          <table:table-cell table:style-name="ce44" office:value-type="percentage" office:value="0.015608" calcext:value-type="percentage">
            <text:p>1,56%</text:p>
          </table:table-cell>
          <table:table-cell table:style-name="ce44" office:value-type="percentage" office:value="0.012061" calcext:value-type="percentage">
            <text:p>1,21%</text:p>
          </table:table-cell>
          <table:table-cell table:style-name="ce44" office:value-type="percentage" office:value="0.009158" calcext:value-type="percentage">
            <text:p>0,92%</text:p>
          </table:table-cell>
          <table:table-cell table:style-name="ce44" office:value-type="percentage" office:value="0.000089" calcext:value-type="percentage">
            <text:p>0,01%</text:p>
          </table:table-cell>
          <table:table-cell table:style-name="ce44" office:value-type="percentage" office:value="0.251127" calcext:value-type="percentage">
            <text:p>25,11%</text:p>
          </table:table-cell>
          <table:table-cell table:style-name="ce44" office:value-type="percentage" office:value="0.006261" calcext:value-type="percentage">
            <text:p>0,63%</text:p>
          </table:table-cell>
          <table:table-cell table:style-name="ce44" office:value-type="percentage" office:value="0.000337" calcext:value-type="percentage">
            <text:p>0,03%</text:p>
          </table:table-cell>
          <table:table-cell table:style-name="ce44" office:value-type="percentage" office:value="0.000228" calcext:value-type="percentage">
            <text:p>0,02%</text:p>
          </table:table-cell>
          <table:table-cell table:style-name="ce44" office:value-type="percentage" office:value="0.171771" calcext:value-type="percentage">
            <text:p>17,18%</text:p>
          </table:table-cell>
          <table:table-cell table:style-name="ce44" office:value-type="percentage" office:value="0.086272" calcext:value-type="percentage">
            <text:p>8,63%</text:p>
          </table:table-cell>
          <table:table-cell table:style-name="ce44" office:value-type="percentage" office:value="0.209278" calcext:value-type="percentage">
            <text:p>20,93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44" office:value-type="percentage" office:value="0.047793" calcext:value-type="percentage">
            <text:p>4,78%</text:p>
          </table:table-cell>
          <table:table-cell table:style-name="ce61" office:value-type="percentage" office:value="0.000972" calcext:value-type="percentage">
            <text:p>0,10%</text:p>
          </table:table-cell>
          <table:table-cell table:style-name="ce79" office:value-type="percentage" office:value="605583.231707999" calcext:value-type="percentage">
            <text:p>60558323,17%</text:p>
          </table:table-cell>
        </table:table-row>
        <table:table-row table:style-name="ro1">
          <table:table-cell table:style-name="ce7" office:value-type="string" calcext:value-type="string">
            <text:p>4 – D</text:p>
          </table:table-cell>
          <table:table-cell table:style-name="ce32" office:value-type="percentage" office:value="0.024039" calcext:value-type="percentage">
            <text:p>2,40%</text:p>
          </table:table-cell>
          <table:table-cell table:style-name="ce44" office:value-type="percentage" office:value="0.06225" calcext:value-type="percentage">
            <text:p>6,23%</text:p>
          </table:table-cell>
          <table:table-cell table:style-name="ce44" office:value-type="percentage" office:value="0.018612" calcext:value-type="percentage">
            <text:p>1,86%</text:p>
          </table:table-cell>
          <table:table-cell table:style-name="ce44" office:value-type="percentage" office:value="0.108087" calcext:value-type="percentage">
            <text:p>10,81%</text:p>
          </table:table-cell>
          <table:table-cell table:style-name="ce44" office:value-type="percentage" office:value="0.034307" calcext:value-type="percentage">
            <text:p>3,43%</text:p>
          </table:table-cell>
          <table:table-cell table:style-name="ce53" office:value-type="float" office:value="563.9811" calcext:value-type="float">
            <text:p>563,98</text:p>
          </table:table-cell>
          <table:table-cell table:style-name="ce44" office:value-type="percentage" office:value="0.003112" calcext:value-type="percentage">
            <text:p>0,31%</text:p>
          </table:table-cell>
          <table:table-cell table:style-name="ce44" office:value-type="percentage" office:value="0.024114" calcext:value-type="percentage">
            <text:p>2,41%</text:p>
          </table:table-cell>
          <table:table-cell table:style-name="ce44" office:value-type="percentage" office:value="0.030336" calcext:value-type="percentage">
            <text:p>3,03%</text:p>
          </table:table-cell>
          <table:table-cell table:style-name="ce44" office:value-type="percentage" office:value="0.029065" calcext:value-type="percentage">
            <text:p>2,91%</text:p>
          </table:table-cell>
          <table:table-cell table:style-name="ce44" office:value-type="percentage" office:value="0.099032" calcext:value-type="percentage">
            <text:p>9,90%</text:p>
          </table:table-cell>
          <table:table-cell table:style-name="ce44" office:value-type="percentage" office:value="0.030155" calcext:value-type="percentage">
            <text:p>3,02%</text:p>
          </table:table-cell>
          <table:table-cell table:style-name="ce44" office:value-type="percentage" office:value="0.015285" calcext:value-type="percentage">
            <text:p>1,53%</text:p>
          </table:table-cell>
          <table:table-cell table:style-name="ce44" office:value-type="percentage" office:value="0.016197" calcext:value-type="percentage">
            <text:p>1,62%</text:p>
          </table:table-cell>
          <table:table-cell table:style-name="ce44" office:value-type="percentage" office:value="0.002217" calcext:value-type="percentage">
            <text:p>0,22%</text:p>
          </table:table-cell>
          <table:table-cell table:style-name="ce44" office:value-type="percentage" office:value="0.015248" calcext:value-type="percentage">
            <text:p>1,52%</text:p>
          </table:table-cell>
          <table:table-cell table:style-name="ce44" office:value-type="percentage" office:value="0.020374" calcext:value-type="percentage">
            <text:p>2,04%</text:p>
          </table:table-cell>
          <table:table-cell table:style-name="ce44" office:value-type="percentage" office:value="0.025236" calcext:value-type="percentage">
            <text:p>2,52%</text:p>
          </table:table-cell>
          <table:table-cell table:style-name="ce44" office:value-type="percentage" office:value="0.104656" calcext:value-type="percentage">
            <text:p>10,47%</text:p>
          </table:table-cell>
          <table:table-cell table:style-name="ce44" office:value-type="percentage" office:value="0.040368" calcext:value-type="percentage">
            <text:p>4,04%</text:p>
          </table:table-cell>
          <table:table-cell table:style-name="ce44" office:value-type="percentage" office:value="0.035001" calcext:value-type="percentage">
            <text:p>3,50%</text:p>
          </table:table-cell>
          <table:table-cell table:style-name="ce44" office:value-type="percentage" office:value="0.004195" calcext:value-type="percentage">
            <text:p>0,42%</text:p>
          </table:table-cell>
          <table:table-cell table:style-name="ce44" office:value-type="percentage" office:value="0.018546" calcext:value-type="percentage">
            <text:p>1,85%</text:p>
          </table:table-cell>
          <table:table-cell table:style-name="ce44" office:value-type="percentage" office:value="0.045387" calcext:value-type="percentage">
            <text:p>4,54%</text:p>
          </table:table-cell>
          <table:table-cell table:style-name="ce44" office:value-type="percentage" office:value="0.069778" calcext:value-type="percentage">
            <text:p>6,98%</text:p>
          </table:table-cell>
          <table:table-cell table:style-name="ce44" office:value-type="percentage" office:value="0.076362" calcext:value-type="percentage">
            <text:p>7,64%</text:p>
          </table:table-cell>
          <table:table-cell table:style-name="ce44" office:value-type="percentage" office:value="0.013698" calcext:value-type="percentage">
            <text:p>1,37%</text:p>
          </table:table-cell>
          <table:table-cell table:style-name="ce44" office:value-type="percentage" office:value="0.023524" calcext:value-type="percentage">
            <text:p>2,35%</text:p>
          </table:table-cell>
          <table:table-cell table:style-name="ce44" office:value-type="percentage" office:value="0.010858" calcext:value-type="percentage">
            <text:p>1,09%</text:p>
          </table:table-cell>
          <table:table-cell table:style-name="ce44" office:value-type="percentage" office:value="0.098415" calcext:value-type="percentage">
            <text:p>9,84%</text:p>
          </table:table-cell>
          <table:table-cell table:style-name="ce44" office:value-type="percentage" office:value="0.018723" calcext:value-type="percentage">
            <text:p>1,87%</text:p>
          </table:table-cell>
          <table:table-cell table:style-name="ce44" office:value-type="percentage" office:value="0.089591" calcext:value-type="percentage">
            <text:p>8,96%</text:p>
          </table:table-cell>
          <table:table-cell table:style-name="ce44" office:value-type="percentage" office:value="0.009741" calcext:value-type="percentage">
            <text:p>0,97%</text:p>
          </table:table-cell>
          <table:table-cell table:style-name="ce44" office:value-type="percentage" office:value="0.019968" calcext:value-type="percentage">
            <text:p>2,00%</text:p>
          </table:table-cell>
          <table:table-cell table:style-name="ce44" office:value-type="percentage" office:value="0.004355" calcext:value-type="percentage">
            <text:p>0,44%</text:p>
          </table:table-cell>
          <table:table-cell table:style-name="ce44" office:value-type="percentage" office:value="0.032321" calcext:value-type="percentage">
            <text:p>3,23%</text:p>
          </table:table-cell>
          <table:table-cell table:style-name="ce44" office:value-type="percentage" office:value="0.078535" calcext:value-type="percentage">
            <text:p>7,85%</text:p>
          </table:table-cell>
          <table:table-cell table:style-name="ce44" office:value-type="percentage" office:value="0.08575" calcext:value-type="percentage">
            <text:p>8,58%</text:p>
          </table:table-cell>
          <table:table-cell table:style-name="ce44" office:value-type="percentage" office:value="0.046335" calcext:value-type="percentage">
            <text:p>4,63%</text:p>
          </table:table-cell>
          <table:table-cell table:style-name="ce44" office:value-type="percentage" office:value="0.002416" calcext:value-type="percentage">
            <text:p>0,24%</text:p>
          </table:table-cell>
          <table:table-cell table:style-name="ce44" office:value-type="percentage" office:value="0.022069" calcext:value-type="percentage">
            <text:p>2,21%</text:p>
          </table:table-cell>
          <table:table-cell table:style-name="ce44" office:value-type="percentage" office:value="0.04067" calcext:value-type="percentage">
            <text:p>4,07%</text:p>
          </table:table-cell>
          <table:table-cell table:style-name="ce44" office:value-type="percentage" office:value="0.044228" calcext:value-type="percentage">
            <text:p>4,42%</text:p>
          </table:table-cell>
          <table:table-cell table:style-name="ce44" office:value-type="percentage" office:value="0.036044" calcext:value-type="percentage">
            <text:p>3,60%</text:p>
          </table:table-cell>
          <table:table-cell table:style-name="ce44" office:value-type="percentage" office:value="0.021938" calcext:value-type="percentage">
            <text:p>2,19%</text:p>
          </table:table-cell>
          <table:table-cell table:style-name="ce44" office:value-type="percentage" office:value="0.027887" calcext:value-type="percentage">
            <text:p>2,79%</text:p>
          </table:table-cell>
          <table:table-cell table:style-name="ce44" office:value-type="percentage" office:value="0.024525" calcext:value-type="percentage">
            <text:p>2,45%</text:p>
          </table:table-cell>
          <table:table-cell table:style-name="ce44" office:value-type="percentage" office:value="0.009414" calcext:value-type="percentage">
            <text:p>0,94%</text:p>
          </table:table-cell>
          <table:table-cell table:style-name="ce44" office:value-type="percentage" office:value="0.005685" calcext:value-type="percentage">
            <text:p>0,57%</text:p>
          </table:table-cell>
          <table:table-cell table:style-name="ce44" office:value-type="percentage" office:value="0.003663" calcext:value-type="percentage">
            <text:p>0,37%</text:p>
          </table:table-cell>
          <table:table-cell table:style-name="ce44" office:value-type="percentage" office:value="0.008756" calcext:value-type="percentage">
            <text:p>0,88%</text:p>
          </table:table-cell>
          <table:table-cell table:style-name="ce44" office:value-type="percentage" office:value="0.23664" calcext:value-type="percentage">
            <text:p>23,66%</text:p>
          </table:table-cell>
          <table:table-cell table:style-name="ce44" office:value-type="percentage" office:value="0.006253" calcext:value-type="percentage">
            <text:p>0,63%</text:p>
          </table:table-cell>
          <table:table-cell table:style-name="ce44" office:value-type="percentage" office:value="0.001443" calcext:value-type="percentage">
            <text:p>0,14%</text:p>
          </table:table-cell>
          <table:table-cell table:style-name="ce44" office:value-type="percentage" office:value="0.002959" calcext:value-type="percentage">
            <text:p>0,30%</text:p>
          </table:table-cell>
          <table:table-cell table:style-name="ce44" office:value-type="percentage" office:value="0.000153" calcext:value-type="percentage">
            <text:p>0,02%</text:p>
          </table:table-cell>
          <table:table-cell table:style-name="ce44" office:value-type="percentage" office:value="0.121435" calcext:value-type="percentage">
            <text:p>12,14%</text:p>
          </table:table-cell>
          <table:table-cell table:style-name="ce44" office:value-type="percentage" office:value="0.10393" calcext:value-type="percentage">
            <text:p>10,39%</text:p>
          </table:table-cell>
          <table:table-cell table:style-name="ce44" office:value-type="percentage" office:value="0.018364" calcext:value-type="percentage">
            <text:p>1,84%</text:p>
          </table:table-cell>
          <table:table-cell table:style-name="ce44" office:value-type="percentage" office:value="0.003414" calcext:value-type="percentage">
            <text:p>0,34%</text:p>
          </table:table-cell>
          <table:table-cell table:style-name="ce44" office:value-type="percentage" office:value="0.000345" calcext:value-type="percentage">
            <text:p>0,03%</text:p>
          </table:table-cell>
          <table:table-cell table:style-name="ce44" office:value-type="percentage" office:value="0.011121" calcext:value-type="percentage">
            <text:p>1,11%</text:p>
          </table:table-cell>
          <table:table-cell table:style-name="ce44" office:value-type="percentage" office:value="0.117945" calcext:value-type="percentage">
            <text:p>11,79%</text:p>
          </table:table-cell>
          <table:table-cell table:style-name="ce44" office:value-type="percentage" office:value="0.105623" calcext:value-type="percentage">
            <text:p>10,56%</text:p>
          </table:table-cell>
          <table:table-cell table:style-name="ce44" office:value-type="percentage" office:value="0.012261" calcext:value-type="percentage">
            <text:p>1,23%</text:p>
          </table:table-cell>
          <table:table-cell table:style-name="ce44" office:value-type="percentage" office:value="0.063839" calcext:value-type="percentage">
            <text:p>6,38%</text:p>
          </table:table-cell>
          <table:table-cell table:style-name="ce44" office:value-type="percentage" office:value="0.161645" calcext:value-type="percentage">
            <text:p>16,16%</text:p>
          </table:table-cell>
          <table:table-cell table:style-name="ce44" office:value-type="percentage" office:value="0.020068" calcext:value-type="percentage">
            <text:p>2,01%</text:p>
          </table:table-cell>
          <table:table-cell table:style-name="ce44" office:value-type="percentage" office:value="0.00151" calcext:value-type="percentage">
            <text:p>0,15%</text:p>
          </table:table-cell>
          <table:table-cell table:style-name="ce44" office:value-type="percentage" office:value="0.000233" calcext:value-type="percentage">
            <text:p>0,02%</text:p>
          </table:table-cell>
          <table:table-cell table:style-name="ce44" office:value-type="percentage" office:value="0.181848" calcext:value-type="percentage">
            <text:p>18,18%</text:p>
          </table:table-cell>
          <table:table-cell table:style-name="ce44" office:value-type="percentage" office:value="0.056887" calcext:value-type="percentage">
            <text:p>5,69%</text:p>
          </table:table-cell>
          <table:table-cell table:style-name="ce44" office:value-type="percentage" office:value="0.007798" calcext:value-type="percentage">
            <text:p>0,78%</text:p>
          </table:table-cell>
          <table:table-cell table:style-name="ce44" office:value-type="percentage" office:value="0.000682" calcext:value-type="percentage">
            <text:p>0,07%</text:p>
          </table:table-cell>
          <table:table-cell table:style-name="ce44" office:value-type="percentage" office:value="0.000081" calcext:value-type="percentage">
            <text:p>0,01%</text:p>
          </table:table-cell>
          <table:table-cell table:style-name="ce44" office:value-type="percentage" office:value="0.000502" calcext:value-type="percentage">
            <text:p>0,05%</text:p>
          </table:table-cell>
          <table:table-cell table:style-name="ce44" office:value-type="percentage" office:value="0.236564" calcext:value-type="percentage">
            <text:p>23,66%</text:p>
          </table:table-cell>
          <table:table-cell table:style-name="ce44" office:value-type="percentage" office:value="0.009804" calcext:value-type="percentage">
            <text:p>0,98%</text:p>
          </table:table-cell>
          <table:table-cell table:style-name="ce44" office:value-type="percentage" office:value="0.000383" calcext:value-type="percentage">
            <text:p>0,04%</text:p>
          </table:table-cell>
          <table:table-cell table:style-name="ce44" office:value-type="percentage" office:value="0.000043" calcext:value-type="percentage">
            <text:p>0,00%</text:p>
          </table:table-cell>
          <table:table-cell table:style-name="ce44" office:value-type="percentage" office:value="0.090055" calcext:value-type="percentage">
            <text:p>9,01%</text:p>
          </table:table-cell>
          <table:table-cell table:style-name="ce44" office:value-type="percentage" office:value="0.150547" calcext:value-type="percentage">
            <text:p>15,05%</text:p>
          </table:table-cell>
          <table:table-cell table:style-name="ce44" office:value-type="percentage" office:value="0.006044" calcext:value-type="percentage">
            <text:p>0,60%</text:p>
          </table:table-cell>
          <table:table-cell table:style-name="ce44" office:value-type="percentage" office:value="0.000523" calcext:value-type="percentage">
            <text:p>0,05%</text:p>
          </table:table-cell>
          <table:table-cell table:style-name="ce44" office:value-type="percentage" office:value="0.000126" calcext:value-type="percentage">
            <text:p>0,01%</text:p>
          </table:table-cell>
          <table:table-cell table:style-name="ce44" office:value-type="percentage" office:value="0.022814" calcext:value-type="percentage">
            <text:p>2,28%</text:p>
          </table:table-cell>
          <table:table-cell table:style-name="ce44" office:value-type="percentage" office:value="0.22216" calcext:value-type="percentage">
            <text:p>22,22%</text:p>
          </table:table-cell>
          <table:table-cell table:style-name="ce44" office:value-type="percentage" office:value="0.00226" calcext:value-type="percentage">
            <text:p>0,23%</text:p>
          </table:table-cell>
          <table:table-cell table:style-name="ce44" office:value-type="percentage" office:value="0.000049" calcext:value-type="percentage">
            <text:p>0,00%</text:p>
          </table:table-cell>
          <table:table-cell table:style-name="ce44" office:value-type="percentage" office:value="0.000012" calcext:value-type="percentage">
            <text:p>0,00%</text:p>
          </table:table-cell>
          <table:table-cell table:style-name="ce44" office:value-type="percentage" office:value="0.209801" calcext:value-type="percentage">
            <text:p>20,98%</text:p>
          </table:table-cell>
          <table:table-cell table:style-name="ce44" office:value-type="percentage" office:value="0.037222" calcext:value-type="percentage">
            <text:p>3,72%</text:p>
          </table:table-cell>
          <table:table-cell table:style-name="ce44" office:value-type="percentage" office:value="0.00025" calcext:value-type="percentage">
            <text:p>0,03%</text:p>
          </table:table-cell>
          <table:table-cell table:style-name="ce44" office:value-type="percentage" office:value="0.000017" calcext:value-type="percentage">
            <text:p>0,00%</text:p>
          </table:table-cell>
          <table:table-cell table:style-name="ce44" office:value-type="percentage" office:value="0.000006" calcext:value-type="percentage">
            <text:p>0,00%</text:p>
          </table:table-cell>
          <table:table-cell table:style-name="ce44" office:value-type="percentage" office:value="0.063645" calcext:value-type="percentage">
            <text:p>6,36%</text:p>
          </table:table-cell>
          <table:table-cell table:style-name="ce44" office:value-type="percentage" office:value="0.182717" calcext:value-type="percentage">
            <text:p>18,27%</text:p>
          </table:table-cell>
          <table:table-cell table:style-name="ce44" office:value-type="percentage" office:value="0.000895" calcext:value-type="percentage">
            <text:p>0,09%</text:p>
          </table:table-cell>
          <table:table-cell table:style-name="ce44" office:value-type="percentage" office:value="0.000032" calcext:value-type="percentage">
            <text:p>0,00%</text:p>
          </table:table-cell>
          <table:table-cell table:style-name="ce44" office:value-type="percentage" office:value="0.000007" calcext:value-type="percentage">
            <text:p>0,00%</text:p>
          </table:table-cell>
          <table:table-cell table:style-name="ce44" office:value-type="percentage" office:value="0.243153" calcext:value-type="percentage">
            <text:p>24,32%</text:p>
          </table:table-cell>
          <table:table-cell table:style-name="ce44" office:value-type="percentage" office:value="0.004093" calcext:value-type="percentage">
            <text:p>0,41%</text:p>
          </table:table-cell>
          <table:table-cell table:style-name="ce44" office:value-type="percentage" office:value="0.000033" calcext:value-type="percentage">
            <text:p>0,00%</text:p>
          </table:table-cell>
          <table:table-cell table:style-name="ce44" office:value-type="percentage" office:value="0.000009" calcext:value-type="percentage">
            <text:p>0,00%</text:p>
          </table:table-cell>
          <table:table-cell table:style-name="ce44" office:value-type="percentage" office:value="0.000007" calcext:value-type="percentage">
            <text:p>0,00%</text:p>
          </table:table-cell>
          <table:table-cell table:style-name="ce44" office:value-type="percentage" office:value="0.168414" calcext:value-type="percentage">
            <text:p>16,84%</text:p>
          </table:table-cell>
          <table:table-cell table:style-name="ce44" office:value-type="percentage" office:value="0.078881" calcext:value-type="percentage">
            <text:p>7,89%</text:p>
          </table:table-cell>
          <table:table-cell table:style-name="ce44" office:value-type="percentage" office:value="0.006569" calcext:value-type="percentage">
            <text:p>0,66%</text:p>
          </table:table-cell>
          <table:table-cell table:style-name="ce44" office:value-type="percentage" office:value="0.14307" calcext:value-type="percentage">
            <text:p>14,31%</text:p>
          </table:table-cell>
          <table:table-cell table:style-name="ce44" office:value-type="percentage" office:value="0.076299" calcext:value-type="percentage">
            <text:p>7,63%</text:p>
          </table:table-cell>
          <table:table-cell table:style-name="ce44" office:value-type="percentage" office:value="0.01818" calcext:value-type="percentage">
            <text:p>1,82%</text:p>
          </table:table-cell>
          <table:table-cell table:style-name="ce44" office:value-type="percentage" office:value="0.003177" calcext:value-type="percentage">
            <text:p>0,32%</text:p>
          </table:table-cell>
          <table:table-cell table:style-name="ce44" office:value-type="percentage" office:value="0.206942" calcext:value-type="percentage">
            <text:p>20,69%</text:p>
          </table:table-cell>
          <table:table-cell table:style-name="ce44" office:value-type="percentage" office:value="0.040353" calcext:value-type="percentage">
            <text:p>4,04%</text:p>
          </table:table-cell>
          <table:table-cell table:style-name="ce44" office:value-type="percentage" office:value="0.185852" calcext:value-type="percentage">
            <text:p>18,59%</text:p>
          </table:table-cell>
          <table:table-cell table:style-name="ce44" office:value-type="percentage" office:value="0.061443" calcext:value-type="percentage">
            <text:p>6,14%</text:p>
          </table:table-cell>
          <table:table-cell table:style-name="ce44" office:value-type="percentage" office:value="0.003239" calcext:value-type="percentage">
            <text:p>0,32%</text:p>
          </table:table-cell>
          <table:table-cell table:style-name="ce44" office:value-type="percentage" office:value="0.014482" calcext:value-type="percentage">
            <text:p>1,45%</text:p>
          </table:table-cell>
          <table:table-cell table:style-name="ce44" office:value-type="percentage" office:value="0.054157" calcext:value-type="percentage">
            <text:p>5,42%</text:p>
          </table:table-cell>
          <table:table-cell table:style-name="ce44" office:value-type="percentage" office:value="0.104603" calcext:value-type="percentage">
            <text:p>10,46%</text:p>
          </table:table-cell>
          <table:table-cell table:style-name="ce44" office:value-type="percentage" office:value="0.070815" calcext:value-type="percentage">
            <text:p>7,08%</text:p>
          </table:table-cell>
          <table:table-cell table:style-name="ce44" office:value-type="percentage" office:value="0.208508" calcext:value-type="percentage">
            <text:p>20,85%</text:p>
          </table:table-cell>
          <table:table-cell table:style-name="ce44" office:value-type="percentage" office:value="0.038788" calcext:value-type="percentage">
            <text:p>3,88%</text:p>
          </table:table-cell>
          <table:table-cell table:style-name="ce44" office:value-type="percentage" office:value="0.047799" calcext:value-type="percentage">
            <text:p>4,78%</text:p>
          </table:table-cell>
          <table:table-cell table:style-name="ce44" office:value-type="percentage" office:value="0.1573" calcext:value-type="percentage">
            <text:p>15,73%</text:p>
          </table:table-cell>
          <table:table-cell table:style-name="ce44" office:value-type="percentage" office:value="0.034377" calcext:value-type="percentage">
            <text:p>3,44%</text:p>
          </table:table-cell>
          <table:table-cell table:style-name="ce44" office:value-type="percentage" office:value="0.006583" calcext:value-type="percentage">
            <text:p>0,66%</text:p>
          </table:table-cell>
          <table:table-cell table:style-name="ce44" office:value-type="percentage" office:value="0.001236" calcext:value-type="percentage">
            <text:p>0,12%</text:p>
          </table:table-cell>
          <table:table-cell table:style-name="ce44" office:value-type="percentage" office:value="0.00201" calcext:value-type="percentage">
            <text:p>0,20%</text:p>
          </table:table-cell>
          <table:table-cell table:style-name="ce44" office:value-type="percentage" office:value="0.245285" calcext:value-type="percentage">
            <text:p>24,53%</text:p>
          </table:table-cell>
          <table:table-cell table:style-name="ce44" office:value-type="percentage" office:value="579864" calcext:value-type="percentage">
            <text:p>57986400,00%</text:p>
          </table:table-cell>
          <table:table-cell table:style-name="ce44" office:value-type="percentage" office:value="0.004374" calcext:value-type="percentage">
            <text:p>0,44%</text:p>
          </table:table-cell>
          <table:table-cell table:style-name="ce44" office:value-type="percentage" office:value="0.12814" calcext:value-type="percentage">
            <text:p>12,81%</text:p>
          </table:table-cell>
          <table:table-cell table:style-name="ce44" office:value-type="percentage" office:value="0.023436" calcext:value-type="percentage">
            <text:p>2,34%</text:p>
          </table:table-cell>
          <table:table-cell table:style-name="ce44" office:value-type="percentage" office:value="0.08654" calcext:value-type="percentage">
            <text:p>8,65%</text:p>
          </table:table-cell>
          <table:table-cell table:style-name="ce44" office:value-type="percentage" office:value="0.004212" calcext:value-type="percentage">
            <text:p>0,42%</text:p>
          </table:table-cell>
          <table:table-cell table:style-name="ce44" office:value-type="percentage" office:value="0.000593" calcext:value-type="percentage">
            <text:p>0,06%</text:p>
          </table:table-cell>
          <table:table-cell table:style-name="ce44" office:value-type="percentage" office:value="0.247295" calcext:value-type="percentage">
            <text:p>24,73%</text:p>
          </table:table-cell>
          <table:table-cell table:number-columns-repeated="2" table:style-name="ce44" office:value-type="percentage" office:value="0" calcext:value-type="percentage">
            <text:p>0,00%</text:p>
          </table:table-cell>
          <table:table-cell table:style-name="ce44" office:value-type="percentage" office:value="0.007747" calcext:value-type="percentage">
            <text:p>0,77%</text:p>
          </table:table-cell>
          <table:table-cell table:style-name="ce44" office:value-type="percentage" office:value="0.223815" calcext:value-type="percentage">
            <text:p>22,38%</text:p>
          </table:table-cell>
          <table:table-cell table:style-name="ce44" office:value-type="percentage" office:value="0.012411" calcext:value-type="percentage">
            <text:p>1,24%</text:p>
          </table:table-cell>
          <table:table-cell table:style-name="ce44" office:value-type="percentage" office:value="0.003071" calcext:value-type="percentage">
            <text:p>0,31%</text:p>
          </table:table-cell>
          <table:table-cell table:style-name="ce44" office:value-type="percentage" office:value="0.000252" calcext:value-type="percentage">
            <text:p>0,03%</text:p>
          </table:table-cell>
          <table:table-cell table:style-name="ce44" office:value-type="percentage" office:value="0.044439" calcext:value-type="percentage">
            <text:p>4,44%</text:p>
          </table:table-cell>
          <table:table-cell table:style-name="ce44" office:value-type="percentage" office:value="0.00435" calcext:value-type="percentage">
            <text:p>0,44%</text:p>
          </table:table-cell>
          <table:table-cell table:style-name="ce44" office:value-type="percentage" office:value="0.012145" calcext:value-type="percentage">
            <text:p>1,21%</text:p>
          </table:table-cell>
          <table:table-cell table:style-name="ce44" office:value-type="percentage" office:value="0.006734" calcext:value-type="percentage">
            <text:p>0,67%</text:p>
          </table:table-cell>
          <table:table-cell table:style-name="ce44" office:value-type="percentage" office:value="0.013912" calcext:value-type="percentage">
            <text:p>1,39%</text:p>
          </table:table-cell>
          <table:table-cell table:style-name="ce44" office:value-type="percentage" office:value="0.031659" calcext:value-type="percentage">
            <text:p>3,17%</text:p>
          </table:table-cell>
          <table:table-cell table:style-name="ce44" office:value-type="percentage" office:value="0.031274" calcext:value-type="percentage">
            <text:p>3,13%</text:p>
          </table:table-cell>
          <table:table-cell table:style-name="ce44" office:value-type="percentage" office:value="0.039617" calcext:value-type="percentage">
            <text:p>3,96%</text:p>
          </table:table-cell>
          <table:table-cell table:style-name="ce44" office:value-type="percentage" office:value="0.02417" calcext:value-type="percentage">
            <text:p>2,42%</text:p>
          </table:table-cell>
          <table:table-cell table:style-name="ce44" office:value-type="percentage" office:value="0.015248" calcext:value-type="percentage">
            <text:p>1,52%</text:p>
          </table:table-cell>
          <table:table-cell table:style-name="ce44" office:value-type="percentage" office:value="0.010646" calcext:value-type="percentage">
            <text:p>1,06%</text:p>
          </table:table-cell>
          <table:table-cell table:style-name="ce44" office:value-type="percentage" office:value="0.007592" calcext:value-type="percentage">
            <text:p>0,76%</text:p>
          </table:table-cell>
          <table:table-cell table:style-name="ce44" office:value-type="percentage" office:value="0.005512" calcext:value-type="percentage">
            <text:p>0,55%</text:p>
          </table:table-cell>
          <table:table-cell table:style-name="ce44" office:value-type="percentage" office:value="0.000058" calcext:value-type="percentage">
            <text:p>0,01%</text:p>
          </table:table-cell>
          <table:table-cell table:style-name="ce44" office:value-type="percentage" office:value="0.242411" calcext:value-type="percentage">
            <text:p>24,24%</text:p>
          </table:table-cell>
          <table:table-cell table:style-name="ce44" office:value-type="percentage" office:value="0.003779" calcext:value-type="percentage">
            <text:p>0,38%</text:p>
          </table:table-cell>
          <table:table-cell table:style-name="ce44" office:value-type="percentage" office:value="0.000397" calcext:value-type="percentage">
            <text:p>0,04%</text:p>
          </table:table-cell>
          <table:table-cell table:style-name="ce44" office:value-type="percentage" office:value="0.00065" calcext:value-type="percentage">
            <text:p>0,07%</text:p>
          </table:table-cell>
          <table:table-cell table:style-name="ce44" office:value-type="percentage" office:value="0.149465" calcext:value-type="percentage">
            <text:p>14,95%</text:p>
          </table:table-cell>
          <table:table-cell table:style-name="ce44" office:value-type="percentage" office:value="0.09783" calcext:value-type="percentage">
            <text:p>9,78%</text:p>
          </table:table-cell>
          <table:table-cell table:style-name="ce44" office:value-type="percentage" office:value="0.168392" calcext:value-type="percentage">
            <text:p>16,84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44" office:value-type="percentage" office:value="0.077776" calcext:value-type="percentage">
            <text:p>7,78%</text:p>
          </table:table-cell>
          <table:table-cell table:style-name="ce61" office:value-type="percentage" office:value="0.001127" calcext:value-type="percentage">
            <text:p>0,11%</text:p>
          </table:table-cell>
          <table:table-cell table:style-name="ce79" office:value-type="percentage" office:value="580436.141849" calcext:value-type="percentage">
            <text:p>58043614,18%</text:p>
          </table:table-cell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39" office:value-type="percentage" office:value="0.085228" calcext:value-type="percentage">
            <text:p>8,52%</text:p>
          </table:table-cell>
          <table:table-cell table:style-name="ce46" office:value-type="percentage" office:value="0.358451" calcext:value-type="percentage">
            <text:p>35,85%</text:p>
          </table:table-cell>
          <table:table-cell table:style-name="ce46" office:value-type="percentage" office:value="0.105656" calcext:value-type="percentage">
            <text:p>10,57%</text:p>
          </table:table-cell>
          <table:table-cell table:style-name="ce46" office:value-type="percentage" office:value="0.340715" calcext:value-type="percentage">
            <text:p>34,07%</text:p>
          </table:table-cell>
          <table:table-cell table:style-name="ce46" office:value-type="percentage" office:value="0.10995" calcext:value-type="percentage">
            <text:p>11,00%</text:p>
          </table:table-cell>
          <table:table-cell table:style-name="ce58" office:value-type="float" office:value="543.4847" calcext:value-type="float">
            <text:p>543,48</text:p>
          </table:table-cell>
          <table:table-cell table:style-name="ce46" office:value-type="percentage" office:value="0.032355" calcext:value-type="percentage">
            <text:p>3,24%</text:p>
          </table:table-cell>
          <table:table-cell table:style-name="ce46" office:value-type="percentage" office:value="0.149386" calcext:value-type="percentage">
            <text:p>14,94%</text:p>
          </table:table-cell>
          <table:table-cell table:style-name="ce46" office:value-type="percentage" office:value="0.12447" calcext:value-type="percentage">
            <text:p>12,45%</text:p>
          </table:table-cell>
          <table:table-cell table:style-name="ce46" office:value-type="percentage" office:value="0.110743" calcext:value-type="percentage">
            <text:p>11,07%</text:p>
          </table:table-cell>
          <table:table-cell table:style-name="ce46" office:value-type="percentage" office:value="0.307449" calcext:value-type="percentage">
            <text:p>30,74%</text:p>
          </table:table-cell>
          <table:table-cell table:style-name="ce46" office:value-type="percentage" office:value="0.106848" calcext:value-type="percentage">
            <text:p>10,68%</text:p>
          </table:table-cell>
          <table:table-cell table:style-name="ce46" office:value-type="percentage" office:value="0.08233" calcext:value-type="percentage">
            <text:p>8,23%</text:p>
          </table:table-cell>
          <table:table-cell table:style-name="ce46" office:value-type="percentage" office:value="0.086419" calcext:value-type="percentage">
            <text:p>8,64%</text:p>
          </table:table-cell>
          <table:table-cell table:style-name="ce46" office:value-type="percentage" office:value="0.01962" calcext:value-type="percentage">
            <text:p>1,96%</text:p>
          </table:table-cell>
          <table:table-cell table:style-name="ce46" office:value-type="percentage" office:value="0.101791" calcext:value-type="percentage">
            <text:p>10,18%</text:p>
          </table:table-cell>
          <table:table-cell table:style-name="ce46" office:value-type="percentage" office:value="0.099012" calcext:value-type="percentage">
            <text:p>9,90%</text:p>
          </table:table-cell>
          <table:table-cell table:style-name="ce46" office:value-type="percentage" office:value="0.111878" calcext:value-type="percentage">
            <text:p>11,19%</text:p>
          </table:table-cell>
          <table:table-cell table:style-name="ce46" office:value-type="percentage" office:value="0.362996" calcext:value-type="percentage">
            <text:p>36,30%</text:p>
          </table:table-cell>
          <table:table-cell table:style-name="ce46" office:value-type="percentage" office:value="0.140473" calcext:value-type="percentage">
            <text:p>14,05%</text:p>
          </table:table-cell>
          <table:table-cell table:style-name="ce46" office:value-type="percentage" office:value="0.137581" calcext:value-type="percentage">
            <text:p>13,76%</text:p>
          </table:table-cell>
          <table:table-cell table:style-name="ce46" office:value-type="percentage" office:value="0.026648" calcext:value-type="percentage">
            <text:p>2,66%</text:p>
          </table:table-cell>
          <table:table-cell table:style-name="ce46" office:value-type="percentage" office:value="0.165298" calcext:value-type="percentage">
            <text:p>16,53%</text:p>
          </table:table-cell>
          <table:table-cell table:style-name="ce46" office:value-type="percentage" office:value="0.186671" calcext:value-type="percentage">
            <text:p>18,67%</text:p>
          </table:table-cell>
          <table:table-cell table:style-name="ce46" office:value-type="percentage" office:value="0.226502" calcext:value-type="percentage">
            <text:p>22,65%</text:p>
          </table:table-cell>
          <table:table-cell table:style-name="ce46" office:value-type="percentage" office:value="0.223906" calcext:value-type="percentage">
            <text:p>22,39%</text:p>
          </table:table-cell>
          <table:table-cell table:style-name="ce46" office:value-type="percentage" office:value="0.086398" calcext:value-type="percentage">
            <text:p>8,64%</text:p>
          </table:table-cell>
          <table:table-cell table:style-name="ce46" office:value-type="percentage" office:value="0.111225" calcext:value-type="percentage">
            <text:p>11,12%</text:p>
          </table:table-cell>
          <table:table-cell table:style-name="ce46" office:value-type="percentage" office:value="0.131857" calcext:value-type="percentage">
            <text:p>13,19%</text:p>
          </table:table-cell>
          <table:table-cell table:style-name="ce46" office:value-type="percentage" office:value="0.384934" calcext:value-type="percentage">
            <text:p>38,49%</text:p>
          </table:table-cell>
          <table:table-cell table:style-name="ce46" office:value-type="percentage" office:value="0.06081" calcext:value-type="percentage">
            <text:p>6,08%</text:p>
          </table:table-cell>
          <table:table-cell table:style-name="ce46" office:value-type="percentage" office:value="0.275203" calcext:value-type="percentage">
            <text:p>27,52%</text:p>
          </table:table-cell>
          <table:table-cell table:style-name="ce46" office:value-type="percentage" office:value="0.063591" calcext:value-type="percentage">
            <text:p>6,36%</text:p>
          </table:table-cell>
          <table:table-cell table:style-name="ce46" office:value-type="percentage" office:value="0.083605" calcext:value-type="percentage">
            <text:p>8,36%</text:p>
          </table:table-cell>
          <table:table-cell table:style-name="ce46" office:value-type="percentage" office:value="0.020097" calcext:value-type="percentage">
            <text:p>2,01%</text:p>
          </table:table-cell>
          <table:table-cell table:style-name="ce46" office:value-type="percentage" office:value="0.121216" calcext:value-type="percentage">
            <text:p>12,12%</text:p>
          </table:table-cell>
          <table:table-cell table:style-name="ce46" office:value-type="percentage" office:value="0.281512" calcext:value-type="percentage">
            <text:p>28,15%</text:p>
          </table:table-cell>
          <table:table-cell table:style-name="ce46" office:value-type="percentage" office:value="0.350674" calcext:value-type="percentage">
            <text:p>35,07%</text:p>
          </table:table-cell>
          <table:table-cell table:style-name="ce46" office:value-type="percentage" office:value="0.226502" calcext:value-type="percentage">
            <text:p>22,65%</text:p>
          </table:table-cell>
          <table:table-cell table:style-name="ce46" office:value-type="percentage" office:value="0.050864" calcext:value-type="percentage">
            <text:p>5,09%</text:p>
          </table:table-cell>
          <table:table-cell table:style-name="ce46" office:value-type="percentage" office:value="0.268887" calcext:value-type="percentage">
            <text:p>26,89%</text:p>
          </table:table-cell>
          <table:table-cell table:style-name="ce46" office:value-type="percentage" office:value="0.157668" calcext:value-type="percentage">
            <text:p>15,77%</text:p>
          </table:table-cell>
          <table:table-cell table:style-name="ce46" office:value-type="percentage" office:value="0.118049" calcext:value-type="percentage">
            <text:p>11,80%</text:p>
          </table:table-cell>
          <table:table-cell table:style-name="ce46" office:value-type="percentage" office:value="0.08296" calcext:value-type="percentage">
            <text:p>8,30%</text:p>
          </table:table-cell>
          <table:table-cell table:style-name="ce46" office:value-type="percentage" office:value="0.049131" calcext:value-type="percentage">
            <text:p>4,91%</text:p>
          </table:table-cell>
          <table:table-cell table:style-name="ce46" office:value-type="percentage" office:value="0.062185" calcext:value-type="percentage">
            <text:p>6,22%</text:p>
          </table:table-cell>
          <table:table-cell table:style-name="ce46" office:value-type="percentage" office:value="0.062208" calcext:value-type="percentage">
            <text:p>6,22%</text:p>
          </table:table-cell>
          <table:table-cell table:style-name="ce46" office:value-type="percentage" office:value="0.026588" calcext:value-type="percentage">
            <text:p>2,66%</text:p>
          </table:table-cell>
          <table:table-cell table:style-name="ce46" office:value-type="percentage" office:value="0.018814" calcext:value-type="percentage">
            <text:p>1,88%</text:p>
          </table:table-cell>
          <table:table-cell table:style-name="ce46" office:value-type="percentage" office:value="0.013412" calcext:value-type="percentage">
            <text:p>1,34%</text:p>
          </table:table-cell>
          <table:table-cell table:style-name="ce46" office:value-type="percentage" office:value="0.089235" calcext:value-type="percentage">
            <text:p>8,92%</text:p>
          </table:table-cell>
          <table:table-cell table:style-name="ce46" office:value-type="percentage" office:value="0.903226" calcext:value-type="percentage">
            <text:p>90,32%</text:p>
          </table:table-cell>
          <table:table-cell table:style-name="ce46" office:value-type="percentage" office:value="0.052315" calcext:value-type="percentage">
            <text:p>5,23%</text:p>
          </table:table-cell>
          <table:table-cell table:style-name="ce46" office:value-type="percentage" office:value="0.011759" calcext:value-type="percentage">
            <text:p>1,18%</text:p>
          </table:table-cell>
          <table:table-cell table:style-name="ce46" office:value-type="percentage" office:value="0.0327" calcext:value-type="percentage">
            <text:p>3,27%</text:p>
          </table:table-cell>
          <table:table-cell table:style-name="ce46" office:value-type="percentage" office:value="0.005924" calcext:value-type="percentage">
            <text:p>0,59%</text:p>
          </table:table-cell>
          <table:table-cell table:style-name="ce46" office:value-type="percentage" office:value="0.604397" calcext:value-type="percentage">
            <text:p>60,44%</text:p>
          </table:table-cell>
          <table:table-cell table:style-name="ce46" office:value-type="percentage" office:value="0.258684" calcext:value-type="percentage">
            <text:p>25,87%</text:p>
          </table:table-cell>
          <table:table-cell table:style-name="ce46" office:value-type="percentage" office:value="0.084206" calcext:value-type="percentage">
            <text:p>8,42%</text:p>
          </table:table-cell>
          <table:table-cell table:style-name="ce46" office:value-type="percentage" office:value="0.046789" calcext:value-type="percentage">
            <text:p>4,68%</text:p>
          </table:table-cell>
          <table:table-cell table:style-name="ce46" office:value-type="percentage" office:value="0.005662" calcext:value-type="percentage">
            <text:p>0,57%</text:p>
          </table:table-cell>
          <table:table-cell table:style-name="ce46" office:value-type="percentage" office:value="0.097106" calcext:value-type="percentage">
            <text:p>9,71%</text:p>
          </table:table-cell>
          <table:table-cell table:style-name="ce46" office:value-type="percentage" office:value="0.482227" calcext:value-type="percentage">
            <text:p>48,22%</text:p>
          </table:table-cell>
          <table:table-cell table:style-name="ce46" office:value-type="percentage" office:value="0.351374" calcext:value-type="percentage">
            <text:p>35,14%</text:p>
          </table:table-cell>
          <table:table-cell table:style-name="ce46" office:value-type="percentage" office:value="0.06363" calcext:value-type="percentage">
            <text:p>6,36%</text:p>
          </table:table-cell>
          <table:table-cell table:style-name="ce46" office:value-type="percentage" office:value="0.469445" calcext:value-type="percentage">
            <text:p>46,94%</text:p>
          </table:table-cell>
          <table:table-cell table:style-name="ce46" office:value-type="percentage" office:value="0.40906" calcext:value-type="percentage">
            <text:p>40,91%</text:p>
          </table:table-cell>
          <table:table-cell table:style-name="ce46" office:value-type="percentage" office:value="0.106241" calcext:value-type="percentage">
            <text:p>10,62%</text:p>
          </table:table-cell>
          <table:table-cell table:style-name="ce46" office:value-type="percentage" office:value="0.012576" calcext:value-type="percentage">
            <text:p>1,26%</text:p>
          </table:table-cell>
          <table:table-cell table:style-name="ce46" office:value-type="percentage" office:value="0.002678" calcext:value-type="percentage">
            <text:p>0,27%</text:p>
          </table:table-cell>
          <table:table-cell table:style-name="ce46" office:value-type="percentage" office:value="0.747352" calcext:value-type="percentage">
            <text:p>74,74%</text:p>
          </table:table-cell>
          <table:table-cell table:style-name="ce46" office:value-type="percentage" office:value="0.223697" calcext:value-type="percentage">
            <text:p>22,37%</text:p>
          </table:table-cell>
          <table:table-cell table:style-name="ce46" office:value-type="percentage" office:value="0.026031" calcext:value-type="percentage">
            <text:p>2,60%</text:p>
          </table:table-cell>
          <table:table-cell table:style-name="ce46" office:value-type="percentage" office:value="0.002456" calcext:value-type="percentage">
            <text:p>0,25%</text:p>
          </table:table-cell>
          <table:table-cell table:style-name="ce46" office:value-type="percentage" office:value="0.000465" calcext:value-type="percentage">
            <text:p>0,05%</text:p>
          </table:table-cell>
          <table:table-cell table:style-name="ce46" office:value-type="percentage" office:value="0.011831" calcext:value-type="percentage">
            <text:p>1,18%</text:p>
          </table:table-cell>
          <table:table-cell table:style-name="ce46" office:value-type="percentage" office:value="0.92578" calcext:value-type="percentage">
            <text:p>92,58%</text:p>
          </table:table-cell>
          <table:table-cell table:style-name="ce46" office:value-type="percentage" office:value="0.057255" calcext:value-type="percentage">
            <text:p>5,73%</text:p>
          </table:table-cell>
          <table:table-cell table:style-name="ce46" office:value-type="percentage" office:value="0.004307" calcext:value-type="percentage">
            <text:p>0,43%</text:p>
          </table:table-cell>
          <table:table-cell table:style-name="ce46" office:value-type="percentage" office:value="0.000828" calcext:value-type="percentage">
            <text:p>0,08%</text:p>
          </table:table-cell>
          <table:table-cell table:style-name="ce46" office:value-type="percentage" office:value="0.500066" calcext:value-type="percentage">
            <text:p>50,01%</text:p>
          </table:table-cell>
          <table:table-cell table:style-name="ce46" office:value-type="percentage" office:value="0.456413" calcext:value-type="percentage">
            <text:p>45,64%</text:p>
          </table:table-cell>
          <table:table-cell table:style-name="ce46" office:value-type="percentage" office:value="0.037907" calcext:value-type="percentage">
            <text:p>3,79%</text:p>
          </table:table-cell>
          <table:table-cell table:style-name="ce46" office:value-type="percentage" office:value="0.004598" calcext:value-type="percentage">
            <text:p>0,46%</text:p>
          </table:table-cell>
          <table:table-cell table:style-name="ce46" office:value-type="percentage" office:value="0.001015" calcext:value-type="percentage">
            <text:p>0,10%</text:p>
          </table:table-cell>
          <table:table-cell table:style-name="ce46" office:value-type="percentage" office:value="0.333893" calcext:value-type="percentage">
            <text:p>33,39%</text:p>
          </table:table-cell>
          <table:table-cell table:style-name="ce46" office:value-type="percentage" office:value="0.652862" calcext:value-type="percentage">
            <text:p>65,29%</text:p>
          </table:table-cell>
          <table:table-cell table:style-name="ce46" office:value-type="percentage" office:value="0.012718" calcext:value-type="percentage">
            <text:p>1,27%</text:p>
          </table:table-cell>
          <table:table-cell table:style-name="ce46" office:value-type="percentage" office:value="0.00044" calcext:value-type="percentage">
            <text:p>0,04%</text:p>
          </table:table-cell>
          <table:table-cell table:style-name="ce46" office:value-type="percentage" office:value="0.000087" calcext:value-type="percentage">
            <text:p>0,01%</text:p>
          </table:table-cell>
          <table:table-cell table:style-name="ce46" office:value-type="percentage" office:value="0.857372" calcext:value-type="percentage">
            <text:p>85,74%</text:p>
          </table:table-cell>
          <table:table-cell table:style-name="ce46" office:value-type="percentage" office:value="0.14077" calcext:value-type="percentage">
            <text:p>14,08%</text:p>
          </table:table-cell>
          <table:table-cell table:style-name="ce46" office:value-type="percentage" office:value="0.001711" calcext:value-type="percentage">
            <text:p>0,17%</text:p>
          </table:table-cell>
          <table:table-cell table:style-name="ce46" office:value-type="percentage" office:value="0.000101" calcext:value-type="percentage">
            <text:p>0,01%</text:p>
          </table:table-cell>
          <table:table-cell table:style-name="ce46" office:value-type="percentage" office:value="0.000046" calcext:value-type="percentage">
            <text:p>0,00%</text:p>
          </table:table-cell>
          <table:table-cell table:style-name="ce46" office:value-type="percentage" office:value="0.463017" calcext:value-type="percentage">
            <text:p>46,30%</text:p>
          </table:table-cell>
          <table:table-cell table:style-name="ce46" office:value-type="percentage" office:value="0.528466" calcext:value-type="percentage">
            <text:p>52,85%</text:p>
          </table:table-cell>
          <table:table-cell table:style-name="ce46" office:value-type="percentage" office:value="0.008065" calcext:value-type="percentage">
            <text:p>0,81%</text:p>
          </table:table-cell>
          <table:table-cell table:style-name="ce46" office:value-type="percentage" office:value="0.00035" calcext:value-type="percentage">
            <text:p>0,04%</text:p>
          </table:table-cell>
          <table:table-cell table:style-name="ce46" office:value-type="percentage" office:value="0.000102" calcext:value-type="percentage">
            <text:p>0,01%</text:p>
          </table:table-cell>
          <table:table-cell table:style-name="ce46" office:value-type="percentage" office:value="0.961592" calcext:value-type="percentage">
            <text:p>96,16%</text:p>
          </table:table-cell>
          <table:table-cell table:style-name="ce46" office:value-type="percentage" office:value="0.037715" calcext:value-type="percentage">
            <text:p>3,77%</text:p>
          </table:table-cell>
          <table:table-cell table:style-name="ce46" office:value-type="percentage" office:value="0.000589" calcext:value-type="percentage">
            <text:p>0,06%</text:p>
          </table:table-cell>
          <table:table-cell table:style-name="ce46" office:value-type="percentage" office:value="0.000058" calcext:value-type="percentage">
            <text:p>0,01%</text:p>
          </table:table-cell>
          <table:table-cell table:style-name="ce46" office:value-type="percentage" office:value="0.000046" calcext:value-type="percentage">
            <text:p>0,00%</text:p>
          </table:table-cell>
          <table:table-cell table:style-name="ce46" office:value-type="percentage" office:value="0.72291" calcext:value-type="percentage">
            <text:p>72,29%</text:p>
          </table:table-cell>
          <table:table-cell table:style-name="ce46" office:value-type="percentage" office:value="0.27709" calcext:value-type="percentage">
            <text:p>27,71%</text:p>
          </table:table-cell>
          <table:table-cell table:style-name="ce46" office:value-type="percentage" office:value="0.05258" calcext:value-type="percentage">
            <text:p>5,26%</text:p>
          </table:table-cell>
          <table:table-cell table:style-name="ce46" office:value-type="percentage" office:value="0.622006" calcext:value-type="percentage">
            <text:p>62,20%</text:p>
          </table:table-cell>
          <table:table-cell table:style-name="ce46" office:value-type="percentage" office:value="0.205025" calcext:value-type="percentage">
            <text:p>20,50%</text:p>
          </table:table-cell>
          <table:table-cell table:style-name="ce46" office:value-type="percentage" office:value="0.080271" calcext:value-type="percentage">
            <text:p>8,03%</text:p>
          </table:table-cell>
          <table:table-cell table:style-name="ce46" office:value-type="percentage" office:value="0.040118" calcext:value-type="percentage">
            <text:p>4,01%</text:p>
          </table:table-cell>
          <table:table-cell table:style-name="ce46" office:value-type="percentage" office:value="0.815443" calcext:value-type="percentage">
            <text:p>81,54%</text:p>
          </table:table-cell>
          <table:table-cell table:style-name="ce46" office:value-type="percentage" office:value="0.184557" calcext:value-type="percentage">
            <text:p>18,46%</text:p>
          </table:table-cell>
          <table:table-cell table:style-name="ce46" office:value-type="percentage" office:value="0.749941" calcext:value-type="percentage">
            <text:p>74,99%</text:p>
          </table:table-cell>
          <table:table-cell table:style-name="ce46" office:value-type="percentage" office:value="0.250059" calcext:value-type="percentage">
            <text:p>25,01%</text:p>
          </table:table-cell>
          <table:table-cell table:style-name="ce46" office:value-type="percentage" office:value="0.020425" calcext:value-type="percentage">
            <text:p>2,04%</text:p>
          </table:table-cell>
          <table:table-cell table:style-name="ce46" office:value-type="percentage" office:value="0.144089" calcext:value-type="percentage">
            <text:p>14,41%</text:p>
          </table:table-cell>
          <table:table-cell table:style-name="ce46" office:value-type="percentage" office:value="0.255662" calcext:value-type="percentage">
            <text:p>25,57%</text:p>
          </table:table-cell>
          <table:table-cell table:style-name="ce46" office:value-type="percentage" office:value="0.32311" calcext:value-type="percentage">
            <text:p>32,31%</text:p>
          </table:table-cell>
          <table:table-cell table:style-name="ce46" office:value-type="percentage" office:value="0.256714" calcext:value-type="percentage">
            <text:p>25,67%</text:p>
          </table:table-cell>
          <table:table-cell table:style-name="ce46" office:value-type="percentage" office:value="0.863016" calcext:value-type="percentage">
            <text:p>86,30%</text:p>
          </table:table-cell>
          <table:table-cell table:style-name="ce46" office:value-type="percentage" office:value="0.136984" calcext:value-type="percentage">
            <text:p>13,70%</text:p>
          </table:table-cell>
          <table:table-cell table:style-name="ce46" office:value-type="percentage" office:value="0.421587" calcext:value-type="percentage">
            <text:p>42,16%</text:p>
          </table:table-cell>
          <table:table-cell table:style-name="ce46" office:value-type="percentage" office:value="0.397495" calcext:value-type="percentage">
            <text:p>39,75%</text:p>
          </table:table-cell>
          <table:table-cell table:style-name="ce46" office:value-type="percentage" office:value="0.114067" calcext:value-type="percentage">
            <text:p>11,41%</text:p>
          </table:table-cell>
          <table:table-cell table:style-name="ce46" office:value-type="percentage" office:value="0.044571" calcext:value-type="percentage">
            <text:p>4,46%</text:p>
          </table:table-cell>
          <table:table-cell table:style-name="ce46" office:value-type="percentage" office:value="0.022281" calcext:value-type="percentage">
            <text:p>2,23%</text:p>
          </table:table-cell>
          <table:table-cell table:style-name="ce46" office:value-type="percentage" office:value="0.080412" calcext:value-type="percentage">
            <text:p>8,04%</text:p>
          </table:table-cell>
          <table:table-cell table:style-name="ce46" office:value-type="percentage" office:value="0.919588" calcext:value-type="percentage">
            <text:p>91,96%</text:p>
          </table:table-cell>
          <table:table-cell table:style-name="ce46" office:value-type="percentage" office:value="2344823" calcext:value-type="percentage">
            <text:p>234482300,00%</text:p>
          </table:table-cell>
          <table:table-cell table:style-name="ce46" office:value-type="percentage" office:value="0.01743" calcext:value-type="percentage">
            <text:p>1,74%</text:p>
          </table:table-cell>
          <table:table-cell table:style-name="ce46" office:value-type="percentage" office:value="0.437738" calcext:value-type="percentage">
            <text:p>43,77%</text:p>
          </table:table-cell>
          <table:table-cell table:style-name="ce46" office:value-type="percentage" office:value="0.109118" calcext:value-type="percentage">
            <text:p>10,91%</text:p>
          </table:table-cell>
          <table:table-cell table:style-name="ce46" office:value-type="percentage" office:value="0.412269" calcext:value-type="percentage">
            <text:p>41,23%</text:p>
          </table:table-cell>
          <table:table-cell table:style-name="ce46" office:value-type="percentage" office:value="0.018672" calcext:value-type="percentage">
            <text:p>1,87%</text:p>
          </table:table-cell>
          <table:table-cell table:style-name="ce46" office:value-type="percentage" office:value="0.004773" calcext:value-type="percentage">
            <text:p>0,48%</text:p>
          </table:table-cell>
          <table:table-cell table:style-name="ce46" office:value-type="percentage" office:value="0.591555" calcext:value-type="percentage">
            <text:p>59,16%</text:p>
          </table:table-cell>
          <table:table-cell table:style-name="ce46" office:value-type="percentage" office:value="0.324482" calcext:value-type="percentage">
            <text:p>32,45%</text:p>
          </table:table-cell>
          <table:table-cell table:style-name="ce46" office:value-type="percentage" office:value="0.083963" calcext:value-type="percentage">
            <text:p>8,40%</text:p>
          </table:table-cell>
          <table:table-cell table:style-name="ce46" office:value-type="percentage" office:value="0.031159" calcext:value-type="percentage">
            <text:p>3,12%</text:p>
          </table:table-cell>
          <table:table-cell table:style-name="ce46" office:value-type="percentage" office:value="0.923232" calcext:value-type="percentage">
            <text:p>92,32%</text:p>
          </table:table-cell>
          <table:table-cell table:style-name="ce46" office:value-type="percentage" office:value="0.033372" calcext:value-type="percentage">
            <text:p>3,34%</text:p>
          </table:table-cell>
          <table:table-cell table:style-name="ce46" office:value-type="percentage" office:value="0.01146" calcext:value-type="percentage">
            <text:p>1,15%</text:p>
          </table:table-cell>
          <table:table-cell table:style-name="ce46" office:value-type="percentage" office:value="0.000777" calcext:value-type="percentage">
            <text:p>0,08%</text:p>
          </table:table-cell>
          <table:table-cell table:style-name="ce46" office:value-type="percentage" office:value="0.105658" calcext:value-type="percentage">
            <text:p>10,57%</text:p>
          </table:table-cell>
          <table:table-cell table:style-name="ce46" office:value-type="percentage" office:value="0.012869" calcext:value-type="percentage">
            <text:p>1,29%</text:p>
          </table:table-cell>
          <table:table-cell table:style-name="ce46" office:value-type="percentage" office:value="0.037597" calcext:value-type="percentage">
            <text:p>3,76%</text:p>
          </table:table-cell>
          <table:table-cell table:style-name="ce46" office:value-type="percentage" office:value="0.02008" calcext:value-type="percentage">
            <text:p>2,01%</text:p>
          </table:table-cell>
          <table:table-cell table:style-name="ce46" office:value-type="percentage" office:value="0.038954" calcext:value-type="percentage">
            <text:p>3,90%</text:p>
          </table:table-cell>
          <table:table-cell table:style-name="ce46" office:value-type="percentage" office:value="0.245713" calcext:value-type="percentage">
            <text:p>24,57%</text:p>
          </table:table-cell>
          <table:table-cell table:style-name="ce46" office:value-type="percentage" office:value="0.253049" calcext:value-type="percentage">
            <text:p>25,30%</text:p>
          </table:table-cell>
          <table:table-cell table:style-name="ce46" office:value-type="percentage" office:value="0.114846" calcext:value-type="percentage">
            <text:p>11,48%</text:p>
          </table:table-cell>
          <table:table-cell table:style-name="ce46" office:value-type="percentage" office:value="0.064614" calcext:value-type="percentage">
            <text:p>6,46%</text:p>
          </table:table-cell>
          <table:table-cell table:style-name="ce46" office:value-type="percentage" office:value="0.040853" calcext:value-type="percentage">
            <text:p>4,09%</text:p>
          </table:table-cell>
          <table:table-cell table:style-name="ce46" office:value-type="percentage" office:value="0.028793" calcext:value-type="percentage">
            <text:p>2,88%</text:p>
          </table:table-cell>
          <table:table-cell table:style-name="ce46" office:value-type="percentage" office:value="0.021252" calcext:value-type="percentage">
            <text:p>2,13%</text:p>
          </table:table-cell>
          <table:table-cell table:style-name="ce46" office:value-type="percentage" office:value="0.015723" calcext:value-type="percentage">
            <text:p>1,57%</text:p>
          </table:table-cell>
          <table:table-cell table:style-name="ce46" office:value-type="percentage" office:value="0.000377" calcext:value-type="percentage">
            <text:p>0,04%</text:p>
          </table:table-cell>
          <table:table-cell table:style-name="ce46" office:value-type="percentage" office:value="0.976885" calcext:value-type="percentage">
            <text:p>97,69%</text:p>
          </table:table-cell>
          <table:table-cell table:style-name="ce46" office:value-type="percentage" office:value="0.01898" calcext:value-type="percentage">
            <text:p>1,90%</text:p>
          </table:table-cell>
          <table:table-cell table:style-name="ce46" office:value-type="percentage" office:value="0.001561" calcext:value-type="percentage">
            <text:p>0,16%</text:p>
          </table:table-cell>
          <table:table-cell table:style-name="ce46" office:value-type="percentage" office:value="0.002197" calcext:value-type="percentage">
            <text:p>0,22%</text:p>
          </table:table-cell>
          <table:table-cell table:style-name="ce46" office:value-type="percentage" office:value="0.612698" calcext:value-type="percentage">
            <text:p>61,27%</text:p>
          </table:table-cell>
          <table:table-cell table:style-name="ce46" office:value-type="percentage" office:value="0.387302" calcext:value-type="percentage">
            <text:p>38,73%</text:p>
          </table:table-cell>
          <table:table-cell table:style-name="ce46" office:value-type="percentage" office:value="0.410743" calcext:value-type="percentage">
            <text:p>41,07%</text:p>
          </table:table-cell>
          <table:table-cell table:style-name="ce46" office:value-type="percentage" office:value="0.408445" calcext:value-type="percentage">
            <text:p>40,84%</text:p>
          </table:table-cell>
          <table:table-cell table:style-name="ce46" office:value-type="percentage" office:value="0.177868" calcext:value-type="percentage">
            <text:p>17,79%</text:p>
          </table:table-cell>
          <table:table-cell table:style-name="ce63" office:value-type="percentage" office:value="0.002944" calcext:value-type="percentage">
            <text:p>0,29%</text:p>
          </table:table-cell>
          <table:table-cell table:style-name="ce81" office:value-type="percentage" office:value="2345399.484703" calcext:value-type="percentage">
            <text:p>234539948,47%</text:p>
          </table:table-cell>
        </table:table-row>
        <table:table-row table:style-name="ro1">
          <table:table-cell table:style-name="ce9" office:value-type="string" calcext:value-type="string">
            <text:p>Total Resultado</text:p>
          </table:table-cell>
          <table:table-cell table:style-name="ce40" office:value-type="percentage" office:value="0.170456" calcext:value-type="percentage">
            <text:p>17,05%</text:p>
          </table:table-cell>
          <table:table-cell table:style-name="ce47" office:value-type="percentage" office:value="0.716902" calcext:value-type="percentage">
            <text:p>71,69%</text:p>
          </table:table-cell>
          <table:table-cell table:style-name="ce47" office:value-type="percentage" office:value="0.211312" calcext:value-type="percentage">
            <text:p>21,13%</text:p>
          </table:table-cell>
          <table:table-cell table:style-name="ce47" office:value-type="percentage" office:value="0.68143" calcext:value-type="percentage">
            <text:p>68,14%</text:p>
          </table:table-cell>
          <table:table-cell table:style-name="ce47" office:value-type="percentage" office:value="0.2199" calcext:value-type="percentage">
            <text:p>21,99%</text:p>
          </table:table-cell>
          <table:table-cell table:style-name="ce59" office:value-type="float" office:value="3275.3991" calcext:value-type="float">
            <text:p>3275,40</text:p>
          </table:table-cell>
          <table:table-cell table:style-name="ce47" office:value-type="percentage" office:value="0.064711" calcext:value-type="percentage">
            <text:p>6,47%</text:p>
          </table:table-cell>
          <table:table-cell table:style-name="ce47" office:value-type="percentage" office:value="0.298772" calcext:value-type="percentage">
            <text:p>29,88%</text:p>
          </table:table-cell>
          <table:table-cell table:style-name="ce47" office:value-type="percentage" office:value="0.24894" calcext:value-type="percentage">
            <text:p>24,89%</text:p>
          </table:table-cell>
          <table:table-cell table:style-name="ce47" office:value-type="percentage" office:value="0.221486" calcext:value-type="percentage">
            <text:p>22,15%</text:p>
          </table:table-cell>
          <table:table-cell table:style-name="ce47" office:value-type="percentage" office:value="0.614898" calcext:value-type="percentage">
            <text:p>61,49%</text:p>
          </table:table-cell>
          <table:table-cell table:style-name="ce47" office:value-type="percentage" office:value="0.213696" calcext:value-type="percentage">
            <text:p>21,37%</text:p>
          </table:table-cell>
          <table:table-cell table:style-name="ce47" office:value-type="percentage" office:value="0.164661" calcext:value-type="percentage">
            <text:p>16,47%</text:p>
          </table:table-cell>
          <table:table-cell table:style-name="ce47" office:value-type="percentage" office:value="0.172838" calcext:value-type="percentage">
            <text:p>17,28%</text:p>
          </table:table-cell>
          <table:table-cell table:style-name="ce47" office:value-type="percentage" office:value="0.03924" calcext:value-type="percentage">
            <text:p>3,92%</text:p>
          </table:table-cell>
          <table:table-cell table:style-name="ce47" office:value-type="percentage" office:value="0.203581" calcext:value-type="percentage">
            <text:p>20,36%</text:p>
          </table:table-cell>
          <table:table-cell table:style-name="ce47" office:value-type="percentage" office:value="0.198023" calcext:value-type="percentage">
            <text:p>19,80%</text:p>
          </table:table-cell>
          <table:table-cell table:style-name="ce47" office:value-type="percentage" office:value="0.223755" calcext:value-type="percentage">
            <text:p>22,38%</text:p>
          </table:table-cell>
          <table:table-cell table:style-name="ce47" office:value-type="percentage" office:value="0.725993" calcext:value-type="percentage">
            <text:p>72,60%</text:p>
          </table:table-cell>
          <table:table-cell table:style-name="ce47" office:value-type="percentage" office:value="0.280946" calcext:value-type="percentage">
            <text:p>28,09%</text:p>
          </table:table-cell>
          <table:table-cell table:style-name="ce47" office:value-type="percentage" office:value="0.275162" calcext:value-type="percentage">
            <text:p>27,52%</text:p>
          </table:table-cell>
          <table:table-cell table:style-name="ce47" office:value-type="percentage" office:value="0.053296" calcext:value-type="percentage">
            <text:p>5,33%</text:p>
          </table:table-cell>
          <table:table-cell table:style-name="ce47" office:value-type="percentage" office:value="0.330596" calcext:value-type="percentage">
            <text:p>33,06%</text:p>
          </table:table-cell>
          <table:table-cell table:style-name="ce47" office:value-type="percentage" office:value="0.373342" calcext:value-type="percentage">
            <text:p>37,33%</text:p>
          </table:table-cell>
          <table:table-cell table:style-name="ce47" office:value-type="percentage" office:value="0.453005" calcext:value-type="percentage">
            <text:p>45,30%</text:p>
          </table:table-cell>
          <table:table-cell table:style-name="ce47" office:value-type="percentage" office:value="0.447812" calcext:value-type="percentage">
            <text:p>44,78%</text:p>
          </table:table-cell>
          <table:table-cell table:style-name="ce47" office:value-type="percentage" office:value="0.172796" calcext:value-type="percentage">
            <text:p>17,28%</text:p>
          </table:table-cell>
          <table:table-cell table:style-name="ce47" office:value-type="percentage" office:value="0.22245" calcext:value-type="percentage">
            <text:p>22,25%</text:p>
          </table:table-cell>
          <table:table-cell table:style-name="ce47" office:value-type="percentage" office:value="0.263714" calcext:value-type="percentage">
            <text:p>26,37%</text:p>
          </table:table-cell>
          <table:table-cell table:style-name="ce47" office:value-type="percentage" office:value="0.769868" calcext:value-type="percentage">
            <text:p>76,99%</text:p>
          </table:table-cell>
          <table:table-cell table:style-name="ce47" office:value-type="percentage" office:value="0.12162" calcext:value-type="percentage">
            <text:p>12,16%</text:p>
          </table:table-cell>
          <table:table-cell table:style-name="ce47" office:value-type="percentage" office:value="0.550405" calcext:value-type="percentage">
            <text:p>55,04%</text:p>
          </table:table-cell>
          <table:table-cell table:style-name="ce47" office:value-type="percentage" office:value="0.127183" calcext:value-type="percentage">
            <text:p>12,72%</text:p>
          </table:table-cell>
          <table:table-cell table:style-name="ce47" office:value-type="percentage" office:value="0.167212" calcext:value-type="percentage">
            <text:p>16,72%</text:p>
          </table:table-cell>
          <table:table-cell table:style-name="ce47" office:value-type="percentage" office:value="0.040194" calcext:value-type="percentage">
            <text:p>4,02%</text:p>
          </table:table-cell>
          <table:table-cell table:style-name="ce47" office:value-type="percentage" office:value="0.242433" calcext:value-type="percentage">
            <text:p>24,24%</text:p>
          </table:table-cell>
          <table:table-cell table:style-name="ce47" office:value-type="percentage" office:value="0.563024" calcext:value-type="percentage">
            <text:p>56,30%</text:p>
          </table:table-cell>
          <table:table-cell table:style-name="ce47" office:value-type="percentage" office:value="0.701349" calcext:value-type="percentage">
            <text:p>70,13%</text:p>
          </table:table-cell>
          <table:table-cell table:style-name="ce47" office:value-type="percentage" office:value="0.453004" calcext:value-type="percentage">
            <text:p>45,30%</text:p>
          </table:table-cell>
          <table:table-cell table:style-name="ce47" office:value-type="percentage" office:value="0.101728" calcext:value-type="percentage">
            <text:p>10,17%</text:p>
          </table:table-cell>
          <table:table-cell table:style-name="ce47" office:value-type="percentage" office:value="0.537775" calcext:value-type="percentage">
            <text:p>53,78%</text:p>
          </table:table-cell>
          <table:table-cell table:style-name="ce47" office:value-type="percentage" office:value="0.315336" calcext:value-type="percentage">
            <text:p>31,53%</text:p>
          </table:table-cell>
          <table:table-cell table:style-name="ce47" office:value-type="percentage" office:value="0.236097" calcext:value-type="percentage">
            <text:p>23,61%</text:p>
          </table:table-cell>
          <table:table-cell table:style-name="ce47" office:value-type="percentage" office:value="0.16592" calcext:value-type="percentage">
            <text:p>16,59%</text:p>
          </table:table-cell>
          <table:table-cell table:style-name="ce47" office:value-type="percentage" office:value="0.098262" calcext:value-type="percentage">
            <text:p>9,83%</text:p>
          </table:table-cell>
          <table:table-cell table:style-name="ce47" office:value-type="percentage" office:value="0.12437" calcext:value-type="percentage">
            <text:p>12,44%</text:p>
          </table:table-cell>
          <table:table-cell table:style-name="ce47" office:value-type="percentage" office:value="0.124415" calcext:value-type="percentage">
            <text:p>12,44%</text:p>
          </table:table-cell>
          <table:table-cell table:style-name="ce47" office:value-type="percentage" office:value="0.053177" calcext:value-type="percentage">
            <text:p>5,32%</text:p>
          </table:table-cell>
          <table:table-cell table:style-name="ce47" office:value-type="percentage" office:value="0.037628" calcext:value-type="percentage">
            <text:p>3,76%</text:p>
          </table:table-cell>
          <table:table-cell table:style-name="ce47" office:value-type="percentage" office:value="0.026824" calcext:value-type="percentage">
            <text:p>2,68%</text:p>
          </table:table-cell>
          <table:table-cell table:style-name="ce47" office:value-type="percentage" office:value="0.17847" calcext:value-type="percentage">
            <text:p>17,85%</text:p>
          </table:table-cell>
          <table:table-cell table:style-name="ce47" office:value-type="percentage" office:value="1.806452" calcext:value-type="percentage">
            <text:p>180,65%</text:p>
          </table:table-cell>
          <table:table-cell table:style-name="ce47" office:value-type="percentage" office:value="0.10463" calcext:value-type="percentage">
            <text:p>10,46%</text:p>
          </table:table-cell>
          <table:table-cell table:style-name="ce47" office:value-type="percentage" office:value="0.023518" calcext:value-type="percentage">
            <text:p>2,35%</text:p>
          </table:table-cell>
          <table:table-cell table:style-name="ce47" office:value-type="percentage" office:value="0.065399" calcext:value-type="percentage">
            <text:p>6,54%</text:p>
          </table:table-cell>
          <table:table-cell table:style-name="ce47" office:value-type="percentage" office:value="0.011848" calcext:value-type="percentage">
            <text:p>1,18%</text:p>
          </table:table-cell>
          <table:table-cell table:style-name="ce47" office:value-type="percentage" office:value="1.208794" calcext:value-type="percentage">
            <text:p>120,88%</text:p>
          </table:table-cell>
          <table:table-cell table:style-name="ce47" office:value-type="percentage" office:value="0.517368" calcext:value-type="percentage">
            <text:p>51,74%</text:p>
          </table:table-cell>
          <table:table-cell table:style-name="ce47" office:value-type="percentage" office:value="0.168412" calcext:value-type="percentage">
            <text:p>16,84%</text:p>
          </table:table-cell>
          <table:table-cell table:style-name="ce47" office:value-type="percentage" office:value="0.09358" calcext:value-type="percentage">
            <text:p>9,36%</text:p>
          </table:table-cell>
          <table:table-cell table:style-name="ce47" office:value-type="percentage" office:value="0.011324" calcext:value-type="percentage">
            <text:p>1,13%</text:p>
          </table:table-cell>
          <table:table-cell table:style-name="ce47" office:value-type="percentage" office:value="0.194211" calcext:value-type="percentage">
            <text:p>19,42%</text:p>
          </table:table-cell>
          <table:table-cell table:style-name="ce47" office:value-type="percentage" office:value="0.964455" calcext:value-type="percentage">
            <text:p>96,45%</text:p>
          </table:table-cell>
          <table:table-cell table:style-name="ce47" office:value-type="percentage" office:value="0.702748" calcext:value-type="percentage">
            <text:p>70,27%</text:p>
          </table:table-cell>
          <table:table-cell table:style-name="ce47" office:value-type="percentage" office:value="0.127261" calcext:value-type="percentage">
            <text:p>12,73%</text:p>
          </table:table-cell>
          <table:table-cell table:style-name="ce47" office:value-type="percentage" office:value="0.938889" calcext:value-type="percentage">
            <text:p>93,89%</text:p>
          </table:table-cell>
          <table:table-cell table:style-name="ce47" office:value-type="percentage" office:value="0.81812" calcext:value-type="percentage">
            <text:p>81,81%</text:p>
          </table:table-cell>
          <table:table-cell table:style-name="ce47" office:value-type="percentage" office:value="0.212482" calcext:value-type="percentage">
            <text:p>21,25%</text:p>
          </table:table-cell>
          <table:table-cell table:style-name="ce47" office:value-type="percentage" office:value="0.025153" calcext:value-type="percentage">
            <text:p>2,52%</text:p>
          </table:table-cell>
          <table:table-cell table:style-name="ce47" office:value-type="percentage" office:value="0.005356" calcext:value-type="percentage">
            <text:p>0,54%</text:p>
          </table:table-cell>
          <table:table-cell table:style-name="ce47" office:value-type="percentage" office:value="1.494704" calcext:value-type="percentage">
            <text:p>149,47%</text:p>
          </table:table-cell>
          <table:table-cell table:style-name="ce47" office:value-type="percentage" office:value="0.447393" calcext:value-type="percentage">
            <text:p>44,74%</text:p>
          </table:table-cell>
          <table:table-cell table:style-name="ce47" office:value-type="percentage" office:value="0.052062" calcext:value-type="percentage">
            <text:p>5,21%</text:p>
          </table:table-cell>
          <table:table-cell table:style-name="ce47" office:value-type="percentage" office:value="0.004912" calcext:value-type="percentage">
            <text:p>0,49%</text:p>
          </table:table-cell>
          <table:table-cell table:style-name="ce47" office:value-type="percentage" office:value="0.000931" calcext:value-type="percentage">
            <text:p>0,09%</text:p>
          </table:table-cell>
          <table:table-cell table:style-name="ce47" office:value-type="percentage" office:value="0.023663" calcext:value-type="percentage">
            <text:p>2,37%</text:p>
          </table:table-cell>
          <table:table-cell table:style-name="ce47" office:value-type="percentage" office:value="1.85156" calcext:value-type="percentage">
            <text:p>185,16%</text:p>
          </table:table-cell>
          <table:table-cell table:style-name="ce47" office:value-type="percentage" office:value="0.11451" calcext:value-type="percentage">
            <text:p>11,45%</text:p>
          </table:table-cell>
          <table:table-cell table:style-name="ce47" office:value-type="percentage" office:value="0.008613" calcext:value-type="percentage">
            <text:p>0,86%</text:p>
          </table:table-cell>
          <table:table-cell table:style-name="ce47" office:value-type="percentage" office:value="0.001656" calcext:value-type="percentage">
            <text:p>0,17%</text:p>
          </table:table-cell>
          <table:table-cell table:style-name="ce47" office:value-type="percentage" office:value="1.000132" calcext:value-type="percentage">
            <text:p>100,01%</text:p>
          </table:table-cell>
          <table:table-cell table:style-name="ce47" office:value-type="percentage" office:value="0.912826" calcext:value-type="percentage">
            <text:p>91,28%</text:p>
          </table:table-cell>
          <table:table-cell table:style-name="ce47" office:value-type="percentage" office:value="0.075815" calcext:value-type="percentage">
            <text:p>7,58%</text:p>
          </table:table-cell>
          <table:table-cell table:style-name="ce47" office:value-type="percentage" office:value="0.009197" calcext:value-type="percentage">
            <text:p>0,92%</text:p>
          </table:table-cell>
          <table:table-cell table:style-name="ce47" office:value-type="percentage" office:value="0.00203" calcext:value-type="percentage">
            <text:p>0,20%</text:p>
          </table:table-cell>
          <table:table-cell table:style-name="ce47" office:value-type="percentage" office:value="0.667787" calcext:value-type="percentage">
            <text:p>66,78%</text:p>
          </table:table-cell>
          <table:table-cell table:style-name="ce47" office:value-type="percentage" office:value="1.305724" calcext:value-type="percentage">
            <text:p>130,57%</text:p>
          </table:table-cell>
          <table:table-cell table:style-name="ce47" office:value-type="percentage" office:value="0.025435" calcext:value-type="percentage">
            <text:p>2,54%</text:p>
          </table:table-cell>
          <table:table-cell table:style-name="ce47" office:value-type="percentage" office:value="0.000879" calcext:value-type="percentage">
            <text:p>0,09%</text:p>
          </table:table-cell>
          <table:table-cell table:style-name="ce47" office:value-type="percentage" office:value="0.000174" calcext:value-type="percentage">
            <text:p>0,02%</text:p>
          </table:table-cell>
          <table:table-cell table:style-name="ce47" office:value-type="percentage" office:value="1.714743" calcext:value-type="percentage">
            <text:p>171,47%</text:p>
          </table:table-cell>
          <table:table-cell table:style-name="ce47" office:value-type="percentage" office:value="0.281541" calcext:value-type="percentage">
            <text:p>28,15%</text:p>
          </table:table-cell>
          <table:table-cell table:style-name="ce47" office:value-type="percentage" office:value="0.003422" calcext:value-type="percentage">
            <text:p>0,34%</text:p>
          </table:table-cell>
          <table:table-cell table:style-name="ce47" office:value-type="percentage" office:value="0.000201" calcext:value-type="percentage">
            <text:p>0,02%</text:p>
          </table:table-cell>
          <table:table-cell table:style-name="ce47" office:value-type="percentage" office:value="0.000093" calcext:value-type="percentage">
            <text:p>0,01%</text:p>
          </table:table-cell>
          <table:table-cell table:style-name="ce47" office:value-type="percentage" office:value="0.926035" calcext:value-type="percentage">
            <text:p>92,60%</text:p>
          </table:table-cell>
          <table:table-cell table:style-name="ce47" office:value-type="percentage" office:value="1.056932" calcext:value-type="percentage">
            <text:p>105,69%</text:p>
          </table:table-cell>
          <table:table-cell table:style-name="ce47" office:value-type="percentage" office:value="0.01613" calcext:value-type="percentage">
            <text:p>1,61%</text:p>
          </table:table-cell>
          <table:table-cell table:style-name="ce47" office:value-type="percentage" office:value="0.0007" calcext:value-type="percentage">
            <text:p>0,07%</text:p>
          </table:table-cell>
          <table:table-cell table:style-name="ce47" office:value-type="percentage" office:value="0.000204" calcext:value-type="percentage">
            <text:p>0,02%</text:p>
          </table:table-cell>
          <table:table-cell table:style-name="ce47" office:value-type="percentage" office:value="1.923183" calcext:value-type="percentage">
            <text:p>192,32%</text:p>
          </table:table-cell>
          <table:table-cell table:style-name="ce47" office:value-type="percentage" office:value="0.075429" calcext:value-type="percentage">
            <text:p>7,54%</text:p>
          </table:table-cell>
          <table:table-cell table:style-name="ce47" office:value-type="percentage" office:value="0.001178" calcext:value-type="percentage">
            <text:p>0,12%</text:p>
          </table:table-cell>
          <table:table-cell table:style-name="ce47" office:value-type="percentage" office:value="0.000117" calcext:value-type="percentage">
            <text:p>0,01%</text:p>
          </table:table-cell>
          <table:table-cell table:style-name="ce47" office:value-type="percentage" office:value="0.000092" calcext:value-type="percentage">
            <text:p>0,01%</text:p>
          </table:table-cell>
          <table:table-cell table:style-name="ce47" office:value-type="percentage" office:value="1.445819" calcext:value-type="percentage">
            <text:p>144,58%</text:p>
          </table:table-cell>
          <table:table-cell table:style-name="ce47" office:value-type="percentage" office:value="0.554179" calcext:value-type="percentage">
            <text:p>55,42%</text:p>
          </table:table-cell>
          <table:table-cell table:style-name="ce47" office:value-type="percentage" office:value="0.105159" calcext:value-type="percentage">
            <text:p>10,52%</text:p>
          </table:table-cell>
          <table:table-cell table:style-name="ce47" office:value-type="percentage" office:value="1.244012" calcext:value-type="percentage">
            <text:p>124,40%</text:p>
          </table:table-cell>
          <table:table-cell table:style-name="ce47" office:value-type="percentage" office:value="0.410051" calcext:value-type="percentage">
            <text:p>41,01%</text:p>
          </table:table-cell>
          <table:table-cell table:style-name="ce47" office:value-type="percentage" office:value="0.160543" calcext:value-type="percentage">
            <text:p>16,05%</text:p>
          </table:table-cell>
          <table:table-cell table:style-name="ce47" office:value-type="percentage" office:value="0.080236" calcext:value-type="percentage">
            <text:p>8,02%</text:p>
          </table:table-cell>
          <table:table-cell table:style-name="ce47" office:value-type="percentage" office:value="1.630886" calcext:value-type="percentage">
            <text:p>163,09%</text:p>
          </table:table-cell>
          <table:table-cell table:style-name="ce47" office:value-type="percentage" office:value="0.369114" calcext:value-type="percentage">
            <text:p>36,91%</text:p>
          </table:table-cell>
          <table:table-cell table:style-name="ce47" office:value-type="percentage" office:value="1.499882" calcext:value-type="percentage">
            <text:p>149,99%</text:p>
          </table:table-cell>
          <table:table-cell table:style-name="ce47" office:value-type="percentage" office:value="0.500117" calcext:value-type="percentage">
            <text:p>50,01%</text:p>
          </table:table-cell>
          <table:table-cell table:style-name="ce47" office:value-type="percentage" office:value="0.040851" calcext:value-type="percentage">
            <text:p>4,09%</text:p>
          </table:table-cell>
          <table:table-cell table:style-name="ce47" office:value-type="percentage" office:value="0.288178" calcext:value-type="percentage">
            <text:p>28,82%</text:p>
          </table:table-cell>
          <table:table-cell table:style-name="ce47" office:value-type="percentage" office:value="0.511324" calcext:value-type="percentage">
            <text:p>51,13%</text:p>
          </table:table-cell>
          <table:table-cell table:style-name="ce47" office:value-type="percentage" office:value="0.64622" calcext:value-type="percentage">
            <text:p>64,62%</text:p>
          </table:table-cell>
          <table:table-cell table:style-name="ce47" office:value-type="percentage" office:value="0.513427" calcext:value-type="percentage">
            <text:p>51,34%</text:p>
          </table:table-cell>
          <table:table-cell table:style-name="ce47" office:value-type="percentage" office:value="1.726033" calcext:value-type="percentage">
            <text:p>172,60%</text:p>
          </table:table-cell>
          <table:table-cell table:style-name="ce47" office:value-type="percentage" office:value="0.273968" calcext:value-type="percentage">
            <text:p>27,40%</text:p>
          </table:table-cell>
          <table:table-cell table:style-name="ce47" office:value-type="percentage" office:value="0.843173" calcext:value-type="percentage">
            <text:p>84,32%</text:p>
          </table:table-cell>
          <table:table-cell table:style-name="ce47" office:value-type="percentage" office:value="0.794991" calcext:value-type="percentage">
            <text:p>79,50%</text:p>
          </table:table-cell>
          <table:table-cell table:style-name="ce47" office:value-type="percentage" office:value="0.228133" calcext:value-type="percentage">
            <text:p>22,81%</text:p>
          </table:table-cell>
          <table:table-cell table:style-name="ce47" office:value-type="percentage" office:value="0.089143" calcext:value-type="percentage">
            <text:p>8,91%</text:p>
          </table:table-cell>
          <table:table-cell table:style-name="ce47" office:value-type="percentage" office:value="0.044561" calcext:value-type="percentage">
            <text:p>4,46%</text:p>
          </table:table-cell>
          <table:table-cell table:style-name="ce47" office:value-type="percentage" office:value="0.160825" calcext:value-type="percentage">
            <text:p>16,08%</text:p>
          </table:table-cell>
          <table:table-cell table:style-name="ce47" office:value-type="percentage" office:value="1.839175" calcext:value-type="percentage">
            <text:p>183,92%</text:p>
          </table:table-cell>
          <table:table-cell table:style-name="ce47" office:value-type="percentage" office:value="4689646" calcext:value-type="percentage">
            <text:p>468964600,00%</text:p>
          </table:table-cell>
          <table:table-cell table:style-name="ce47" office:value-type="percentage" office:value="0.034861" calcext:value-type="percentage">
            <text:p>3,49%</text:p>
          </table:table-cell>
          <table:table-cell table:style-name="ce47" office:value-type="percentage" office:value="0.875476" calcext:value-type="percentage">
            <text:p>87,55%</text:p>
          </table:table-cell>
          <table:table-cell table:style-name="ce47" office:value-type="percentage" office:value="0.218236" calcext:value-type="percentage">
            <text:p>21,82%</text:p>
          </table:table-cell>
          <table:table-cell table:style-name="ce47" office:value-type="percentage" office:value="0.824538" calcext:value-type="percentage">
            <text:p>82,45%</text:p>
          </table:table-cell>
          <table:table-cell table:style-name="ce47" office:value-type="percentage" office:value="0.037344" calcext:value-type="percentage">
            <text:p>3,73%</text:p>
          </table:table-cell>
          <table:table-cell table:style-name="ce47" office:value-type="percentage" office:value="0.009545" calcext:value-type="percentage">
            <text:p>0,95%</text:p>
          </table:table-cell>
          <table:table-cell table:style-name="ce47" office:value-type="percentage" office:value="1.18311" calcext:value-type="percentage">
            <text:p>118,31%</text:p>
          </table:table-cell>
          <table:table-cell table:style-name="ce47" office:value-type="percentage" office:value="0.648964" calcext:value-type="percentage">
            <text:p>64,90%</text:p>
          </table:table-cell>
          <table:table-cell table:style-name="ce47" office:value-type="percentage" office:value="0.167926" calcext:value-type="percentage">
            <text:p>16,79%</text:p>
          </table:table-cell>
          <table:table-cell table:style-name="ce47" office:value-type="percentage" office:value="0.062317" calcext:value-type="percentage">
            <text:p>6,23%</text:p>
          </table:table-cell>
          <table:table-cell table:style-name="ce47" office:value-type="percentage" office:value="1.846463" calcext:value-type="percentage">
            <text:p>184,65%</text:p>
          </table:table-cell>
          <table:table-cell table:style-name="ce47" office:value-type="percentage" office:value="0.066745" calcext:value-type="percentage">
            <text:p>6,67%</text:p>
          </table:table-cell>
          <table:table-cell table:style-name="ce47" office:value-type="percentage" office:value="0.022921" calcext:value-type="percentage">
            <text:p>2,29%</text:p>
          </table:table-cell>
          <table:table-cell table:style-name="ce47" office:value-type="percentage" office:value="0.001556" calcext:value-type="percentage">
            <text:p>0,16%</text:p>
          </table:table-cell>
          <table:table-cell table:style-name="ce47" office:value-type="percentage" office:value="0.211316" calcext:value-type="percentage">
            <text:p>21,13%</text:p>
          </table:table-cell>
          <table:table-cell table:style-name="ce47" office:value-type="percentage" office:value="0.025738" calcext:value-type="percentage">
            <text:p>2,57%</text:p>
          </table:table-cell>
          <table:table-cell table:style-name="ce47" office:value-type="percentage" office:value="0.075195" calcext:value-type="percentage">
            <text:p>7,52%</text:p>
          </table:table-cell>
          <table:table-cell table:style-name="ce47" office:value-type="percentage" office:value="0.04016" calcext:value-type="percentage">
            <text:p>4,02%</text:p>
          </table:table-cell>
          <table:table-cell table:style-name="ce47" office:value-type="percentage" office:value="0.077909" calcext:value-type="percentage">
            <text:p>7,79%</text:p>
          </table:table-cell>
          <table:table-cell table:style-name="ce47" office:value-type="percentage" office:value="0.491425" calcext:value-type="percentage">
            <text:p>49,14%</text:p>
          </table:table-cell>
          <table:table-cell table:style-name="ce47" office:value-type="percentage" office:value="0.506099" calcext:value-type="percentage">
            <text:p>50,61%</text:p>
          </table:table-cell>
          <table:table-cell table:style-name="ce47" office:value-type="percentage" office:value="0.229691" calcext:value-type="percentage">
            <text:p>22,97%</text:p>
          </table:table-cell>
          <table:table-cell table:style-name="ce47" office:value-type="percentage" office:value="0.129228" calcext:value-type="percentage">
            <text:p>12,92%</text:p>
          </table:table-cell>
          <table:table-cell table:style-name="ce47" office:value-type="percentage" office:value="0.081706" calcext:value-type="percentage">
            <text:p>8,17%</text:p>
          </table:table-cell>
          <table:table-cell table:style-name="ce47" office:value-type="percentage" office:value="0.057586" calcext:value-type="percentage">
            <text:p>5,76%</text:p>
          </table:table-cell>
          <table:table-cell table:style-name="ce47" office:value-type="percentage" office:value="0.042504" calcext:value-type="percentage">
            <text:p>4,25%</text:p>
          </table:table-cell>
          <table:table-cell table:style-name="ce47" office:value-type="percentage" office:value="0.031446" calcext:value-type="percentage">
            <text:p>3,14%</text:p>
          </table:table-cell>
          <table:table-cell table:style-name="ce47" office:value-type="percentage" office:value="0.000754" calcext:value-type="percentage">
            <text:p>0,08%</text:p>
          </table:table-cell>
          <table:table-cell table:style-name="ce47" office:value-type="percentage" office:value="1.95377" calcext:value-type="percentage">
            <text:p>195,38%</text:p>
          </table:table-cell>
          <table:table-cell table:style-name="ce47" office:value-type="percentage" office:value="0.037961" calcext:value-type="percentage">
            <text:p>3,80%</text:p>
          </table:table-cell>
          <table:table-cell table:style-name="ce47" office:value-type="percentage" office:value="0.003122" calcext:value-type="percentage">
            <text:p>0,31%</text:p>
          </table:table-cell>
          <table:table-cell table:style-name="ce47" office:value-type="percentage" office:value="0.004394" calcext:value-type="percentage">
            <text:p>0,44%</text:p>
          </table:table-cell>
          <table:table-cell table:style-name="ce47" office:value-type="percentage" office:value="1.225397" calcext:value-type="percentage">
            <text:p>122,54%</text:p>
          </table:table-cell>
          <table:table-cell table:style-name="ce47" office:value-type="percentage" office:value="0.774605" calcext:value-type="percentage">
            <text:p>77,46%</text:p>
          </table:table-cell>
          <table:table-cell table:style-name="ce47" office:value-type="percentage" office:value="0.821486" calcext:value-type="percentage">
            <text:p>82,15%</text:p>
          </table:table-cell>
          <table:table-cell table:style-name="ce47" office:value-type="percentage" office:value="0.816889" calcext:value-type="percentage">
            <text:p>81,69%</text:p>
          </table:table-cell>
          <table:table-cell table:style-name="ce47" office:value-type="percentage" office:value="0.355736" calcext:value-type="percentage">
            <text:p>35,57%</text:p>
          </table:table-cell>
          <table:table-cell table:style-name="ce64" office:value-type="percentage" office:value="0.005888" calcext:value-type="percentage">
            <text:p>0,59%</text:p>
          </table:table-cell>
          <table:table-cell table:style-name="ce82" office:value-type="percentage" office:value="4692987.39911699" calcext:value-type="percentage">
            <text:p>469298739,91%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/>
          <table:table-cell table:style-name="ce12" table:formula="of:=SUM([.B5:.F5])" office:value-type="percentage" office:value="0.143352" calcext:value-type="percentage">
            <text:p>14,34%</text:p>
          </table:table-cell>
          <table:table-cell/>
          <table:table-cell table:style-name="Default"/>
          <table:table-cell table:number-columns-repeated="16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3"/>
          <table:table-cell table:style-name="ce17" office:value-type="string" calcext:value-type="string">
            <text:p>MACRO_REGIAO_CENTRO_OESTE</text:p>
          </table:table-cell>
          <table:table-cell table:formula="of:=([.B5]*100)/[.B15]" office:value-type="float" office:value="10.1742563759138" calcext:value-type="float">
            <text:p>10,1742563759138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NORDESTE</text:p>
          </table:table-cell>
          <table:table-cell table:formula="of:=([.C5]*100)/[.B15]" office:value-type="float" office:value="16.6687594173782" calcext:value-type="float">
            <text:p>16,6687594173782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NORTE</text:p>
          </table:table-cell>
          <table:table-cell table:formula="of:=([.D5]*100)/[.B15]" office:value-type="float" office:value="4.27897762151906" calcext:value-type="float">
            <text:p>4,27897762151906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SUDESTE</text:p>
          </table:table-cell>
          <table:table-cell table:formula="of:=([.E5]*100)/[.B15]" office:value-type="float" office:value="51.4112115631453" calcext:value-type="float">
            <text:p>51,4112115631453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SUL</text:p>
          </table:table-cell>
          <table:table-cell table:formula="of:=([.F5]*100)/[.B15]" office:value-type="float" office:value="17.4667950220436" calcext:value-type="float">
            <text:p>17,4667950220436</text:p>
          </table:table-cell>
          <table:table-cell table:number-columns-repeated="16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0</text:p>
          </table:table-cell>
          <table:table-cell table:formula="of:=([.EC5]*100)/[.B15]" office:value-type="float" office:value="1.32192086611976" calcext:value-type="float">
            <text:p>1,32192086611976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1</text:p>
          </table:table-cell>
          <table:table-cell table:formula="of:=([.ED5]*100)/[.B15]" office:value-type="float" office:value="78.3170098777834" calcext:value-type="float">
            <text:p>78,3170098777834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2</text:p>
          </table:table-cell>
          <table:table-cell table:formula="of:=([.EE5]*100)/[.B15]" office:value-type="float" office:value="3.01007310675819" calcext:value-type="float">
            <text:p>3,01007310675819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3</text:p>
          </table:table-cell>
          <table:table-cell table:formula="of:=([.EF5]*100)/[.B15]" office:value-type="float" office:value="15.2073218371561" calcext:value-type="float">
            <text:p>15,2073218371561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4</text:p>
          </table:table-cell>
          <table:table-cell table:formula="of:=([.EG5]*100)/[.B15]" office:value-type="float" office:value="2.05298844801607" calcext:value-type="float">
            <text:p>2,05298844801607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5</text:p>
          </table:table-cell>
          <table:table-cell table:formula="of:=([.EH5]*100)/[.B15]" office:value-type="float" office:value="0.0906858641665271" calcext:value-type="float">
            <text:p>0,0906858641665271</text:p>
          </table:table-cell>
          <table:table-cell table:number-columns-repeated="166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/>
          <table:table-cell table:style-name="ce12" table:formula="of:=SUM([.H3:.O3])" office:value-type="percentage" office:value="0.156466" calcext:value-type="percentage">
            <text:p>15,65%</text:p>
          </table:table-cell>
          <table:table-cell/>
          <table:table-cell table:style-name="ce30" office:value-type="string" calcext:value-type="string" table:number-columns-spanned="2" table:number-rows-spanned="1">
            <text:p>GRUPO A</text:p>
          </table:table-cell>
          <table:covered-table-cell/>
          <table:table-cell table:style-name="ce30" office:value-type="string" calcext:value-type="string" table:number-columns-spanned="2" table:number-rows-spanned="1">
            <text:p>GRUPO E</text:p>
          </table:table-cell>
          <table:covered-table-cell table:style-name="ce54"/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A</text:p>
          </table:table-cell>
          <table:table-cell table:style-name="ce54" table:formula="of:=([.H3]*100)/[.B43]" office:value-type="float" office:value="5.3193665077397" calcext:value-type="float">
            <text:p>5,32</text:p>
          </table:table-cell>
          <table:table-cell table:style-name="ce24" office:value-type="string" calcext:value-type="string">
            <text:p>Q001_A</text:p>
          </table:table-cell>
          <table:table-cell table:style-name="ce54" table:formula="of:=([.H5]*100)/[.B15]" office:value-type="float" office:value="0.109520620570344" calcext:value-type="float">
            <text:p>0,1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B</text:p>
          </table:table-cell>
          <table:table-cell table:style-name="ce54" table:formula="of:=([.I3]*100)/[.B43]" office:value-type="float" office:value="22.7193128219549" calcext:value-type="float">
            <text:p>22,72</text:p>
          </table:table-cell>
          <table:table-cell table:style-name="ce24" office:value-type="string" calcext:value-type="string">
            <text:p>Q001_B</text:p>
          </table:table-cell>
          <table:table-cell table:style-name="ce54" table:formula="of:=([.I5]*100)/[.B15]" office:value-type="float" office:value="1.15519839276745" calcext:value-type="float">
            <text:p>1,16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C</text:p>
          </table:table-cell>
          <table:table-cell table:style-name="ce54" table:formula="of:=([.J3]*100)/[.B43]" office:value-type="float" office:value="16.4195416256567" calcext:value-type="float">
            <text:p>16,42</text:p>
          </table:table-cell>
          <table:table-cell table:style-name="ce24" office:value-type="string" calcext:value-type="string">
            <text:p>Q001_C</text:p>
          </table:table-cell>
          <table:table-cell table:style-name="ce54" table:formula="of:=([.J5]*100)/[.B15]" office:value-type="float" office:value="2.66965232434846" calcext:value-type="float">
            <text:p>2,67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D</text:p>
          </table:table-cell>
          <table:table-cell table:style-name="ce54" table:formula="of:=([.K3]*100)/[.B43]" office:value-type="float" office:value="13.5019748699398" calcext:value-type="float">
            <text:p>13,50</text:p>
          </table:table-cell>
          <table:table-cell table:style-name="ce24" office:value-type="string" calcext:value-type="string">
            <text:p>Q001_D</text:p>
          </table:table-cell>
          <table:table-cell table:style-name="ce54" table:formula="of:=([.K5]*100)/[.B15]" office:value-type="float" office:value="4.51964395334561" calcext:value-type="float">
            <text:p>4,52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E</text:p>
          </table:table-cell>
          <table:table-cell table:style-name="ce54" table:formula="of:=([.L3]*100)/[.B43]" office:value-type="float" office:value="23.5322689913464" calcext:value-type="float">
            <text:p>23,53</text:p>
          </table:table-cell>
          <table:table-cell table:style-name="ce24" office:value-type="string" calcext:value-type="string">
            <text:p>Q001_E</text:p>
          </table:table-cell>
          <table:table-cell table:style-name="ce54" table:formula="of:=([.L5]*100)/[.B15]" office:value-type="float" office:value="22.4321948769463" calcext:value-type="float">
            <text:p>22,43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F</text:p>
          </table:table-cell>
          <table:table-cell table:style-name="ce54" table:formula="of:=([.M3]*100)/[.B43]" office:value-type="float" office:value="2.65616811320031" calcext:value-type="float">
            <text:p>2,66</text:p>
          </table:table-cell>
          <table:table-cell table:style-name="ce24" office:value-type="string" calcext:value-type="string">
            <text:p>Q001_F</text:p>
          </table:table-cell>
          <table:table-cell table:style-name="ce54" table:formula="of:=([.M5]*100)/[.B15]" office:value-type="float" office:value="30.3818572464981" calcext:value-type="float">
            <text:p>30,38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G</text:p>
          </table:table-cell>
          <table:table-cell table:style-name="ce54" table:formula="of:=([.N3]*100)/[.B43]" office:value-type="float" office:value="1.15552260555009" calcext:value-type="float">
            <text:p>1,16</text:p>
          </table:table-cell>
          <table:table-cell table:style-name="ce24" office:value-type="string" calcext:value-type="string">
            <text:p>Q001_G</text:p>
          </table:table-cell>
          <table:table-cell table:style-name="ce54" table:formula="of:=([.N5]*100)/[.B15]" office:value-type="float" office:value="35.9143925442268" calcext:value-type="float">
            <text:p>35,9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H</text:p>
          </table:table-cell>
          <table:table-cell table:style-name="ce54" table:formula="of:=([.O3]*100)/[.B43]" office:value-type="float" office:value="14.6958444646121" calcext:value-type="float">
            <text:p>14,70</text:p>
          </table:table-cell>
          <table:table-cell table:style-name="ce24" office:value-type="string" calcext:value-type="string">
            <text:p>Q001_H</text:p>
          </table:table-cell>
          <table:table-cell table:style-name="ce54" table:formula="of:=([.O5]*100)/[.B15]" office:value-type="float" office:value="2.81754004129695" calcext:value-type="float">
            <text:p>2,82</text:p>
          </table:table-cell>
          <table:table-cell table:number-columns-repeated="16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2" table:number-rows-spanned="1">
            <text:p>GRUPO A</text:p>
          </table:table-cell>
          <table:covered-table-cell/>
          <table:table-cell table:style-name="ce30" office:value-type="string" calcext:value-type="string" table:number-columns-spanned="2" table:number-rows-spanned="1">
            <text:p>GRUPO E</text:p>
          </table:table-cell>
          <table:covered-table-cell table:style-name="ce54"/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A</text:p>
          </table:table-cell>
          <table:table-cell table:style-name="ce54" table:formula="of:=([.P3]*100)/[.B43]" office:value-type="float" office:value="2.82681221479427" calcext:value-type="float">
            <text:p>2,83</text:p>
          </table:table-cell>
          <table:table-cell table:style-name="ce24" office:value-type="string" calcext:value-type="string">
            <text:p>Q002_A</text:p>
          </table:table-cell>
          <table:table-cell table:style-name="ce54" table:formula="of:=([.P5]*100)/[.B15]" office:value-type="float" office:value="0.060689770634522" calcext:value-type="float">
            <text:p>0,06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B</text:p>
          </table:table-cell>
          <table:table-cell table:style-name="ce54" table:formula="of:=([.Q3]*100)/[.B43]" office:value-type="float" office:value="15.2799969322409" calcext:value-type="float">
            <text:p>15,28</text:p>
          </table:table-cell>
          <table:table-cell table:style-name="ce24" office:value-type="string" calcext:value-type="string">
            <text:p>Q002_B</text:p>
          </table:table-cell>
          <table:table-cell table:style-name="ce54" table:formula="of:=([.Q5]*100)/[.B15]" office:value-type="float" office:value="0.54690551928121" calcext:value-type="float">
            <text:p>0,55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C</text:p>
          </table:table-cell>
          <table:table-cell table:style-name="ce54" table:formula="of:=([.R3]*100)/[.B43]" office:value-type="float" office:value="15.0614190942441" calcext:value-type="float">
            <text:p>15,06</text:p>
          </table:table-cell>
          <table:table-cell table:style-name="ce24" office:value-type="string" calcext:value-type="string">
            <text:p>Q002_C</text:p>
          </table:table-cell>
          <table:table-cell table:style-name="ce54" table:formula="of:=([.R5]*100)/[.B15]" office:value-type="float" office:value="1.30517886042748" calcext:value-type="float">
            <text:p>1,3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D</text:p>
          </table:table-cell>
          <table:table-cell table:style-name="ce54" table:formula="of:=([.S3]*100)/[.B43]" office:value-type="float" office:value="16.3064180077461" calcext:value-type="float">
            <text:p>16,31</text:p>
          </table:table-cell>
          <table:table-cell table:style-name="ce24" office:value-type="string" calcext:value-type="string">
            <text:p>Q002_D</text:p>
          </table:table-cell>
          <table:table-cell table:style-name="ce54" table:formula="of:=([.S5]*100)/[.B15]" office:value-type="float" office:value="2.6305876443998" calcext:value-type="float">
            <text:p>2,63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E</text:p>
          </table:table-cell>
          <table:table-cell table:style-name="ce54" table:formula="of:=([.T3]*100)/[.B43]" office:value-type="float" office:value="35.8180051896259" calcext:value-type="float">
            <text:p>35,82</text:p>
          </table:table-cell>
          <table:table-cell table:style-name="ce24" office:value-type="string" calcext:value-type="string">
            <text:p>Q002_E</text:p>
          </table:table-cell>
          <table:table-cell table:style-name="ce54" table:formula="of:=([.T5]*100)/[.B15]" office:value-type="float" office:value="18.7161671968302" calcext:value-type="float">
            <text:p>18,72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F</text:p>
          </table:table-cell>
          <table:table-cell table:style-name="ce54" table:formula="of:=([.U3]*100)/[.B43]" office:value-type="float" office:value="5.70283639896208" calcext:value-type="float">
            <text:p>5,70</text:p>
          </table:table-cell>
          <table:table-cell table:style-name="ce24" office:value-type="string" calcext:value-type="string">
            <text:p>Q002_F</text:p>
          </table:table-cell>
          <table:table-cell table:style-name="ce54" table:formula="of:=([.U5]*100)/[.B15]" office:value-type="float" office:value="31.7581896311178" calcext:value-type="float">
            <text:p>31,76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G</text:p>
          </table:table-cell>
          <table:table-cell table:style-name="ce54" table:formula="of:=([.V3]*100)/[.B43]" office:value-type="float" office:value="3.40201705162783" calcext:value-type="float">
            <text:p>3,40</text:p>
          </table:table-cell>
          <table:table-cell table:style-name="ce24" office:value-type="string" calcext:value-type="string">
            <text:p>Q002_G</text:p>
          </table:table-cell>
          <table:table-cell table:style-name="ce54" table:formula="of:=([.V5]*100)/[.B15]" office:value-type="float" office:value="43.8654500809197" calcext:value-type="float">
            <text:p>43,87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H</text:p>
          </table:table-cell>
          <table:table-cell table:style-name="ce54" table:formula="of:=([.W3]*100)/[.B43]" office:value-type="float" office:value="5.59993864481741" calcext:value-type="float">
            <text:p>5,60</text:p>
          </table:table-cell>
          <table:table-cell table:style-name="ce24" office:value-type="string" calcext:value-type="string">
            <text:p>Q002_H</text:p>
          </table:table-cell>
          <table:table-cell table:style-name="ce54" table:formula="of:=([.W5]*100)/[.B15]" office:value-type="float" office:value="1.11752887995982" calcext:value-type="float">
            <text:p>1,12</text:p>
          </table:table-cell>
          <table:table-cell table:number-columns-repeated="164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FO9" table:buttons="'Tabela dinâmica_Planilha1_1'.A2 'Tabela dinâmica_Planilha1_1'.B1" table:show-filter-button="false" table:drill-down-on-double-click="false">
          <table:source-cell-range table:cell-range-address="Planilha1.A1:Planilha1.C1015"/>
          <table:data-pilot-field table:source-field-name="Colunas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" table:display="true" table:show-details="true"/>
                <table:data-pilot-member table:name="Q005_2" table:display="true" table:show-details="true"/>
                <table:data-pilot-member table:name="Q005_3" table:display="true" table:show-details="true"/>
                <table:data-pilot-member table:name="Q005_4" table:display="true" table:show-details="true"/>
                <table:data-pilot-member table:name="Q005_5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ooo:display-name="0 – A" table:display="true" table:show-details="true"/>
                <table:data-pilot-member table:name="1" tableooo:display-name="1 – C" table:display="true" table:show-details="true"/>
                <table:data-pilot-member table:name="2" tableooo:display-name="2 – E" table:display="true" table:show-details="true"/>
                <table:data-pilot-member table:name="3" tableooo:display-name="3 – B" table:display="true" table:show-details="true"/>
                <table:data-pilot-member table:name="4" tableooo:display-name="4 – D" table:display="true" table:show-details="true"/>
                <table:data-pilot-member table:name="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8%" table:display="true" table:show-details="true"/>
                <table:data-pilot-member table:name="0,49%" table:display="true" table:show-details="true"/>
                <table:data-pilot-member table:name="0,50%" table:display="true" table:show-details="true"/>
                <table:data-pilot-member table:name="0,51%" table:display="true" table:show-details="true"/>
                <table:data-pilot-member table:name="0,52%" table:display="true" table:show-details="true"/>
                <table:data-pilot-member table:name="0,53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3%" table:display="true" table:show-details="true"/>
                <table:data-pilot-member table:name="0,64%" table:display="true" table:show-details="true"/>
                <table:data-pilot-member table:name="0,65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3%" table:display="true" table:show-details="true"/>
                <table:data-pilot-member table:name="0,74%" table:display="true" table:show-details="true"/>
                <table:data-pilot-member table:name="0,75%" table:display="true" table:show-details="true"/>
                <table:data-pilot-member table:name="0,76%" table:display="true" table:show-details="true"/>
                <table:data-pilot-member table:name="0,77%" table:display="true" table:show-details="true"/>
                <table:data-pilot-member table:name="0,78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2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8%" table:display="true" table:show-details="true"/>
                <table:data-pilot-member table:name="1,04%" table:display="true" table:show-details="true"/>
                <table:data-pilot-member table:name="1,05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1%" table:display="true" table:show-details="true"/>
                <table:data-pilot-member table:name="1,12%" table:display="true" table:show-details="true"/>
                <table:data-pilot-member table:name="1,15%" table:display="true" table:show-details="true"/>
                <table:data-pilot-member table:name="1,16%" table:display="true" table:show-details="true"/>
                <table:data-pilot-member table:name="1,18%" table:display="true" table:show-details="true"/>
                <table:data-pilot-member table:name="1,21%" table:display="true" table:show-details="true"/>
                <table:data-pilot-member table:name="1,22%" table:display="true" table:show-details="true"/>
                <table:data-pilot-member table:name="1,23%" table:display="true" table:show-details="true"/>
                <table:data-pilot-member table:name="1,24%" table:display="true" table:show-details="true"/>
                <table:data-pilot-member table:name="1,26%" table:display="true" table:show-details="true"/>
                <table:data-pilot-member table:name="1,27%" table:display="true" table:show-details="true"/>
                <table:data-pilot-member table:name="1,29%" table:display="true" table:show-details="true"/>
                <table:data-pilot-member table:name="1,30%" table:display="true" table:show-details="true"/>
                <table:data-pilot-member table:name="1,31%" table:display="true" table:show-details="true"/>
                <table:data-pilot-member table:name="1,34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7%" table:display="true" table:show-details="true"/>
                <table:data-pilot-member table:name="1,39%" table:display="true" table:show-details="true"/>
                <table:data-pilot-member table:name="1,40%" table:display="true" table:show-details="true"/>
                <table:data-pilot-member table:name="1,42%" table:display="true" table:show-details="true"/>
                <table:data-pilot-member table:name="1,45%" table:display="true" table:show-details="true"/>
                <table:data-pilot-member table:name="1,46%" table:display="true" table:show-details="true"/>
                <table:data-pilot-member table:name="1,48%" table:display="true" table:show-details="true"/>
                <table:data-pilot-member table:name="1,51%" table:display="true" table:show-details="true"/>
                <table:data-pilot-member table:name="1,52%" table:display="true" table:show-details="true"/>
                <table:data-pilot-member table:name="1,53%" table:display="true" table:show-details="true"/>
                <table:data-pilot-member table:name="1,55%" table:display="true" table:show-details="true"/>
                <table:data-pilot-member table:name="1,56%" table:display="true" table:show-details="true"/>
                <table:data-pilot-member table:name="1,57%" table:display="true" table:show-details="true"/>
                <table:data-pilot-member table:name="1,61%" table:display="true" table:show-details="true"/>
                <table:data-pilot-member table:name="1,62%" table:display="true" table:show-details="true"/>
                <table:data-pilot-member table:name="1,65%" table:display="true" table:show-details="true"/>
                <table:data-pilot-member table:name="1,67%" table:display="true" table:show-details="true"/>
                <table:data-pilot-member table:name="1,68%" table:display="true" table:show-details="true"/>
                <table:data-pilot-member table:name="1,69%" table:display="true" table:show-details="true"/>
                <table:data-pilot-member table:name="1,70%" table:display="true" table:show-details="true"/>
                <table:data-pilot-member table:name="1,72%" table:display="true" table:show-details="true"/>
                <table:data-pilot-member table:name="1,74%" table:display="true" table:show-details="true"/>
                <table:data-pilot-member table:name="1,75%" table:display="true" table:show-details="true"/>
                <table:data-pilot-member table:name="1,77%" table:display="true" table:show-details="true"/>
                <table:data-pilot-member table:name="1,78%" table:display="true" table:show-details="true"/>
                <table:data-pilot-member table:name="1,81%" table:display="true" table:show-details="true"/>
                <table:data-pilot-member table:name="1,82%" table:display="true" table:show-details="true"/>
                <table:data-pilot-member table:name="1,84%" table:display="true" table:show-details="true"/>
                <table:data-pilot-member table:name="1,85%" table:display="true" table:show-details="true"/>
                <table:data-pilot-member table:name="1,86%" table:display="true" table:show-details="true"/>
                <table:data-pilot-member table:name="1,87%" table:display="true" table:show-details="true"/>
                <table:data-pilot-member table:name="1,88%" table:display="true" table:show-details="true"/>
                <table:data-pilot-member table:name="1,89%" table:display="true" table:show-details="true"/>
                <table:data-pilot-member table:name="1,90%" table:display="true" table:show-details="true"/>
                <table:data-pilot-member table:name="1,91%" table:display="true" table:show-details="true"/>
                <table:data-pilot-member table:name="1,92%" table:display="true" table:show-details="true"/>
                <table:data-pilot-member table:name="1,94%" table:display="true" table:show-details="true"/>
                <table:data-pilot-member table:name="1,96%" table:display="true" table:show-details="true"/>
                <table:data-pilot-member table:name="2,00%" table:display="true" table:show-details="true"/>
                <table:data-pilot-member table:name="2,01%" table:display="true" table:show-details="true"/>
                <table:data-pilot-member table:name="2,04%" table:display="true" table:show-details="true"/>
                <table:data-pilot-member table:name="2,05%" table:display="true" table:show-details="true"/>
                <table:data-pilot-member table:name="2,07%" table:display="true" table:show-details="true"/>
                <table:data-pilot-member table:name="2,08%" table:display="true" table:show-details="true"/>
                <table:data-pilot-member table:name="2,09%" table:display="true" table:show-details="true"/>
                <table:data-pilot-member table:name="2,11%" table:display="true" table:show-details="true"/>
                <table:data-pilot-member table:name="2,13%" table:display="true" table:show-details="true"/>
                <table:data-pilot-member table:name="2,15%" table:display="true" table:show-details="true"/>
                <table:data-pilot-member table:name="2,18%" table:display="true" table:show-details="true"/>
                <table:data-pilot-member table:name="2,19%" table:display="true" table:show-details="true"/>
                <table:data-pilot-member table:name="2,20%" table:display="true" table:show-details="true"/>
                <table:data-pilot-member table:name="2,21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8%" table:display="true" table:show-details="true"/>
                <table:data-pilot-member table:name="2,29%" table:display="true" table:show-details="true"/>
                <table:data-pilot-member table:name="2,30%" table:display="true" table:show-details="true"/>
                <table:data-pilot-member table:name="2,31%" table:display="true" table:show-details="true"/>
                <table:data-pilot-member table:name="2,32%" table:display="true" table:show-details="true"/>
                <table:data-pilot-member table:name="2,34%" table:display="true" table:show-details="true"/>
                <table:data-pilot-member table:name="2,35%" table:display="true" table:show-details="true"/>
                <table:data-pilot-member table:name="2,36%" table:display="true" table:show-details="true"/>
                <table:data-pilot-member table:name="2,37%" table:display="true" table:show-details="true"/>
                <table:data-pilot-member table:name="2,39%" table:display="true" table:show-details="true"/>
                <table:data-pilot-member table:name="2,40%" table:display="true" table:show-details="true"/>
                <table:data-pilot-member table:name="2,41%" table:display="true" table:show-details="true"/>
                <table:data-pilot-member table:name="2,42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45%" table:display="true" table:show-details="true"/>
                <table:data-pilot-member table:name="2,48%" table:display="true" table:show-details="true"/>
                <table:data-pilot-member table:name="2,50%" table:display="true" table:show-details="true"/>
                <table:data-pilot-member table:name="2,52%" table:display="true" table:show-details="true"/>
                <table:data-pilot-member table:name="2,54%" table:display="true" table:show-details="true"/>
                <table:data-pilot-member table:name="2,55%" table:display="true" table:show-details="true"/>
                <table:data-pilot-member table:name="2,57%" table:display="true" table:show-details="true"/>
                <table:data-pilot-member table:name="2,59%" table:display="true" table:show-details="true"/>
                <table:data-pilot-member table:name="2,60%" table:display="true" table:show-details="true"/>
                <table:data-pilot-member table:name="2,63%" table:display="true" table:show-details="true"/>
                <table:data-pilot-member table:name="2,66%" table:display="true" table:show-details="true"/>
                <table:data-pilot-member table:name="2,68%" table:display="true" table:show-details="true"/>
                <table:data-pilot-member table:name="2,70%" table:display="true" table:show-details="true"/>
                <table:data-pilot-member table:name="2,74%" table:display="true" table:show-details="true"/>
                <table:data-pilot-member table:name="2,76%" table:display="true" table:show-details="true"/>
                <table:data-pilot-member table:name="2,79%" table:display="true" table:show-details="true"/>
                <table:data-pilot-member table:name="2,81%" table:display="true" table:show-details="true"/>
                <table:data-pilot-member table:name="2,82%" table:display="true" table:show-details="true"/>
                <table:data-pilot-member table:name="2,84%" table:display="true" table:show-details="true"/>
                <table:data-pilot-member table:name="2,85%" table:display="true" table:show-details="true"/>
                <table:data-pilot-member table:name="2,86%" table:display="true" table:show-details="true"/>
                <table:data-pilot-member table:name="2,88%" table:display="true" table:show-details="true"/>
                <table:data-pilot-member table:name="2,91%" table:display="true" table:show-details="true"/>
                <table:data-pilot-member table:name="2,92%" table:display="true" table:show-details="true"/>
                <table:data-pilot-member table:name="2,94%" table:display="true" table:show-details="true"/>
                <table:data-pilot-member table:name="2,96%" table:display="true" table:show-details="true"/>
                <table:data-pilot-member table:name="2,99%" table:display="true" table:show-details="true"/>
                <table:data-pilot-member table:name="3,01%" table:display="true" table:show-details="true"/>
                <table:data-pilot-member table:name="3,02%" table:display="true" table:show-details="true"/>
                <table:data-pilot-member table:name="3,03%" table:display="true" table:show-details="true"/>
                <table:data-pilot-member table:name="3,12%" table:display="true" table:show-details="true"/>
                <table:data-pilot-member table:name="3,13%" table:display="true" table:show-details="true"/>
                <table:data-pilot-member table:name="3,17%" table:display="true" table:show-details="true"/>
                <table:data-pilot-member table:name="3,18%" table:display="true" table:show-details="true"/>
                <table:data-pilot-member table:name="3,22%" table:display="true" table:show-details="true"/>
                <table:data-pilot-member table:name="3,23%" table:display="true" table:show-details="true"/>
                <table:data-pilot-member table:name="3,24%" table:display="true" table:show-details="true"/>
                <table:data-pilot-member table:name="3,27%" table:display="true" table:show-details="true"/>
                <table:data-pilot-member table:name="3,31%" table:display="true" table:show-details="true"/>
                <table:data-pilot-member table:name="3,34%" table:display="true" table:show-details="true"/>
                <table:data-pilot-member table:name="3,35%" table:display="true" table:show-details="true"/>
                <table:data-pilot-member table:name="3,36%" table:display="true" table:show-details="true"/>
                <table:data-pilot-member table:name="3,37%" table:display="true" table:show-details="true"/>
                <table:data-pilot-member table:name="3,43%" table:display="true" table:show-details="true"/>
                <table:data-pilot-member table:name="3,44%" table:display="true" table:show-details="true"/>
                <table:data-pilot-member table:name="3,46%" table:display="true" table:show-details="true"/>
                <table:data-pilot-member table:name="3,47%" table:display="true" table:show-details="true"/>
                <table:data-pilot-member table:name="3,48%" table:display="true" table:show-details="true"/>
                <table:data-pilot-member table:name="3,50%" table:display="true" table:show-details="true"/>
                <table:data-pilot-member table:name="3,51%" table:display="true" table:show-details="true"/>
                <table:data-pilot-member table:name="3,54%" table:display="true" table:show-details="true"/>
                <table:data-pilot-member table:name="3,55%" table:display="true" table:show-details="true"/>
                <table:data-pilot-member table:name="3,56%" table:display="true" table:show-details="true"/>
                <table:data-pilot-member table:name="3,59%" table:display="true" table:show-details="true"/>
                <table:data-pilot-member table:name="3,60%" table:display="true" table:show-details="true"/>
                <table:data-pilot-member table:name="3,62%" table:display="true" table:show-details="true"/>
                <table:data-pilot-member table:name="3,67%" table:display="true" table:show-details="true"/>
                <table:data-pilot-member table:name="3,68%" table:display="true" table:show-details="true"/>
                <table:data-pilot-member table:name="3,71%" table:display="true" table:show-details="true"/>
                <table:data-pilot-member table:name="3,72%" table:display="true" table:show-details="true"/>
                <table:data-pilot-member table:name="3,74%" table:display="true" table:show-details="true"/>
                <table:data-pilot-member table:name="3,75%" table:display="true" table:show-details="true"/>
                <table:data-pilot-member table:name="3,76%" table:display="true" table:show-details="true"/>
                <table:data-pilot-member table:name="3,77%" table:display="true" table:show-details="true"/>
                <table:data-pilot-member table:name="3,79%" table:display="true" table:show-details="true"/>
                <table:data-pilot-member table:name="3,84%" table:display="true" table:show-details="true"/>
                <table:data-pilot-member table:name="3,88%" table:display="true" table:show-details="true"/>
                <table:data-pilot-member table:name="3,90%" table:display="true" table:show-details="true"/>
                <table:data-pilot-member table:name="3,95%" table:display="true" table:show-details="true"/>
                <table:data-pilot-member table:name="3,96%" table:display="true" table:show-details="true"/>
                <table:data-pilot-member table:name="4,01%" table:display="true" table:show-details="true"/>
                <table:data-pilot-member table:name="4,02%" table:display="true" table:show-details="true"/>
                <table:data-pilot-member table:name="4,04%" table:display="true" table:show-details="true"/>
                <table:data-pilot-member table:name="4,05%" table:display="true" table:show-details="true"/>
                <table:data-pilot-member table:name="4,07%" table:display="true" table:show-details="true"/>
                <table:data-pilot-member table:name="4,09%" table:display="true" table:show-details="true"/>
                <table:data-pilot-member table:name="4,12%" table:display="true" table:show-details="true"/>
                <table:data-pilot-member table:name="4,15%" table:display="true" table:show-details="true"/>
                <table:data-pilot-member table:name="4,16%" table:display="true" table:show-details="true"/>
                <table:data-pilot-member table:name="4,19%" table:display="true" table:show-details="true"/>
                <table:data-pilot-member table:name="4,25%" table:display="true" table:show-details="true"/>
                <table:data-pilot-member table:name="4,32%" table:display="true" table:show-details="true"/>
                <table:data-pilot-member table:name="4,34%" table:display="true" table:show-details="true"/>
                <table:data-pilot-member table:name="4,36%" table:display="true" table:show-details="true"/>
                <table:data-pilot-member table:name="4,37%" table:display="true" table:show-details="true"/>
                <table:data-pilot-member table:name="4,41%" table:display="true" table:show-details="true"/>
                <table:data-pilot-member table:name="4,42%" table:display="true" table:show-details="true"/>
                <table:data-pilot-member table:name="4,44%" table:display="true" table:show-details="true"/>
                <table:data-pilot-member table:name="4,46%" table:display="true" table:show-details="true"/>
                <table:data-pilot-member table:name="4,47%" table:display="true" table:show-details="true"/>
                <table:data-pilot-member table:name="4,48%" table:display="true" table:show-details="true"/>
                <table:data-pilot-member table:name="4,49%" table:display="true" table:show-details="true"/>
                <table:data-pilot-member table:name="4,54%" table:display="true" table:show-details="true"/>
                <table:data-pilot-member table:name="4,55%" table:display="true" table:show-details="true"/>
                <table:data-pilot-member table:name="4,57%" table:display="true" table:show-details="true"/>
                <table:data-pilot-member table:name="4,63%" table:display="true" table:show-details="true"/>
                <table:data-pilot-member table:name="4,66%" table:display="true" table:show-details="true"/>
                <table:data-pilot-member table:name="4,68%" table:display="true" table:show-details="true"/>
                <table:data-pilot-member table:name="4,69%" table:display="true" table:show-details="true"/>
                <table:data-pilot-member table:name="4,72%" table:display="true" table:show-details="true"/>
                <table:data-pilot-member table:name="4,78%" table:display="true" table:show-details="true"/>
                <table:data-pilot-member table:name="4,83%" table:display="true" table:show-details="true"/>
                <table:data-pilot-member table:name="4,90%" table:display="true" table:show-details="true"/>
                <table:data-pilot-member table:name="4,91%" table:display="true" table:show-details="true"/>
                <table:data-pilot-member table:name="4,95%" table:display="true" table:show-details="true"/>
                <table:data-pilot-member table:name="4,97%" table:display="true" table:show-details="true"/>
                <table:data-pilot-member table:name="5,03%" table:display="true" table:show-details="true"/>
                <table:data-pilot-member table:name="5,05%" table:display="true" table:show-details="true"/>
                <table:data-pilot-member table:name="5,09%" table:display="true" table:show-details="true"/>
                <table:data-pilot-member table:name="5,15%" table:display="true" table:show-details="true"/>
                <table:data-pilot-member table:name="5,23%" table:display="true" table:show-details="true"/>
                <table:data-pilot-member table:name="5,26%" table:display="true" table:show-details="true"/>
                <table:data-pilot-member table:name="5,28%" table:display="true" table:show-details="true"/>
                <table:data-pilot-member table:name="5,32%" table:display="true" table:show-details="true"/>
                <table:data-pilot-member table:name="5,38%" table:display="true" table:show-details="true"/>
                <table:data-pilot-member table:name="5,39%" table:display="true" table:show-details="true"/>
                <table:data-pilot-member table:name="5,40%" table:display="true" table:show-details="true"/>
                <table:data-pilot-member table:name="5,42%" table:display="true" table:show-details="true"/>
                <table:data-pilot-member table:name="5,48%" table:display="true" table:show-details="true"/>
                <table:data-pilot-member table:name="5,50%" table:display="true" table:show-details="true"/>
                <table:data-pilot-member table:name="5,52%" table:display="true" table:show-details="true"/>
                <table:data-pilot-member table:name="5,54%" table:display="true" table:show-details="true"/>
                <table:data-pilot-member table:name="5,60%" table:display="true" table:show-details="true"/>
                <table:data-pilot-member table:name="5,61%" table:display="true" table:show-details="true"/>
                <table:data-pilot-member table:name="5,69%" table:display="true" table:show-details="true"/>
                <table:data-pilot-member table:name="5,71%" table:display="true" table:show-details="true"/>
                <table:data-pilot-member table:name="5,73%" table:display="true" table:show-details="true"/>
                <table:data-pilot-member table:name="5,80%" table:display="true" table:show-details="true"/>
                <table:data-pilot-member table:name="5,86%" table:display="true" table:show-details="true"/>
                <table:data-pilot-member table:name="5,92%" table:display="true" table:show-details="true"/>
                <table:data-pilot-member table:name="5,94%" table:display="true" table:show-details="true"/>
                <table:data-pilot-member table:name="5,95%" table:display="true" table:show-details="true"/>
                <table:data-pilot-member table:name="6,04%" table:display="true" table:show-details="true"/>
                <table:data-pilot-member table:name="6,06%" table:display="true" table:show-details="true"/>
                <table:data-pilot-member table:name="6,08%" table:display="true" table:show-details="true"/>
                <table:data-pilot-member table:name="6,09%" table:display="true" table:show-details="true"/>
                <table:data-pilot-member table:name="6,11%" table:display="true" table:show-details="true"/>
                <table:data-pilot-member table:name="6,14%" table:display="true" table:show-details="true"/>
                <table:data-pilot-member table:name="6,16%" table:display="true" table:show-details="true"/>
                <table:data-pilot-member table:name="6,22%" table:display="true" table:show-details="true"/>
                <table:data-pilot-member table:name="6,23%" table:display="true" table:show-details="true"/>
                <table:data-pilot-member table:name="6,29%" table:display="true" table:show-details="true"/>
                <table:data-pilot-member table:name="6,30%" table:display="true" table:show-details="true"/>
                <table:data-pilot-member table:name="6,36%" table:display="true" table:show-details="true"/>
                <table:data-pilot-member table:name="6,38%" table:display="true" table:show-details="true"/>
                <table:data-pilot-member table:name="6,46%" table:display="true" table:show-details="true"/>
                <table:data-pilot-member table:name="6,49%" table:display="true" table:show-details="true"/>
                <table:data-pilot-member table:name="6,50%" table:display="true" table:show-details="true"/>
                <table:data-pilot-member table:name="6,53%" table:display="true" table:show-details="true"/>
                <table:data-pilot-member table:name="6,60%" table:display="true" table:show-details="true"/>
                <table:data-pilot-member table:name="6,62%" table:display="true" table:show-details="true"/>
                <table:data-pilot-member table:name="6,66%" table:display="true" table:show-details="true"/>
                <table:data-pilot-member table:name="6,91%" table:display="true" table:show-details="true"/>
                <table:data-pilot-member table:name="6,98%" table:display="true" table:show-details="true"/>
                <table:data-pilot-member table:name="7,01%" table:display="true" table:show-details="true"/>
                <table:data-pilot-member table:name="7,08%" table:display="true" table:show-details="true"/>
                <table:data-pilot-member table:name="7,12%" table:display="true" table:show-details="true"/>
                <table:data-pilot-member table:name="7,14%" table:display="true" table:show-details="true"/>
                <table:data-pilot-member table:name="7,24%" table:display="true" table:show-details="true"/>
                <table:data-pilot-member table:name="7,25%" table:display="true" table:show-details="true"/>
                <table:data-pilot-member table:name="7,30%" table:display="true" table:show-details="true"/>
                <table:data-pilot-member table:name="7,32%" table:display="true" table:show-details="true"/>
                <table:data-pilot-member table:name="7,34%" table:display="true" table:show-details="true"/>
                <table:data-pilot-member table:name="7,36%" table:display="true" table:show-details="true"/>
                <table:data-pilot-member table:name="7,37%" table:display="true" table:show-details="true"/>
                <table:data-pilot-member table:name="7,42%" table:display="true" table:show-details="true"/>
                <table:data-pilot-member table:name="7,48%" table:display="true" table:show-details="true"/>
                <table:data-pilot-member table:name="7,63%" table:display="true" table:show-details="true"/>
                <table:data-pilot-member table:name="7,64%" table:display="true" table:show-details="true"/>
                <table:data-pilot-member table:name="7,66%" table:display="true" table:show-details="true"/>
                <table:data-pilot-member table:name="7,76%" table:display="true" table:show-details="true"/>
                <table:data-pilot-member table:name="7,78%" table:display="true" table:show-details="true"/>
                <table:data-pilot-member table:name="7,79%" table:display="true" table:show-details="true"/>
                <table:data-pilot-member table:name="7,85%" table:display="true" table:show-details="true"/>
                <table:data-pilot-member table:name="7,89%" table:display="true" table:show-details="true"/>
                <table:data-pilot-member table:name="7,95%" table:display="true" table:show-details="true"/>
                <table:data-pilot-member table:name="8,03%" table:display="true" table:show-details="true"/>
                <table:data-pilot-member table:name="8,04%" table:display="true" table:show-details="true"/>
                <table:data-pilot-member table:name="8,15%" table:display="true" table:show-details="true"/>
                <table:data-pilot-member table:name="8,23%" table:display="true" table:show-details="true"/>
                <table:data-pilot-member table:name="8,30%" table:display="true" table:show-details="true"/>
                <table:data-pilot-member table:name="8,33%" table:display="true" table:show-details="true"/>
                <table:data-pilot-member table:name="8,35%" table:display="true" table:show-details="true"/>
                <table:data-pilot-member table:name="8,36%" table:display="true" table:show-details="true"/>
                <table:data-pilot-member table:name="8,37%" table:display="true" table:show-details="true"/>
                <table:data-pilot-member table:name="8,40%" table:display="true" table:show-details="true"/>
                <table:data-pilot-member table:name="8,42%" table:display="true" table:show-details="true"/>
                <table:data-pilot-member table:name="8,52%" table:display="true" table:show-details="true"/>
                <table:data-pilot-member table:name="8,55%" table:display="true" table:show-details="true"/>
                <table:data-pilot-member table:name="8,58%" table:display="true" table:show-details="true"/>
                <table:data-pilot-member table:name="8,62%" table:display="true" table:show-details="true"/>
                <table:data-pilot-member table:name="8,63%" table:display="true" table:show-details="true"/>
                <table:data-pilot-member table:name="8,64%" table:display="true" table:show-details="true"/>
                <table:data-pilot-member table:name="8,65%" table:display="true" table:show-details="true"/>
                <table:data-pilot-member table:name="8,66%" table:display="true" table:show-details="true"/>
                <table:data-pilot-member table:name="8,71%" table:display="true" table:show-details="true"/>
                <table:data-pilot-member table:name="8,79%" table:display="true" table:show-details="true"/>
                <table:data-pilot-member table:name="8,82%" table:display="true" table:show-details="true"/>
                <table:data-pilot-member table:name="8,84%" table:display="true" table:show-details="true"/>
                <table:data-pilot-member table:name="8,88%" table:display="true" table:show-details="true"/>
                <table:data-pilot-member table:name="8,92%" table:display="true" table:show-details="true"/>
                <table:data-pilot-member table:name="8,96%" table:display="true" table:show-details="true"/>
                <table:data-pilot-member table:name="9,01%" table:display="true" table:show-details="true"/>
                <table:data-pilot-member table:name="9,11%" table:display="true" table:show-details="true"/>
                <table:data-pilot-member table:name="9,12%" table:display="true" table:show-details="true"/>
                <table:data-pilot-member table:name="9,17%" table:display="true" table:show-details="true"/>
                <table:data-pilot-member table:name="9,20%" table:display="true" table:show-details="true"/>
                <table:data-pilot-member table:name="9,22%" table:display="true" table:show-details="true"/>
                <table:data-pilot-member table:name="9,43%" table:display="true" table:show-details="true"/>
                <table:data-pilot-member table:name="9,49%" table:display="true" table:show-details="true"/>
                <table:data-pilot-member table:name="9,68%" table:display="true" table:show-details="true"/>
                <table:data-pilot-member table:name="9,71%" table:display="true" table:show-details="true"/>
                <table:data-pilot-member table:name="9,78%" table:display="true" table:show-details="true"/>
                <table:data-pilot-member table:name="9,84%" table:display="true" table:show-details="true"/>
                <table:data-pilot-member table:name="9,90%" table:display="true" table:show-details="true"/>
                <table:data-pilot-member table:name="10,00%" table:display="true" table:show-details="true"/>
                <table:data-pilot-member table:name="10,12%" table:display="true" table:show-details="true"/>
                <table:data-pilot-member table:name="10,14%" table:display="true" table:show-details="true"/>
                <table:data-pilot-member table:name="10,18%" table:display="true" table:show-details="true"/>
                <table:data-pilot-member table:name="10,33%" table:display="true" table:show-details="true"/>
                <table:data-pilot-member table:name="10,39%" table:display="true" table:show-details="true"/>
                <table:data-pilot-member table:name="10,46%" table:display="true" table:show-details="true"/>
                <table:data-pilot-member table:name="10,47%" table:display="true" table:show-details="true"/>
                <table:data-pilot-member table:name="10,56%" table:display="true" table:show-details="true"/>
                <table:data-pilot-member table:name="10,57%" table:display="true" table:show-details="true"/>
                <table:data-pilot-member table:name="10,62%" table:display="true" table:show-details="true"/>
                <table:data-pilot-member table:name="10,68%" table:display="true" table:show-details="true"/>
                <table:data-pilot-member table:name="10,81%" table:display="true" table:show-details="true"/>
                <table:data-pilot-member table:name="10,87%" table:display="true" table:show-details="true"/>
                <table:data-pilot-member table:name="10,88%" table:display="true" table:show-details="true"/>
                <table:data-pilot-member table:name="10,90%" table:display="true" table:show-details="true"/>
                <table:data-pilot-member table:name="10,91%" table:display="true" table:show-details="true"/>
                <table:data-pilot-member table:name="11,00%" table:display="true" table:show-details="true"/>
                <table:data-pilot-member table:name="11,07%" table:display="true" table:show-details="true"/>
                <table:data-pilot-member table:name="11,12%" table:display="true" table:show-details="true"/>
                <table:data-pilot-member table:name="11,16%" table:display="true" table:show-details="true"/>
                <table:data-pilot-member table:name="11,19%" table:display="true" table:show-details="true"/>
                <table:data-pilot-member table:name="11,23%" table:display="true" table:show-details="true"/>
                <table:data-pilot-member table:name="11,25%" table:display="true" table:show-details="true"/>
                <table:data-pilot-member table:name="11,41%" table:display="true" table:show-details="true"/>
                <table:data-pilot-member table:name="11,46%" table:display="true" table:show-details="true"/>
                <table:data-pilot-member table:name="11,48%" table:display="true" table:show-details="true"/>
                <table:data-pilot-member table:name="11,70%" table:display="true" table:show-details="true"/>
                <table:data-pilot-member table:name="11,79%" table:display="true" table:show-details="true"/>
                <table:data-pilot-member table:name="11,80%" table:display="true" table:show-details="true"/>
                <table:data-pilot-member table:name="11,99%" table:display="true" table:show-details="true"/>
                <table:data-pilot-member table:name="12,10%" table:display="true" table:show-details="true"/>
                <table:data-pilot-member table:name="12,11%" table:display="true" table:show-details="true"/>
                <table:data-pilot-member table:name="12,12%" table:display="true" table:show-details="true"/>
                <table:data-pilot-member table:name="12,14%" table:display="true" table:show-details="true"/>
                <table:data-pilot-member table:name="12,24%" table:display="true" table:show-details="true"/>
                <table:data-pilot-member table:name="12,40%" table:display="true" table:show-details="true"/>
                <table:data-pilot-member table:name="12,45%" table:display="true" table:show-details="true"/>
                <table:data-pilot-member table:name="12,68%" table:display="true" table:show-details="true"/>
                <table:data-pilot-member table:name="12,71%" table:display="true" table:show-details="true"/>
                <table:data-pilot-member table:name="12,81%" table:display="true" table:show-details="true"/>
                <table:data-pilot-member table:name="12,84%" table:display="true" table:show-details="true"/>
                <table:data-pilot-member table:name="12,99%" table:display="true" table:show-details="true"/>
                <table:data-pilot-member table:name="13,01%" table:display="true" table:show-details="true"/>
                <table:data-pilot-member table:name="13,06%" table:display="true" table:show-details="true"/>
                <table:data-pilot-member table:name="13,19%" table:display="true" table:show-details="true"/>
                <table:data-pilot-member table:name="13,26%" table:display="true" table:show-details="true"/>
                <table:data-pilot-member table:name="13,37%" table:display="true" table:show-details="true"/>
                <table:data-pilot-member table:name="13,45%" table:display="true" table:show-details="true"/>
                <table:data-pilot-member table:name="13,54%" table:display="true" table:show-details="true"/>
                <table:data-pilot-member table:name="13,66%" table:display="true" table:show-details="true"/>
                <table:data-pilot-member table:name="13,70%" table:display="true" table:show-details="true"/>
                <table:data-pilot-member table:name="13,76%" table:display="true" table:show-details="true"/>
                <table:data-pilot-member table:name="13,87%" table:display="true" table:show-details="true"/>
                <table:data-pilot-member table:name="14,00%" table:display="true" table:show-details="true"/>
                <table:data-pilot-member table:name="14,04%" table:display="true" table:show-details="true"/>
                <table:data-pilot-member table:name="14,05%" table:display="true" table:show-details="true"/>
                <table:data-pilot-member table:name="14,08%" table:display="true" table:show-details="true"/>
                <table:data-pilot-member table:name="14,13%" table:display="true" table:show-details="true"/>
                <table:data-pilot-member table:name="14,31%" table:display="true" table:show-details="true"/>
                <table:data-pilot-member table:name="14,32%" table:display="true" table:show-details="true"/>
                <table:data-pilot-member table:name="14,41%" table:display="true" table:show-details="true"/>
                <table:data-pilot-member table:name="14,56%" table:display="true" table:show-details="true"/>
                <table:data-pilot-member table:name="14,68%" table:display="true" table:show-details="true"/>
                <table:data-pilot-member table:name="14,86%" table:display="true" table:show-details="true"/>
                <table:data-pilot-member table:name="14,89%" table:display="true" table:show-details="true"/>
                <table:data-pilot-member table:name="14,94%" table:display="true" table:show-details="true"/>
                <table:data-pilot-member table:name="14,95%" table:display="true" table:show-details="true"/>
                <table:data-pilot-member table:name="15,02%" table:display="true" table:show-details="true"/>
                <table:data-pilot-member table:name="15,05%" table:display="true" table:show-details="true"/>
                <table:data-pilot-member table:name="15,08%" table:display="true" table:show-details="true"/>
                <table:data-pilot-member table:name="15,16%" table:display="true" table:show-details="true"/>
                <table:data-pilot-member table:name="15,18%" table:display="true" table:show-details="true"/>
                <table:data-pilot-member table:name="15,19%" table:display="true" table:show-details="true"/>
                <table:data-pilot-member table:name="15,42%" table:display="true" table:show-details="true"/>
                <table:data-pilot-member table:name="15,54%" table:display="true" table:show-details="true"/>
                <table:data-pilot-member table:name="15,56%" table:display="true" table:show-details="true"/>
                <table:data-pilot-member table:name="15,65%" table:display="true" table:show-details="true"/>
                <table:data-pilot-member table:name="15,73%" table:display="true" table:show-details="true"/>
                <table:data-pilot-member table:name="15,77%" table:display="true" table:show-details="true"/>
                <table:data-pilot-member table:name="15,78%" table:display="true" table:show-details="true"/>
                <table:data-pilot-member table:name="15,82%" table:display="true" table:show-details="true"/>
                <table:data-pilot-member table:name="15,99%" table:display="true" table:show-details="true"/>
                <table:data-pilot-member table:name="16,16%" table:display="true" table:show-details="true"/>
                <table:data-pilot-member table:name="16,49%" table:display="true" table:show-details="true"/>
                <table:data-pilot-member table:name="16,53%" table:display="true" table:show-details="true"/>
                <table:data-pilot-member table:name="16,84%" table:display="true" table:show-details="true"/>
                <table:data-pilot-member table:name="17,18%" table:display="true" table:show-details="true"/>
                <table:data-pilot-member table:name="17,77%" table:display="true" table:show-details="true"/>
                <table:data-pilot-member table:name="17,79%" table:display="true" table:show-details="true"/>
                <table:data-pilot-member table:name="18,18%" table:display="true" table:show-details="true"/>
                <table:data-pilot-member table:name="18,27%" table:display="true" table:show-details="true"/>
                <table:data-pilot-member table:name="18,32%" table:display="true" table:show-details="true"/>
                <table:data-pilot-member table:name="18,46%" table:display="true" table:show-details="true"/>
                <table:data-pilot-member table:name="18,59%" table:display="true" table:show-details="true"/>
                <table:data-pilot-member table:name="18,64%" table:display="true" table:show-details="true"/>
                <table:data-pilot-member table:name="18,66%" table:display="true" table:show-details="true"/>
                <table:data-pilot-member table:name="18,67%" table:display="true" table:show-details="true"/>
                <table:data-pilot-member table:name="18,78%" table:display="true" table:show-details="true"/>
                <table:data-pilot-member table:name="18,94%" table:display="true" table:show-details="true"/>
                <table:data-pilot-member table:name="19,01%" table:display="true" table:show-details="true"/>
                <table:data-pilot-member table:name="19,12%" table:display="true" table:show-details="true"/>
                <table:data-pilot-member table:name="19,27%" table:display="true" table:show-details="true"/>
                <table:data-pilot-member table:name="19,30%" table:display="true" table:show-details="true"/>
                <table:data-pilot-member table:name="19,48%" table:display="true" table:show-details="true"/>
                <table:data-pilot-member table:name="20,50%" table:display="true" table:show-details="true"/>
                <table:data-pilot-member table:name="20,69%" table:display="true" table:show-details="true"/>
                <table:data-pilot-member table:name="20,84%" table:display="true" table:show-details="true"/>
                <table:data-pilot-member table:name="20,85%" table:display="true" table:show-details="true"/>
                <table:data-pilot-member table:name="20,93%" table:display="true" table:show-details="true"/>
                <table:data-pilot-member table:name="20,98%" table:display="true" table:show-details="true"/>
                <table:data-pilot-member table:name="21,12%" table:display="true" table:show-details="true"/>
                <table:data-pilot-member table:name="21,55%" table:display="true" table:show-details="true"/>
                <table:data-pilot-member table:name="21,90%" table:display="true" table:show-details="true"/>
                <table:data-pilot-member table:name="22,22%" table:display="true" table:show-details="true"/>
                <table:data-pilot-member table:name="22,37%" table:display="true" table:show-details="true"/>
                <table:data-pilot-member table:name="22,38%" table:display="true" table:show-details="true"/>
                <table:data-pilot-member table:name="22,39%" table:display="true" table:show-details="true"/>
                <table:data-pilot-member table:name="22,61%" table:display="true" table:show-details="true"/>
                <table:data-pilot-member table:name="22,65%" table:display="true" table:show-details="true"/>
                <table:data-pilot-member table:name="23,55%" table:display="true" table:show-details="true"/>
                <table:data-pilot-member table:name="23,65%" table:display="true" table:show-details="true"/>
                <table:data-pilot-member table:name="23,66%" table:display="true" table:show-details="true"/>
                <table:data-pilot-member table:name="24,24%" table:display="true" table:show-details="true"/>
                <table:data-pilot-member table:name="24,32%" table:display="true" table:show-details="true"/>
                <table:data-pilot-member table:name="24,52%" table:display="true" table:show-details="true"/>
                <table:data-pilot-member table:name="24,53%" table:display="true" table:show-details="true"/>
                <table:data-pilot-member table:name="24,57%" table:display="true" table:show-details="true"/>
                <table:data-pilot-member table:name="24,73%" table:display="true" table:show-details="true"/>
                <table:data-pilot-member table:name="24,95%" table:display="true" table:show-details="true"/>
                <table:data-pilot-member table:name="24,96%" table:display="true" table:show-details="true"/>
                <table:data-pilot-member table:name="25,01%" table:display="true" table:show-details="true"/>
                <table:data-pilot-member table:name="25,09%" table:display="true" table:show-details="true"/>
                <table:data-pilot-member table:name="25,11%" table:display="true" table:show-details="true"/>
                <table:data-pilot-member table:name="25,16%" table:display="true" table:show-details="true"/>
                <table:data-pilot-member table:name="25,30%" table:display="true" table:show-details="true"/>
                <table:data-pilot-member table:name="25,39%" table:display="true" table:show-details="true"/>
                <table:data-pilot-member table:name="25,57%" table:display="true" table:show-details="true"/>
                <table:data-pilot-member table:name="25,67%" table:display="true" table:show-details="true"/>
                <table:data-pilot-member table:name="25,71%" table:display="true" table:show-details="true"/>
                <table:data-pilot-member table:name="25,80%" table:display="true" table:show-details="true"/>
                <table:data-pilot-member table:name="25,87%" table:display="true" table:show-details="true"/>
                <table:data-pilot-member table:name="26,89%" table:display="true" table:show-details="true"/>
                <table:data-pilot-member table:name="27,52%" table:display="true" table:show-details="true"/>
                <table:data-pilot-member table:name="27,71%" table:display="true" table:show-details="true"/>
                <table:data-pilot-member table:name="28,15%" table:display="true" table:show-details="true"/>
                <table:data-pilot-member table:name="30,74%" table:display="true" table:show-details="true"/>
                <table:data-pilot-member table:name="32,31%" table:display="true" table:show-details="true"/>
                <table:data-pilot-member table:name="32,45%" table:display="true" table:show-details="true"/>
                <table:data-pilot-member table:name="33,39%" table:display="true" table:show-details="true"/>
                <table:data-pilot-member table:name="34,07%" table:display="true" table:show-details="true"/>
                <table:data-pilot-member table:name="35,07%" table:display="true" table:show-details="true"/>
                <table:data-pilot-member table:name="35,14%" table:display="true" table:show-details="true"/>
                <table:data-pilot-member table:name="35,85%" table:display="true" table:show-details="true"/>
                <table:data-pilot-member table:name="36,30%" table:display="true" table:show-details="true"/>
                <table:data-pilot-member table:name="38,49%" table:display="true" table:show-details="true"/>
                <table:data-pilot-member table:name="38,73%" table:display="true" table:show-details="true"/>
                <table:data-pilot-member table:name="39,75%" table:display="true" table:show-details="true"/>
                <table:data-pilot-member table:name="40,84%" table:display="true" table:show-details="true"/>
                <table:data-pilot-member table:name="40,91%" table:display="true" table:show-details="true"/>
                <table:data-pilot-member table:name="41,07%" table:display="true" table:show-details="true"/>
                <table:data-pilot-member table:name="41,23%" table:display="true" table:show-details="true"/>
                <table:data-pilot-member table:name="42,16%" table:display="true" table:show-details="true"/>
                <table:data-pilot-member table:name="43,77%" table:display="true" table:show-details="true"/>
                <table:data-pilot-member table:name="45,64%" table:display="true" table:show-details="true"/>
                <table:data-pilot-member table:name="46,30%" table:display="true" table:show-details="true"/>
                <table:data-pilot-member table:name="46,94%" table:display="true" table:show-details="true"/>
                <table:data-pilot-member table:name="48,22%" table:display="true" table:show-details="true"/>
                <table:data-pilot-member table:name="50,01%" table:display="true" table:show-details="true"/>
                <table:data-pilot-member table:name="52,85%" table:display="true" table:show-details="true"/>
                <table:data-pilot-member table:name="59,16%" table:display="true" table:show-details="true"/>
                <table:data-pilot-member table:name="60,44%" table:display="true" table:show-details="true"/>
                <table:data-pilot-member table:name="61,27%" table:display="true" table:show-details="true"/>
                <table:data-pilot-member table:name="62,20%" table:display="true" table:show-details="true"/>
                <table:data-pilot-member table:name="65,29%" table:display="true" table:show-details="true"/>
                <table:data-pilot-member table:name="72,29%" table:display="true" table:show-details="true"/>
                <table:data-pilot-member table:name="74,74%" table:display="true" table:show-details="true"/>
                <table:data-pilot-member table:name="74,99%" table:display="true" table:show-details="true"/>
                <table:data-pilot-member table:name="81,54%" table:display="true" table:show-details="true"/>
                <table:data-pilot-member table:name="85,74%" table:display="true" table:show-details="true"/>
                <table:data-pilot-member table:name="86,30%" table:display="true" table:show-details="true"/>
                <table:data-pilot-member table:name="90,32%" table:display="true" table:show-details="true"/>
                <table:data-pilot-member table:name="91,96%" table:display="true" table:show-details="true"/>
                <table:data-pilot-member table:name="92,32%" table:display="true" table:show-details="true"/>
                <table:data-pilot-member table:name="92,58%" table:display="true" table:show-details="true"/>
                <table:data-pilot-member table:name="96,16%" table:display="true" table:show-details="true"/>
                <table:data-pilot-member table:name="97,69%" table:display="true" table:show-details="true"/>
                <table:data-pilot-member table:name="49647,34%" table:display="true" table:show-details="true"/>
                <table:data-pilot-member table:name="51071,63%" table:display="true" table:show-details="true"/>
                <table:data-pilot-member table:name="54348,47%" table:display="true" table:show-details="true"/>
                <table:data-pilot-member table:name="54672,51%" table:display="true" table:show-details="true"/>
                <table:data-pilot-member table:name="56398,11%" table:display="true" table:show-details="true"/>
                <table:data-pilot-member table:name="61401,85%" table:display="true" table:show-details="true"/>
                <table:data-pilot-member table:name="33613600,00%" table:display="true" table:show-details="true"/>
                <table:data-pilot-member table:name="36688100,00%" table:display="true" table:show-details="true"/>
                <table:data-pilot-member table:name="45687800,00%" table:display="true" table:show-details="true"/>
                <table:data-pilot-member table:name="57986400,00%" table:display="true" table:show-details="true"/>
                <table:data-pilot-member table:name="60506400,00%" table:display="true" table:show-details="true"/>
                <table:data-pilot-member table:name="2344823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7:59:47.0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2:34:06.033000000</meta:creation-date>
    <dc:date>2025-03-02T18:56:42.916000000</dc:date>
    <meta:editing-duration>PT3H29M4S</meta:editing-duration>
    <meta:editing-cycles>10</meta:editing-cycles>
    <meta:generator>LibreOffice/24.2.3.2$Windows_X86_64 LibreOffice_project/433d9c2ded56988e8a90e6b2e771ee4e6a5ab2ba</meta:generator>
    <meta:document-statistic meta:table-count="2" meta:cell-count="4509" meta:object-count="0"/>
  </office:meta>
</office:document-meta>
</file>